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.69mm"/>
    </style:style>
    <style:style style:name="co2" style:family="table-column">
      <style:table-column-properties fo:break-before="auto" style:column-width="34.0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31.38mm"/>
    </style:style>
    <style:style style:name="co5" style:family="table-column">
      <style:table-column-properties fo:break-before="auto" style:column-width="29.02mm"/>
    </style:style>
    <style:style style:name="co6" style:family="table-column">
      <style:table-column-properties fo:break-before="auto" style:column-width="30.02mm"/>
    </style:style>
    <style:style style:name="co7" style:family="table-column">
      <style:table-column-properties fo:break-before="auto" style:column-width="32.39mm"/>
    </style:style>
    <style:style style:name="co8" style:family="table-column">
      <style:table-column-properties fo:break-before="auto" style:column-width="33.06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6.76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6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41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9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covered-table-cell table:style-name="ce2"/>
          <table:covered-table-cell table:style-name="ce11"/>
          <table:table-cell table:style-name="ce16" office:value-type="string" calcext:value-type="string">
            <text:p>計</text:p>
          </table:table-cell>
          <table:table-cell table:style-name="ce20" office:value-type="string" calcext:value-type="string">
            <text:p>男</text:p>
          </table:table-cell>
          <table:table-cell table:style-name="ce2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8722997" calcext:value-type="float">
            <text:p><text:s text:c="3"/>8,722,997</text:p>
          </table:table-cell>
          <table:table-cell table:style-name="ce17" office:value-type="float" office:value="23577488" calcext:value-type="float">
            <text:p><text:s text:c="3"/>23,577,488</text:p>
          </table:table-cell>
          <table:table-cell table:style-name="ce17" office:value-type="float" office:value="11711347" calcext:value-type="float">
            <text:p><text:s text:c="3"/>11,711,347</text:p>
          </table:table-cell>
          <table:table-cell table:style-name="ce23" office:value-type="float" office:value="11866141" calcext:value-type="float">
            <text:p><text:s text:c="3"/>11,866,141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559432" calcext:value-type="float">
            <text:p><text:s text:c="3"/>1,559,432</text:p>
          </table:table-cell>
          <table:table-cell table:style-name="ce17" office:value-type="float" office:value="3991411" calcext:value-type="float">
            <text:p><text:s text:c="3"/>3,991,411</text:p>
          </table:table-cell>
          <table:table-cell table:style-name="ce17" office:value-type="float" office:value="1953636" calcext:value-type="float">
            <text:p><text:s text:c="3"/>1,953,636</text:p>
          </table:table-cell>
          <table:table-cell table:style-name="ce23" office:value-type="float" office:value="2037775" calcext:value-type="float">
            <text:p><text:s text:c="3"/>2,037,77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56715" calcext:value-type="float">
            <text:p><text:s text:c="3"/>1,056,715</text:p>
          </table:table-cell>
          <table:table-cell table:style-name="ce17" office:value-type="float" office:value="2669639" calcext:value-type="float">
            <text:p><text:s text:c="3"/>2,669,639</text:p>
          </table:table-cell>
          <table:table-cell table:style-name="ce17" office:value-type="float" office:value="1274341" calcext:value-type="float">
            <text:p><text:s text:c="3"/>1,274,341</text:p>
          </table:table-cell>
          <table:table-cell table:style-name="ce23" office:value-type="float" office:value="1395298" calcext:value-type="float">
            <text:p><text:s text:c="3"/>1,395,29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804716" calcext:value-type="float">
            <text:p><text:s text:c="3"/>804,716</text:p>
          </table:table-cell>
          <table:table-cell table:style-name="ce17" office:value-type="float" office:value="2213379" calcext:value-type="float">
            <text:p><text:s text:c="3"/>2,213,379</text:p>
          </table:table-cell>
          <table:table-cell table:style-name="ce17" office:value-type="float" office:value="1100862" calcext:value-type="float">
            <text:p><text:s text:c="3"/>1,100,862</text:p>
          </table:table-cell>
          <table:table-cell table:style-name="ce23" office:value-type="float" office:value="1112517" calcext:value-type="float">
            <text:p><text:s text:c="3"/>1,112,517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969943" calcext:value-type="float">
            <text:p><text:s text:c="3"/>969,943</text:p>
          </table:table-cell>
          <table:table-cell table:style-name="ce17" office:value-type="float" office:value="2797874" calcext:value-type="float">
            <text:p><text:s text:c="3"/>2,797,874</text:p>
          </table:table-cell>
          <table:table-cell table:style-name="ce17" office:value-type="float" office:value="1377838" calcext:value-type="float">
            <text:p><text:s text:c="3"/>1,377,838</text:p>
          </table:table-cell>
          <table:table-cell table:style-name="ce23" office:value-type="float" office:value="1420036" calcext:value-type="float">
            <text:p><text:s text:c="3"/>1,420,03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688535" calcext:value-type="float">
            <text:p><text:s text:c="3"/>688,535</text:p>
          </table:table-cell>
          <table:table-cell table:style-name="ce17" office:value-type="float" office:value="1884036" calcext:value-type="float">
            <text:p><text:s text:c="3"/>1,884,036</text:p>
          </table:table-cell>
          <table:table-cell table:style-name="ce17" office:value-type="float" office:value="940312" calcext:value-type="float">
            <text:p><text:s text:c="3"/>940,312</text:p>
          </table:table-cell>
          <table:table-cell table:style-name="ce23" office:value-type="float" office:value="943724" calcext:value-type="float">
            <text:p><text:s text:c="3"/>943,72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098983" calcext:value-type="float">
            <text:p><text:s text:c="3"/>1,098,983</text:p>
          </table:table-cell>
          <table:table-cell table:style-name="ce17" office:value-type="float" office:value="2772820" calcext:value-type="float">
            <text:p><text:s text:c="3"/>2,772,820</text:p>
          </table:table-cell>
          <table:table-cell table:style-name="ce17" office:value-type="float" office:value="1372006" calcext:value-type="float">
            <text:p><text:s text:c="3"/>1,372,006</text:p>
          </table:table-cell>
          <table:table-cell table:style-name="ce23" office:value-type="float" office:value="1400814" calcext:value-type="float">
            <text:p><text:s text:c="3"/>1,400,81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501210" calcext:value-type="float">
            <text:p><text:s text:c="3"/>2,501,210</text:p>
          </table:table-cell>
          <table:table-cell table:style-name="ce17" office:value-type="float" office:value="7096547" calcext:value-type="float">
            <text:p><text:s text:c="3"/>7,096,547</text:p>
          </table:table-cell>
          <table:table-cell table:style-name="ce17" office:value-type="float" office:value="3615642" calcext:value-type="float">
            <text:p><text:s text:c="3"/>3,615,642</text:p>
          </table:table-cell>
          <table:table-cell table:style-name="ce23" office:value-type="float" office:value="3480905" calcext:value-type="float">
            <text:p><text:s text:c="3"/>3,480,905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69424" calcext:value-type="float">
            <text:p><text:s text:c="3"/>169,424</text:p>
          </table:table-cell>
          <table:table-cell table:style-name="ce18" office:value-type="float" office:value="455592" calcext:value-type="float">
            <text:p><text:s text:c="3"/>455,592</text:p>
          </table:table-cell>
          <table:table-cell table:style-name="ce18" office:value-type="float" office:value="230277" calcext:value-type="float">
            <text:p><text:s text:c="3"/>230,277</text:p>
          </table:table-cell>
          <table:table-cell table:style-name="ce24" office:value-type="float" office:value="225315" calcext:value-type="float">
            <text:p><text:s text:c="3"/>225,31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194570" calcext:value-type="float">
            <text:p><text:s text:c="3"/>194,570</text:p>
          </table:table-cell>
          <table:table-cell table:style-name="ce18" office:value-type="float" office:value="556056" calcext:value-type="float">
            <text:p><text:s text:c="3"/>556,056</text:p>
          </table:table-cell>
          <table:table-cell table:style-name="ce18" office:value-type="float" office:value="284039" calcext:value-type="float">
            <text:p><text:s text:c="3"/>284,039</text:p>
          </table:table-cell>
          <table:table-cell table:style-name="ce24" office:value-type="float" office:value="272017" calcext:value-type="float">
            <text:p><text:s text:c="3"/>272,017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89108" calcext:value-type="float">
            <text:p><text:s text:c="3"/>189,108</text:p>
          </table:table-cell>
          <table:table-cell table:style-name="ce18" office:value-type="float" office:value="550085" calcext:value-type="float">
            <text:p><text:s text:c="3"/>550,085</text:p>
          </table:table-cell>
          <table:table-cell table:style-name="ce18" office:value-type="float" office:value="283885" calcext:value-type="float">
            <text:p><text:s text:c="3"/>283,885</text:p>
          </table:table-cell>
          <table:table-cell table:style-name="ce24" office:value-type="float" office:value="266200" calcext:value-type="float">
            <text:p><text:s text:c="3"/>266,20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389250" calcext:value-type="float">
            <text:p><text:s text:c="3"/>389,250</text:p>
          </table:table-cell>
          <table:table-cell table:style-name="ce18" office:value-type="float" office:value="1278311" calcext:value-type="float">
            <text:p><text:s text:c="3"/>1,278,311</text:p>
          </table:table-cell>
          <table:table-cell table:style-name="ce18" office:value-type="float" office:value="651137" calcext:value-type="float">
            <text:p><text:s text:c="3"/>651,137</text:p>
          </table:table-cell>
          <table:table-cell table:style-name="ce24" office:value-type="float" office:value="627174" calcext:value-type="float">
            <text:p><text:s text:c="3"/>627,174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78309" calcext:value-type="float">
            <text:p><text:s text:c="3"/>178,309</text:p>
          </table:table-cell>
          <table:table-cell table:style-name="ce18" office:value-type="float" office:value="498117" calcext:value-type="float">
            <text:p><text:s text:c="3"/>498,117</text:p>
          </table:table-cell>
          <table:table-cell table:style-name="ce18" office:value-type="float" office:value="255081" calcext:value-type="float">
            <text:p><text:s text:c="3"/>255,081</text:p>
          </table:table-cell>
          <table:table-cell table:style-name="ce24" office:value-type="float" office:value="243036" calcext:value-type="float">
            <text:p><text:s text:c="3"/>243,036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1125" calcext:value-type="float">
            <text:p><text:s text:c="3"/>241,125</text:p>
          </table:table-cell>
          <table:table-cell table:style-name="ce18" office:value-type="float" office:value="687646" calcext:value-type="float">
            <text:p><text:s text:c="3"/>687,646</text:p>
          </table:table-cell>
          <table:table-cell table:style-name="ce18" office:value-type="float" office:value="356423" calcext:value-type="float">
            <text:p><text:s text:c="3"/>356,423</text:p>
          </table:table-cell>
          <table:table-cell table:style-name="ce24" office:value-type="float" office:value="331223" calcext:value-type="float">
            <text:p><text:s text:c="3"/>331,223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3216" calcext:value-type="float">
            <text:p><text:s text:c="3"/>183,216</text:p>
          </table:table-cell>
          <table:table-cell table:style-name="ce18" office:value-type="float" office:value="508038" calcext:value-type="float">
            <text:p><text:s text:c="3"/>508,038</text:p>
          </table:table-cell>
          <table:table-cell table:style-name="ce18" office:value-type="float" office:value="264026" calcext:value-type="float">
            <text:p><text:s text:c="3"/>264,026</text:p>
          </table:table-cell>
          <table:table-cell table:style-name="ce24" office:value-type="float" office:value="244012" calcext:value-type="float">
            <text:p><text:s text:c="3"/>244,01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87807" calcext:value-type="float">
            <text:p><text:s text:c="3"/>287,807</text:p>
          </table:table-cell>
          <table:table-cell table:style-name="ce18" office:value-type="float" office:value="827051" calcext:value-type="float">
            <text:p><text:s text:c="3"/>827,051</text:p>
          </table:table-cell>
          <table:table-cell table:style-name="ce18" office:value-type="float" office:value="422504" calcext:value-type="float">
            <text:p><text:s text:c="3"/>422,504</text:p>
          </table:table-cell>
          <table:table-cell table:style-name="ce24" office:value-type="float" office:value="404547" calcext:value-type="float">
            <text:p><text:s text:c="3"/>404,547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2988" calcext:value-type="float">
            <text:p><text:s text:c="3"/>82,988</text:p>
          </table:table-cell>
          <table:table-cell table:style-name="ce18" office:value-type="float" office:value="219342" calcext:value-type="float">
            <text:p><text:s text:c="3"/>219,342</text:p>
          </table:table-cell>
          <table:table-cell table:style-name="ce18" office:value-type="float" office:value="113127" calcext:value-type="float">
            <text:p><text:s text:c="3"/>113,127</text:p>
          </table:table-cell>
          <table:table-cell table:style-name="ce24" office:value-type="float" office:value="106215" calcext:value-type="float">
            <text:p><text:s text:c="3"/>106,21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6084" calcext:value-type="float">
            <text:p><text:s text:c="3"/>126,084</text:p>
          </table:table-cell>
          <table:table-cell table:style-name="ce18" office:value-type="float" office:value="328444" calcext:value-type="float">
            <text:p><text:s text:c="3"/>328,444</text:p>
          </table:table-cell>
          <table:table-cell table:style-name="ce18" office:value-type="float" office:value="166538" calcext:value-type="float">
            <text:p><text:s text:c="3"/>166,538</text:p>
          </table:table-cell>
          <table:table-cell table:style-name="ce24" office:value-type="float" office:value="161906" calcext:value-type="float">
            <text:p><text:s text:c="3"/>161,906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0444" calcext:value-type="float">
            <text:p><text:s text:c="3"/>40,444</text:p>
          </table:table-cell>
          <table:table-cell table:style-name="ce18" office:value-type="float" office:value="104392" calcext:value-type="float">
            <text:p><text:s text:c="3"/>104,392</text:p>
          </table:table-cell>
          <table:table-cell table:style-name="ce18" office:value-type="float" office:value="53766" calcext:value-type="float">
            <text:p><text:s text:c="3"/>53,766</text:p>
          </table:table-cell>
          <table:table-cell table:style-name="ce24" office:value-type="float" office:value="50626" calcext:value-type="float">
            <text:p><text:s text:c="3"/>50,62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3685" calcext:value-type="float">
            <text:p><text:s text:c="3"/>153,685</text:p>
          </table:table-cell>
          <table:table-cell table:style-name="ce18" office:value-type="float" office:value="370368" calcext:value-type="float">
            <text:p><text:s text:c="3"/>370,368</text:p>
          </table:table-cell>
          <table:table-cell table:style-name="ce18" office:value-type="float" office:value="185140" calcext:value-type="float">
            <text:p><text:s text:c="3"/>185,140</text:p>
          </table:table-cell>
          <table:table-cell table:style-name="ce24" office:value-type="float" office:value="185228" calcext:value-type="float">
            <text:p><text:s text:c="3"/>185,22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65221" calcext:value-type="float">
            <text:p><text:s text:c="3"/>165,221</text:p>
          </table:table-cell>
          <table:table-cell table:style-name="ce18" office:value-type="float" office:value="444406" calcext:value-type="float">
            <text:p><text:s text:c="3"/>444,406</text:p>
          </table:table-cell>
          <table:table-cell table:style-name="ce18" office:value-type="float" office:value="219235" calcext:value-type="float">
            <text:p><text:s text:c="3"/>219,235</text:p>
          </table:table-cell>
          <table:table-cell table:style-name="ce24" office:value-type="float" office:value="225171" calcext:value-type="float">
            <text:p><text:s text:c="3"/>225,171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99979" calcext:value-type="float">
            <text:p><text:s text:c="3"/>99,979</text:p>
          </table:table-cell>
          <table:table-cell table:style-name="ce18" office:value-type="float" office:value="268699" calcext:value-type="float">
            <text:p><text:s text:c="3"/>268,699</text:p>
          </table:table-cell>
          <table:table-cell table:style-name="ce18" office:value-type="float" office:value="130464" calcext:value-type="float">
            <text:p><text:s text:c="3"/>130,464</text:p>
          </table:table-cell>
          <table:table-cell table:style-name="ce24" office:value-type="float" office:value="138235" calcext:value-type="float">
            <text:p><text:s text:c="3"/>138,235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3463" calcext:value-type="float">
            <text:p><text:s text:c="3"/>43,463</text:p>
          </table:table-cell>
          <table:table-cell table:style-name="ce17" office:value-type="float" office:value="151782" calcext:value-type="float">
            <text:p><text:s text:c="3"/>151,782</text:p>
          </table:table-cell>
          <table:table-cell table:style-name="ce17" office:value-type="float" office:value="76710" calcext:value-type="float">
            <text:p><text:s text:c="3"/>76,710</text:p>
          </table:table-cell>
          <table:table-cell table:style-name="ce23" office:value-type="float" office:value="75072" calcext:value-type="float">
            <text:p><text:s text:c="3"/>75,07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0442" calcext:value-type="float">
            <text:p><text:s text:c="3"/>40,442</text:p>
          </table:table-cell>
          <table:table-cell table:style-name="ce18" office:value-type="float" office:value="138724" calcext:value-type="float">
            <text:p><text:s text:c="3"/>138,724</text:p>
          </table:table-cell>
          <table:table-cell table:style-name="ce18" office:value-type="float" office:value="69248" calcext:value-type="float">
            <text:p><text:s text:c="3"/>69,248</text:p>
          </table:table-cell>
          <table:table-cell table:style-name="ce24" office:value-type="float" office:value="69476" calcext:value-type="float">
            <text:p><text:s text:c="3"/>69,476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021" calcext:value-type="float">
            <text:p><text:s text:c="3"/>3,021</text:p>
          </table:table-cell>
          <table:table-cell table:style-name="ce19" office:value-type="float" office:value="13058" calcext:value-type="float">
            <text:p><text:s text:c="3"/>13,058</text:p>
          </table:table-cell>
          <table:table-cell table:style-name="ce19" office:value-type="float" office:value="7462" calcext:value-type="float">
            <text:p><text:s text:c="3"/>7,462</text:p>
          </table:table-cell>
          <table:table-cell table:style-name="ce25" office:value-type="float" office:value="5596" calcext:value-type="float">
            <text:p><text:s text:c="3"/>5,596</text:p>
          </table:table-cell>
          <table:table-cell table:number-columns-repeated="1019"/>
        </table:table-row>
        <table:table-row table:style-name="ro6">
          <table:table-cell table:style-name="ce8"/>
          <table:table-cell table:number-columns-repeated="2"/>
          <table:table-cell table:style-name="ce21"/>
          <table:table-cell table:style-name="ce26" office:value-type="string" calcext:value-type="string">
            <text:p><text:s text:c="7"/>內政部戶政司 民國107年10月3日編製</text:p>
          </table:table-cell>
          <table:table-cell table:style-name="ce21"/>
          <table:table-cell table:number-columns-repeated="1018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9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北市</text:p>
          </table:table-cell>
          <table:table-cell table:style-name="ce17" office:value-type="float" office:value="1559432" calcext:value-type="float">
            <text:p><text:s text:c="3"/>1,559,432</text:p>
          </table:table-cell>
          <table:table-cell table:style-name="ce17" office:value-type="float" office:value="3991411" calcext:value-type="float">
            <text:p><text:s text:c="3"/>3,991,411</text:p>
          </table:table-cell>
          <table:table-cell table:style-name="ce17" office:value-type="float" office:value="1953636" calcext:value-type="float">
            <text:p><text:s text:c="3"/>1,953,636</text:p>
          </table:table-cell>
          <table:table-cell table:style-name="ce23" office:value-type="float" office:value="2037775" calcext:value-type="float">
            <text:p><text:s text:c="3"/>2,037,7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板橋區</text:p>
          </table:table-cell>
          <table:table-cell table:style-name="ce18" office:value-type="float" office:value="212163" calcext:value-type="float">
            <text:p><text:s text:c="3"/>212,163</text:p>
          </table:table-cell>
          <table:table-cell table:style-name="ce18" office:value-type="float" office:value="554236" calcext:value-type="float">
            <text:p><text:s text:c="3"/>554,236</text:p>
          </table:table-cell>
          <table:table-cell table:style-name="ce18" office:value-type="float" office:value="270274" calcext:value-type="float">
            <text:p><text:s text:c="3"/>270,274</text:p>
          </table:table-cell>
          <table:table-cell table:style-name="ce24" office:value-type="float" office:value="283962" calcext:value-type="float">
            <text:p><text:s text:c="3"/>283,9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重區</text:p>
          </table:table-cell>
          <table:table-cell table:style-name="ce18" office:value-type="float" office:value="151829" calcext:value-type="float">
            <text:p><text:s text:c="3"/>151,829</text:p>
          </table:table-cell>
          <table:table-cell table:style-name="ce18" office:value-type="float" office:value="386138" calcext:value-type="float">
            <text:p><text:s text:c="3"/>386,138</text:p>
          </table:table-cell>
          <table:table-cell table:style-name="ce18" office:value-type="float" office:value="189787" calcext:value-type="float">
            <text:p><text:s text:c="3"/>189,787</text:p>
          </table:table-cell>
          <table:table-cell table:style-name="ce24" office:value-type="float" office:value="196351" calcext:value-type="float">
            <text:p><text:s text:c="3"/>196,35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和區</text:p>
          </table:table-cell>
          <table:table-cell table:style-name="ce18" office:value-type="float" office:value="166001" calcext:value-type="float">
            <text:p><text:s text:c="3"/>166,001</text:p>
          </table:table-cell>
          <table:table-cell table:style-name="ce18" office:value-type="float" office:value="412439" calcext:value-type="float">
            <text:p><text:s text:c="3"/>412,439</text:p>
          </table:table-cell>
          <table:table-cell table:style-name="ce18" office:value-type="float" office:value="200198" calcext:value-type="float">
            <text:p><text:s text:c="3"/>200,198</text:p>
          </table:table-cell>
          <table:table-cell table:style-name="ce24" office:value-type="float" office:value="212241" calcext:value-type="float">
            <text:p><text:s text:c="3"/>212,24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和區</text:p>
          </table:table-cell>
          <table:table-cell table:style-name="ce18" office:value-type="float" office:value="91158" calcext:value-type="float">
            <text:p><text:s text:c="3"/>91,158</text:p>
          </table:table-cell>
          <table:table-cell table:style-name="ce18" office:value-type="float" office:value="221197" calcext:value-type="float">
            <text:p><text:s text:c="3"/>221,197</text:p>
          </table:table-cell>
          <table:table-cell table:style-name="ce18" office:value-type="float" office:value="104969" calcext:value-type="float">
            <text:p><text:s text:c="3"/>104,969</text:p>
          </table:table-cell>
          <table:table-cell table:style-name="ce24" office:value-type="float" office:value="116228" calcext:value-type="float">
            <text:p><text:s text:c="3"/>116,2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莊區</text:p>
          </table:table-cell>
          <table:table-cell table:style-name="ce18" office:value-type="float" office:value="155234" calcext:value-type="float">
            <text:p><text:s text:c="3"/>155,234</text:p>
          </table:table-cell>
          <table:table-cell table:style-name="ce18" office:value-type="float" office:value="417225" calcext:value-type="float">
            <text:p><text:s text:c="3"/>417,225</text:p>
          </table:table-cell>
          <table:table-cell table:style-name="ce18" office:value-type="float" office:value="203534" calcext:value-type="float">
            <text:p><text:s text:c="3"/>203,534</text:p>
          </table:table-cell>
          <table:table-cell table:style-name="ce24" office:value-type="float" office:value="213691" calcext:value-type="float">
            <text:p><text:s text:c="3"/>213,6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店區</text:p>
          </table:table-cell>
          <table:table-cell table:style-name="ce18" office:value-type="float" office:value="127613" calcext:value-type="float">
            <text:p><text:s text:c="3"/>127,613</text:p>
          </table:table-cell>
          <table:table-cell table:style-name="ce18" office:value-type="float" office:value="302090" calcext:value-type="float">
            <text:p><text:s text:c="3"/>302,090</text:p>
          </table:table-cell>
          <table:table-cell table:style-name="ce18" office:value-type="float" office:value="145141" calcext:value-type="float">
            <text:p><text:s text:c="3"/>145,141</text:p>
          </table:table-cell>
          <table:table-cell table:style-name="ce24" office:value-type="float" office:value="156949" calcext:value-type="float">
            <text:p><text:s text:c="3"/>156,94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樹林區</text:p>
          </table:table-cell>
          <table:table-cell table:style-name="ce18" office:value-type="float" office:value="66690" calcext:value-type="float">
            <text:p><text:s text:c="3"/>66,690</text:p>
          </table:table-cell>
          <table:table-cell table:style-name="ce18" office:value-type="float" office:value="183678" calcext:value-type="float">
            <text:p><text:s text:c="3"/>183,678</text:p>
          </table:table-cell>
          <table:table-cell table:style-name="ce18" office:value-type="float" office:value="91564" calcext:value-type="float">
            <text:p><text:s text:c="3"/>91,564</text:p>
          </table:table-cell>
          <table:table-cell table:style-name="ce24" office:value-type="float" office:value="92114" calcext:value-type="float">
            <text:p><text:s text:c="3"/>92,1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鶯歌區</text:p>
          </table:table-cell>
          <table:table-cell table:style-name="ce18" office:value-type="float" office:value="30221" calcext:value-type="float">
            <text:p><text:s text:c="3"/>30,221</text:p>
          </table:table-cell>
          <table:table-cell table:style-name="ce18" office:value-type="float" office:value="86233" calcext:value-type="float">
            <text:p><text:s text:c="3"/>86,233</text:p>
          </table:table-cell>
          <table:table-cell table:style-name="ce18" office:value-type="float" office:value="43216" calcext:value-type="float">
            <text:p><text:s text:c="3"/>43,216</text:p>
          </table:table-cell>
          <table:table-cell table:style-name="ce24" office:value-type="float" office:value="43017" calcext:value-type="float">
            <text:p><text:s text:c="3"/>43,0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峽區</text:p>
          </table:table-cell>
          <table:table-cell table:style-name="ce18" office:value-type="float" office:value="43144" calcext:value-type="float">
            <text:p><text:s text:c="3"/>43,144</text:p>
          </table:table-cell>
          <table:table-cell table:style-name="ce18" office:value-type="float" office:value="115670" calcext:value-type="float">
            <text:p><text:s text:c="3"/>115,670</text:p>
          </table:table-cell>
          <table:table-cell table:style-name="ce18" office:value-type="float" office:value="57912" calcext:value-type="float">
            <text:p><text:s text:c="3"/>57,912</text:p>
          </table:table-cell>
          <table:table-cell table:style-name="ce24" office:value-type="float" office:value="57758" calcext:value-type="float">
            <text:p><text:s text:c="3"/>57,7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淡水區</text:p>
          </table:table-cell>
          <table:table-cell table:style-name="ce18" office:value-type="float" office:value="76685" calcext:value-type="float">
            <text:p><text:s text:c="3"/>76,685</text:p>
          </table:table-cell>
          <table:table-cell table:style-name="ce18" office:value-type="float" office:value="172376" calcext:value-type="float">
            <text:p><text:s text:c="3"/>172,376</text:p>
          </table:table-cell>
          <table:table-cell table:style-name="ce18" office:value-type="float" office:value="82598" calcext:value-type="float">
            <text:p><text:s text:c="3"/>82,598</text:p>
          </table:table-cell>
          <table:table-cell table:style-name="ce24" office:value-type="float" office:value="89778" calcext:value-type="float">
            <text:p><text:s text:c="3"/>89,7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汐止區</text:p>
          </table:table-cell>
          <table:table-cell table:style-name="ce18" office:value-type="float" office:value="87808" calcext:value-type="float">
            <text:p><text:s text:c="3"/>87,808</text:p>
          </table:table-cell>
          <table:table-cell table:style-name="ce18" office:value-type="float" office:value="200146" calcext:value-type="float">
            <text:p><text:s text:c="3"/>200,146</text:p>
          </table:table-cell>
          <table:table-cell table:style-name="ce18" office:value-type="float" office:value="97517" calcext:value-type="float">
            <text:p><text:s text:c="3"/>97,517</text:p>
          </table:table-cell>
          <table:table-cell table:style-name="ce24" office:value-type="float" office:value="102629" calcext:value-type="float">
            <text:p><text:s text:c="3"/>102,62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瑞芳區</text:p>
          </table:table-cell>
          <table:table-cell table:style-name="ce18" office:value-type="float" office:value="16181" calcext:value-type="float">
            <text:p><text:s text:c="3"/>16,181</text:p>
          </table:table-cell>
          <table:table-cell table:style-name="ce18" office:value-type="float" office:value="40053" calcext:value-type="float">
            <text:p><text:s text:c="3"/>40,053</text:p>
          </table:table-cell>
          <table:table-cell table:style-name="ce18" office:value-type="float" office:value="20201" calcext:value-type="float">
            <text:p><text:s text:c="3"/>20,201</text:p>
          </table:table-cell>
          <table:table-cell table:style-name="ce24" office:value-type="float" office:value="19852" calcext:value-type="float">
            <text:p><text:s text:c="3"/>19,8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土城區</text:p>
          </table:table-cell>
          <table:table-cell table:style-name="ce18" office:value-type="float" office:value="87299" calcext:value-type="float">
            <text:p><text:s text:c="3"/>87,299</text:p>
          </table:table-cell>
          <table:table-cell table:style-name="ce18" office:value-type="float" office:value="236992" calcext:value-type="float">
            <text:p><text:s text:c="3"/>236,992</text:p>
          </table:table-cell>
          <table:table-cell table:style-name="ce18" office:value-type="float" office:value="116782" calcext:value-type="float">
            <text:p><text:s text:c="3"/>116,782</text:p>
          </table:table-cell>
          <table:table-cell table:style-name="ce24" office:value-type="float" office:value="120210" calcext:value-type="float">
            <text:p><text:s text:c="3"/>120,2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蘆洲區</text:p>
          </table:table-cell>
          <table:table-cell table:style-name="ce18" office:value-type="float" office:value="71611" calcext:value-type="float">
            <text:p><text:s text:c="3"/>71,611</text:p>
          </table:table-cell>
          <table:table-cell table:style-name="ce18" office:value-type="float" office:value="201221" calcext:value-type="float">
            <text:p><text:s text:c="3"/>201,221</text:p>
          </table:table-cell>
          <table:table-cell table:style-name="ce18" office:value-type="float" office:value="98804" calcext:value-type="float">
            <text:p><text:s text:c="3"/>98,804</text:p>
          </table:table-cell>
          <table:table-cell table:style-name="ce24" office:value-type="float" office:value="102417" calcext:value-type="float">
            <text:p><text:s text:c="3"/>102,4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五股區</text:p>
          </table:table-cell>
          <table:table-cell table:style-name="ce18" office:value-type="float" office:value="32386" calcext:value-type="float">
            <text:p><text:s text:c="3"/>32,386</text:p>
          </table:table-cell>
          <table:table-cell table:style-name="ce18" office:value-type="float" office:value="86119" calcext:value-type="float">
            <text:p><text:s text:c="3"/>86,119</text:p>
          </table:table-cell>
          <table:table-cell table:style-name="ce18" office:value-type="float" office:value="43402" calcext:value-type="float">
            <text:p><text:s text:c="3"/>43,402</text:p>
          </table:table-cell>
          <table:table-cell table:style-name="ce24" office:value-type="float" office:value="42717" calcext:value-type="float">
            <text:p><text:s text:c="3"/>42,7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泰山區</text:p>
          </table:table-cell>
          <table:table-cell table:style-name="ce18" office:value-type="float" office:value="28604" calcext:value-type="float">
            <text:p><text:s text:c="3"/>28,604</text:p>
          </table:table-cell>
          <table:table-cell table:style-name="ce18" office:value-type="float" office:value="78712" calcext:value-type="float">
            <text:p><text:s text:c="3"/>78,712</text:p>
          </table:table-cell>
          <table:table-cell table:style-name="ce18" office:value-type="float" office:value="38968" calcext:value-type="float">
            <text:p><text:s text:c="3"/>38,968</text:p>
          </table:table-cell>
          <table:table-cell table:style-name="ce24" office:value-type="float" office:value="39744" calcext:value-type="float">
            <text:p><text:s text:c="3"/>39,74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口區</text:p>
          </table:table-cell>
          <table:table-cell table:style-name="ce18" office:value-type="float" office:value="43583" calcext:value-type="float">
            <text:p><text:s text:c="3"/>43,583</text:p>
          </table:table-cell>
          <table:table-cell table:style-name="ce18" office:value-type="float" office:value="108737" calcext:value-type="float">
            <text:p><text:s text:c="3"/>108,737</text:p>
          </table:table-cell>
          <table:table-cell table:style-name="ce18" office:value-type="float" office:value="52854" calcext:value-type="float">
            <text:p><text:s text:c="3"/>52,854</text:p>
          </table:table-cell>
          <table:table-cell table:style-name="ce24" office:value-type="float" office:value="55883" calcext:value-type="float">
            <text:p><text:s text:c="3"/>55,88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深坑區</text:p>
          </table:table-cell>
          <table:table-cell table:style-name="ce18" office:value-type="float" office:value="9625" calcext:value-type="float">
            <text:p><text:s text:c="3"/>9,625</text:p>
          </table:table-cell>
          <table:table-cell table:style-name="ce18" office:value-type="float" office:value="23600" calcext:value-type="float">
            <text:p><text:s text:c="3"/>23,600</text:p>
          </table:table-cell>
          <table:table-cell table:style-name="ce18" office:value-type="float" office:value="11825" calcext:value-type="float">
            <text:p><text:s text:c="3"/>11,825</text:p>
          </table:table-cell>
          <table:table-cell table:style-name="ce24" office:value-type="float" office:value="11775" calcext:value-type="float">
            <text:p><text:s text:c="3"/>11,7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碇區</text:p>
          </table:table-cell>
          <table:table-cell table:style-name="ce18" office:value-type="float" office:value="3391" calcext:value-type="float">
            <text:p><text:s text:c="3"/>3,391</text:p>
          </table:table-cell>
          <table:table-cell table:style-name="ce18" office:value-type="float" office:value="7715" calcext:value-type="float">
            <text:p><text:s text:c="3"/>7,715</text:p>
          </table:table-cell>
          <table:table-cell table:style-name="ce18" office:value-type="float" office:value="4225" calcext:value-type="float">
            <text:p><text:s text:c="3"/>4,225</text:p>
          </table:table-cell>
          <table:table-cell table:style-name="ce24" office:value-type="float" office:value="3490" calcext:value-type="float">
            <text:p><text:s text:c="3"/>3,49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坪林區</text:p>
          </table:table-cell>
          <table:table-cell table:style-name="ce18" office:value-type="float" office:value="2522" calcext:value-type="float">
            <text:p><text:s text:c="3"/>2,522</text:p>
          </table:table-cell>
          <table:table-cell table:style-name="ce18" office:value-type="float" office:value="6557" calcext:value-type="float">
            <text:p><text:s text:c="3"/>6,557</text:p>
          </table:table-cell>
          <table:table-cell table:style-name="ce18" office:value-type="float" office:value="3609" calcext:value-type="float">
            <text:p><text:s text:c="3"/>3,609</text:p>
          </table:table-cell>
          <table:table-cell table:style-name="ce24" office:value-type="float" office:value="2948" calcext:value-type="float">
            <text:p><text:s text:c="3"/>2,9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芝區</text:p>
          </table:table-cell>
          <table:table-cell table:style-name="ce18" office:value-type="float" office:value="9526" calcext:value-type="float">
            <text:p><text:s text:c="3"/>9,526</text:p>
          </table:table-cell>
          <table:table-cell table:style-name="ce18" office:value-type="float" office:value="23037" calcext:value-type="float">
            <text:p><text:s text:c="3"/>23,037</text:p>
          </table:table-cell>
          <table:table-cell table:style-name="ce18" office:value-type="float" office:value="11868" calcext:value-type="float">
            <text:p><text:s text:c="3"/>11,868</text:p>
          </table:table-cell>
          <table:table-cell table:style-name="ce24" office:value-type="float" office:value="11169" calcext:value-type="float">
            <text:p><text:s text:c="3"/>11,1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門區</text:p>
          </table:table-cell>
          <table:table-cell table:style-name="ce18" office:value-type="float" office:value="4322" calcext:value-type="float">
            <text:p><text:s text:c="3"/>4,322</text:p>
          </table:table-cell>
          <table:table-cell table:style-name="ce18" office:value-type="float" office:value="12160" calcext:value-type="float">
            <text:p><text:s text:c="3"/>12,160</text:p>
          </table:table-cell>
          <table:table-cell table:style-name="ce18" office:value-type="float" office:value="6293" calcext:value-type="float">
            <text:p><text:s text:c="3"/>6,293</text:p>
          </table:table-cell>
          <table:table-cell table:style-name="ce24" office:value-type="float" office:value="5867" calcext:value-type="float">
            <text:p><text:s text:c="3"/>5,8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八里區</text:p>
          </table:table-cell>
          <table:table-cell table:style-name="ce18" office:value-type="float" office:value="14848" calcext:value-type="float">
            <text:p><text:s text:c="3"/>14,848</text:p>
          </table:table-cell>
          <table:table-cell table:style-name="ce18" office:value-type="float" office:value="38806" calcext:value-type="float">
            <text:p><text:s text:c="3"/>38,806</text:p>
          </table:table-cell>
          <table:table-cell table:style-name="ce18" office:value-type="float" office:value="19371" calcext:value-type="float">
            <text:p><text:s text:c="3"/>19,371</text:p>
          </table:table-cell>
          <table:table-cell table:style-name="ce24" office:value-type="float" office:value="19435" calcext:value-type="float">
            <text:p><text:s text:c="3"/>19,43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平溪區</text:p>
          </table:table-cell>
          <table:table-cell table:style-name="ce18" office:value-type="float" office:value="2299" calcext:value-type="float">
            <text:p><text:s text:c="3"/>2,299</text:p>
          </table:table-cell>
          <table:table-cell table:style-name="ce18" office:value-type="float" office:value="4701" calcext:value-type="float">
            <text:p><text:s text:c="3"/>4,701</text:p>
          </table:table-cell>
          <table:table-cell table:style-name="ce18" office:value-type="float" office:value="2599" calcext:value-type="float">
            <text:p><text:s text:c="3"/>2,599</text:p>
          </table:table-cell>
          <table:table-cell table:style-name="ce24" office:value-type="float" office:value="2102" calcext:value-type="float">
            <text:p><text:s text:c="3"/>2,1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雙溪區</text:p>
          </table:table-cell>
          <table:table-cell table:style-name="ce18" office:value-type="float" office:value="3802" calcext:value-type="float">
            <text:p><text:s text:c="3"/>3,802</text:p>
          </table:table-cell>
          <table:table-cell table:style-name="ce18" office:value-type="float" office:value="8869" calcext:value-type="float">
            <text:p><text:s text:c="3"/>8,869</text:p>
          </table:table-cell>
          <table:table-cell table:style-name="ce18" office:value-type="float" office:value="4795" calcext:value-type="float">
            <text:p><text:s text:c="3"/>4,795</text:p>
          </table:table-cell>
          <table:table-cell table:style-name="ce24" office:value-type="float" office:value="4074" calcext:value-type="float">
            <text:p><text:s text:c="3"/>4,0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貢寮區</text:p>
          </table:table-cell>
          <table:table-cell table:style-name="ce18" office:value-type="float" office:value="4364" calcext:value-type="float">
            <text:p><text:s text:c="3"/>4,364</text:p>
          </table:table-cell>
          <table:table-cell table:style-name="ce18" office:value-type="float" office:value="12367" calcext:value-type="float">
            <text:p><text:s text:c="3"/>12,367</text:p>
          </table:table-cell>
          <table:table-cell table:style-name="ce18" office:value-type="float" office:value="6303" calcext:value-type="float">
            <text:p><text:s text:c="3"/>6,303</text:p>
          </table:table-cell>
          <table:table-cell table:style-name="ce24" office:value-type="float" office:value="6064" calcext:value-type="float">
            <text:p><text:s text:c="3"/>6,0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金山區</text:p>
          </table:table-cell>
          <table:table-cell table:style-name="ce18" office:value-type="float" office:value="7140" calcext:value-type="float">
            <text:p><text:s text:c="3"/>7,140</text:p>
          </table:table-cell>
          <table:table-cell table:style-name="ce18" office:value-type="float" office:value="21845" calcext:value-type="float">
            <text:p><text:s text:c="3"/>21,845</text:p>
          </table:table-cell>
          <table:table-cell table:style-name="ce18" office:value-type="float" office:value="10776" calcext:value-type="float">
            <text:p><text:s text:c="3"/>10,776</text:p>
          </table:table-cell>
          <table:table-cell table:style-name="ce24" office:value-type="float" office:value="11069" calcext:value-type="float">
            <text:p><text:s text:c="3"/>11,0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里區</text:p>
          </table:table-cell>
          <table:table-cell table:style-name="ce18" office:value-type="float" office:value="7490" calcext:value-type="float">
            <text:p><text:s text:c="3"/>7,490</text:p>
          </table:table-cell>
          <table:table-cell table:style-name="ce18" office:value-type="float" office:value="22116" calcext:value-type="float">
            <text:p><text:s text:c="3"/>22,116</text:p>
          </table:table-cell>
          <table:table-cell table:style-name="ce18" office:value-type="float" office:value="11120" calcext:value-type="float">
            <text:p><text:s text:c="3"/>11,120</text:p>
          </table:table-cell>
          <table:table-cell table:style-name="ce24" office:value-type="float" office:value="10996" calcext:value-type="float">
            <text:p><text:s text:c="3"/>10,99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烏來區</text:p>
          </table:table-cell>
          <table:table-cell table:style-name="ce19" office:value-type="float" office:value="1893" calcext:value-type="float">
            <text:p><text:s text:c="3"/>1,893</text:p>
          </table:table-cell>
          <table:table-cell table:style-name="ce19" office:value-type="float" office:value="6376" calcext:value-type="float">
            <text:p><text:s text:c="3"/>6,376</text:p>
          </table:table-cell>
          <table:table-cell table:style-name="ce19" office:value-type="float" office:value="3131" calcext:value-type="float">
            <text:p><text:s text:c="3"/>3,131</text:p>
          </table:table-cell>
          <table:table-cell table:style-name="ce25" office:value-type="float" office:value="3245" calcext:value-type="float">
            <text:p><text:s text:c="3"/>3,245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說明：表內列有「※」者表示山地鄉（區）。（以下縣市同）</text:p>
          </table:table-cell>
          <table:table-cell table:number-columns-repeated="1023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9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北市</text:p>
          </table:table-cell>
          <table:table-cell table:style-name="ce17" office:value-type="float" office:value="1056715" calcext:value-type="float">
            <text:p><text:s text:c="3"/>1,056,715</text:p>
          </table:table-cell>
          <table:table-cell table:style-name="ce17" office:value-type="float" office:value="2669639" calcext:value-type="float">
            <text:p><text:s text:c="3"/>2,669,639</text:p>
          </table:table-cell>
          <table:table-cell table:style-name="ce17" office:value-type="float" office:value="1274341" calcext:value-type="float">
            <text:p><text:s text:c="3"/>1,274,341</text:p>
          </table:table-cell>
          <table:table-cell table:style-name="ce23" office:value-type="float" office:value="1395298" calcext:value-type="float">
            <text:p><text:s text:c="3"/>1,395,2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松山區</text:p>
          </table:table-cell>
          <table:table-cell table:style-name="ce18" office:value-type="float" office:value="81167" calcext:value-type="float">
            <text:p><text:s text:c="3"/>81,167</text:p>
          </table:table-cell>
          <table:table-cell table:style-name="ce18" office:value-type="float" office:value="205807" calcext:value-type="float">
            <text:p><text:s text:c="3"/>205,807</text:p>
          </table:table-cell>
          <table:table-cell table:style-name="ce18" office:value-type="float" office:value="96516" calcext:value-type="float">
            <text:p><text:s text:c="3"/>96,516</text:p>
          </table:table-cell>
          <table:table-cell table:style-name="ce24" office:value-type="float" office:value="109291" calcext:value-type="float">
            <text:p><text:s text:c="3"/>109,2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信義區</text:p>
          </table:table-cell>
          <table:table-cell table:style-name="ce18" office:value-type="float" office:value="89661" calcext:value-type="float">
            <text:p><text:s text:c="3"/>89,661</text:p>
          </table:table-cell>
          <table:table-cell table:style-name="ce18" office:value-type="float" office:value="223551" calcext:value-type="float">
            <text:p><text:s text:c="3"/>223,551</text:p>
          </table:table-cell>
          <table:table-cell table:style-name="ce18" office:value-type="float" office:value="106618" calcext:value-type="float">
            <text:p><text:s text:c="3"/>106,618</text:p>
          </table:table-cell>
          <table:table-cell table:style-name="ce24" office:value-type="float" office:value="116933" calcext:value-type="float">
            <text:p><text:s text:c="3"/>116,9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安區</text:p>
          </table:table-cell>
          <table:table-cell table:style-name="ce18" office:value-type="float" office:value="121393" calcext:value-type="float">
            <text:p><text:s text:c="3"/>121,393</text:p>
          </table:table-cell>
          <table:table-cell table:style-name="ce18" office:value-type="float" office:value="308628" calcext:value-type="float">
            <text:p><text:s text:c="3"/>308,628</text:p>
          </table:table-cell>
          <table:table-cell table:style-name="ce18" office:value-type="float" office:value="143909" calcext:value-type="float">
            <text:p><text:s text:c="3"/>143,909</text:p>
          </table:table-cell>
          <table:table-cell table:style-name="ce24" office:value-type="float" office:value="164719" calcext:value-type="float">
            <text:p><text:s text:c="3"/>164,7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山區</text:p>
          </table:table-cell>
          <table:table-cell table:style-name="ce18" office:value-type="float" office:value="100616" calcext:value-type="float">
            <text:p><text:s text:c="3"/>100,616</text:p>
          </table:table-cell>
          <table:table-cell table:style-name="ce18" office:value-type="float" office:value="229686" calcext:value-type="float">
            <text:p><text:s text:c="3"/>229,686</text:p>
          </table:table-cell>
          <table:table-cell table:style-name="ce18" office:value-type="float" office:value="106792" calcext:value-type="float">
            <text:p><text:s text:c="3"/>106,792</text:p>
          </table:table-cell>
          <table:table-cell table:style-name="ce24" office:value-type="float" office:value="122894" calcext:value-type="float">
            <text:p><text:s text:c="3"/>122,89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正區</text:p>
          </table:table-cell>
          <table:table-cell table:style-name="ce18" office:value-type="float" office:value="65557" calcext:value-type="float">
            <text:p><text:s text:c="3"/>65,557</text:p>
          </table:table-cell>
          <table:table-cell table:style-name="ce18" office:value-type="float" office:value="159066" calcext:value-type="float">
            <text:p><text:s text:c="3"/>159,066</text:p>
          </table:table-cell>
          <table:table-cell table:style-name="ce18" office:value-type="float" office:value="75900" calcext:value-type="float">
            <text:p><text:s text:c="3"/>75,900</text:p>
          </table:table-cell>
          <table:table-cell table:style-name="ce24" office:value-type="float" office:value="83166" calcext:value-type="float">
            <text:p><text:s text:c="3"/>83,16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同區</text:p>
          </table:table-cell>
          <table:table-cell table:style-name="ce18" office:value-type="float" office:value="51890" calcext:value-type="float">
            <text:p><text:s text:c="3"/>51,890</text:p>
          </table:table-cell>
          <table:table-cell table:style-name="ce18" office:value-type="float" office:value="127926" calcext:value-type="float">
            <text:p><text:s text:c="3"/>127,926</text:p>
          </table:table-cell>
          <table:table-cell table:style-name="ce18" office:value-type="float" office:value="62338" calcext:value-type="float">
            <text:p><text:s text:c="3"/>62,338</text:p>
          </table:table-cell>
          <table:table-cell table:style-name="ce24" office:value-type="float" office:value="65588" calcext:value-type="float">
            <text:p><text:s text:c="3"/>65,5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華區</text:p>
          </table:table-cell>
          <table:table-cell table:style-name="ce18" office:value-type="float" office:value="78823" calcext:value-type="float">
            <text:p><text:s text:c="3"/>78,823</text:p>
          </table:table-cell>
          <table:table-cell table:style-name="ce18" office:value-type="float" office:value="190006" calcext:value-type="float">
            <text:p><text:s text:c="3"/>190,006</text:p>
          </table:table-cell>
          <table:table-cell table:style-name="ce18" office:value-type="float" office:value="93237" calcext:value-type="float">
            <text:p><text:s text:c="3"/>93,237</text:p>
          </table:table-cell>
          <table:table-cell table:style-name="ce24" office:value-type="float" office:value="96769" calcext:value-type="float">
            <text:p><text:s text:c="3"/>96,7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文山區</text:p>
          </table:table-cell>
          <table:table-cell table:style-name="ce18" office:value-type="float" office:value="106608" calcext:value-type="float">
            <text:p><text:s text:c="3"/>106,608</text:p>
          </table:table-cell>
          <table:table-cell table:style-name="ce18" office:value-type="float" office:value="273934" calcext:value-type="float">
            <text:p><text:s text:c="3"/>273,934</text:p>
          </table:table-cell>
          <table:table-cell table:style-name="ce18" office:value-type="float" office:value="131286" calcext:value-type="float">
            <text:p><text:s text:c="3"/>131,286</text:p>
          </table:table-cell>
          <table:table-cell table:style-name="ce24" office:value-type="float" office:value="142648" calcext:value-type="float">
            <text:p><text:s text:c="3"/>142,6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港區</text:p>
          </table:table-cell>
          <table:table-cell table:style-name="ce18" office:value-type="float" office:value="47337" calcext:value-type="float">
            <text:p><text:s text:c="3"/>47,337</text:p>
          </table:table-cell>
          <table:table-cell table:style-name="ce18" office:value-type="float" office:value="121698" calcext:value-type="float">
            <text:p><text:s text:c="3"/>121,698</text:p>
          </table:table-cell>
          <table:table-cell table:style-name="ce18" office:value-type="float" office:value="59459" calcext:value-type="float">
            <text:p><text:s text:c="3"/>59,459</text:p>
          </table:table-cell>
          <table:table-cell table:style-name="ce24" office:value-type="float" office:value="62239" calcext:value-type="float">
            <text:p><text:s text:c="3"/>62,2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內湖區</text:p>
          </table:table-cell>
          <table:table-cell table:style-name="ce18" office:value-type="float" office:value="108726" calcext:value-type="float">
            <text:p><text:s text:c="3"/>108,726</text:p>
          </table:table-cell>
          <table:table-cell table:style-name="ce18" office:value-type="float" office:value="287118" calcext:value-type="float">
            <text:p><text:s text:c="3"/>287,118</text:p>
          </table:table-cell>
          <table:table-cell table:style-name="ce18" office:value-type="float" office:value="137139" calcext:value-type="float">
            <text:p><text:s text:c="3"/>137,139</text:p>
          </table:table-cell>
          <table:table-cell table:style-name="ce24" office:value-type="float" office:value="149979" calcext:value-type="float">
            <text:p><text:s text:c="3"/>149,9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士林區</text:p>
          </table:table-cell>
          <table:table-cell table:style-name="ce18" office:value-type="float" office:value="107588" calcext:value-type="float">
            <text:p><text:s text:c="3"/>107,588</text:p>
          </table:table-cell>
          <table:table-cell table:style-name="ce18" office:value-type="float" office:value="286725" calcext:value-type="float">
            <text:p><text:s text:c="3"/>286,725</text:p>
          </table:table-cell>
          <table:table-cell table:style-name="ce18" office:value-type="float" office:value="138217" calcext:value-type="float">
            <text:p><text:s text:c="3"/>138,217</text:p>
          </table:table-cell>
          <table:table-cell table:style-name="ce24" office:value-type="float" office:value="148508" calcext:value-type="float">
            <text:p><text:s text:c="3"/>148,5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投區</text:p>
          </table:table-cell>
          <table:table-cell table:style-name="ce19" office:value-type="float" office:value="97349" calcext:value-type="float">
            <text:p><text:s text:c="3"/>97,349</text:p>
          </table:table-cell>
          <table:table-cell table:style-name="ce19" office:value-type="float" office:value="255494" calcext:value-type="float">
            <text:p><text:s text:c="3"/>255,494</text:p>
          </table:table-cell>
          <table:table-cell table:style-name="ce19" office:value-type="float" office:value="122930" calcext:value-type="float">
            <text:p><text:s text:c="3"/>122,930</text:p>
          </table:table-cell>
          <table:table-cell table:style-name="ce25" office:value-type="float" office:value="132564" calcext:value-type="float">
            <text:p><text:s text:c="3"/>132,564</text:p>
          </table:table-cell>
          <table:table-cell table:number-columns-repeated="1019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9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桃園市</text:p>
          </table:table-cell>
          <table:table-cell table:style-name="ce17" office:value-type="float" office:value="804716" calcext:value-type="float">
            <text:p><text:s text:c="3"/>804,716</text:p>
          </table:table-cell>
          <table:table-cell table:style-name="ce17" office:value-type="float" office:value="2213379" calcext:value-type="float">
            <text:p><text:s text:c="3"/>2,213,379</text:p>
          </table:table-cell>
          <table:table-cell table:style-name="ce17" office:value-type="float" office:value="1100862" calcext:value-type="float">
            <text:p><text:s text:c="3"/>1,100,862</text:p>
          </table:table-cell>
          <table:table-cell table:style-name="ce23" office:value-type="float" office:value="1112517" calcext:value-type="float">
            <text:p><text:s text:c="3"/>1,112,517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桃園區</text:p>
          </table:table-cell>
          <table:table-cell table:style-name="ce18" office:value-type="float" office:value="168929" calcext:value-type="float">
            <text:p><text:s text:c="3"/>168,929</text:p>
          </table:table-cell>
          <table:table-cell table:style-name="ce18" office:value-type="float" office:value="445832" calcext:value-type="float">
            <text:p><text:s text:c="3"/>445,832</text:p>
          </table:table-cell>
          <table:table-cell table:style-name="ce18" office:value-type="float" office:value="216320" calcext:value-type="float">
            <text:p><text:s text:c="3"/>216,320</text:p>
          </table:table-cell>
          <table:table-cell table:style-name="ce24" office:value-type="float" office:value="229512" calcext:value-type="float">
            <text:p><text:s text:c="3"/>229,512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中壢區</text:p>
          </table:table-cell>
          <table:table-cell table:style-name="ce18" office:value-type="float" office:value="152790" calcext:value-type="float">
            <text:p><text:s text:c="3"/>152,790</text:p>
          </table:table-cell>
          <table:table-cell table:style-name="ce18" office:value-type="float" office:value="410676" calcext:value-type="float">
            <text:p><text:s text:c="3"/>410,676</text:p>
          </table:table-cell>
          <table:table-cell table:style-name="ce18" office:value-type="float" office:value="202114" calcext:value-type="float">
            <text:p><text:s text:c="3"/>202,114</text:p>
          </table:table-cell>
          <table:table-cell table:style-name="ce24" office:value-type="float" office:value="208562" calcext:value-type="float">
            <text:p><text:s text:c="3"/>208,562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大溪區</text:p>
          </table:table-cell>
          <table:table-cell table:style-name="ce18" office:value-type="float" office:value="32755" calcext:value-type="float">
            <text:p><text:s text:c="3"/>32,755</text:p>
          </table:table-cell>
          <table:table-cell table:style-name="ce18" office:value-type="float" office:value="94875" calcext:value-type="float">
            <text:p><text:s text:c="3"/>94,875</text:p>
          </table:table-cell>
          <table:table-cell table:style-name="ce18" office:value-type="float" office:value="48306" calcext:value-type="float">
            <text:p><text:s text:c="3"/>48,306</text:p>
          </table:table-cell>
          <table:table-cell table:style-name="ce24" office:value-type="float" office:value="46569" calcext:value-type="float">
            <text:p><text:s text:c="3"/>46,569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楊梅區</text:p>
          </table:table-cell>
          <table:table-cell table:style-name="ce18" office:value-type="float" office:value="59178" calcext:value-type="float">
            <text:p><text:s text:c="3"/>59,178</text:p>
          </table:table-cell>
          <table:table-cell table:style-name="ce18" office:value-type="float" office:value="169790" calcext:value-type="float">
            <text:p><text:s text:c="3"/>169,790</text:p>
          </table:table-cell>
          <table:table-cell table:style-name="ce18" office:value-type="float" office:value="85474" calcext:value-type="float">
            <text:p><text:s text:c="3"/>85,474</text:p>
          </table:table-cell>
          <table:table-cell table:style-name="ce24" office:value-type="float" office:value="84316" calcext:value-type="float">
            <text:p><text:s text:c="3"/>84,316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蘆竹區</text:p>
          </table:table-cell>
          <table:table-cell table:style-name="ce18" office:value-type="float" office:value="59256" calcext:value-type="float">
            <text:p><text:s text:c="3"/>59,256</text:p>
          </table:table-cell>
          <table:table-cell table:style-name="ce18" office:value-type="float" office:value="163882" calcext:value-type="float">
            <text:p><text:s text:c="3"/>163,882</text:p>
          </table:table-cell>
          <table:table-cell table:style-name="ce18" office:value-type="float" office:value="81319" calcext:value-type="float">
            <text:p><text:s text:c="3"/>81,319</text:p>
          </table:table-cell>
          <table:table-cell table:style-name="ce24" office:value-type="float" office:value="82563" calcext:value-type="float">
            <text:p><text:s text:c="3"/>82,563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大園區</text:p>
          </table:table-cell>
          <table:table-cell table:style-name="ce18" office:value-type="float" office:value="33381" calcext:value-type="float">
            <text:p><text:s text:c="3"/>33,381</text:p>
          </table:table-cell>
          <table:table-cell table:style-name="ce18" office:value-type="float" office:value="90241" calcext:value-type="float">
            <text:p><text:s text:c="3"/>90,241</text:p>
          </table:table-cell>
          <table:table-cell table:style-name="ce18" office:value-type="float" office:value="46073" calcext:value-type="float">
            <text:p><text:s text:c="3"/>46,073</text:p>
          </table:table-cell>
          <table:table-cell table:style-name="ce24" office:value-type="float" office:value="44168" calcext:value-type="float">
            <text:p><text:s text:c="3"/>44,168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龜山區</text:p>
          </table:table-cell>
          <table:table-cell table:style-name="ce18" office:value-type="float" office:value="62491" calcext:value-type="float">
            <text:p><text:s text:c="3"/>62,491</text:p>
          </table:table-cell>
          <table:table-cell table:style-name="ce18" office:value-type="float" office:value="160067" calcext:value-type="float">
            <text:p><text:s text:c="3"/>160,067</text:p>
          </table:table-cell>
          <table:table-cell table:style-name="ce18" office:value-type="float" office:value="79606" calcext:value-type="float">
            <text:p><text:s text:c="3"/>79,606</text:p>
          </table:table-cell>
          <table:table-cell table:style-name="ce24" office:value-type="float" office:value="80461" calcext:value-type="float">
            <text:p><text:s text:c="3"/>80,461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八德區</text:p>
          </table:table-cell>
          <table:table-cell table:style-name="ce18" office:value-type="float" office:value="71953" calcext:value-type="float">
            <text:p><text:s text:c="3"/>71,953</text:p>
          </table:table-cell>
          <table:table-cell table:style-name="ce18" office:value-type="float" office:value="201184" calcext:value-type="float">
            <text:p><text:s text:c="3"/>201,184</text:p>
          </table:table-cell>
          <table:table-cell table:style-name="ce18" office:value-type="float" office:value="100562" calcext:value-type="float">
            <text:p><text:s text:c="3"/>100,562</text:p>
          </table:table-cell>
          <table:table-cell table:style-name="ce24" office:value-type="float" office:value="100622" calcext:value-type="float">
            <text:p><text:s text:c="3"/>100,622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龍潭區</text:p>
          </table:table-cell>
          <table:table-cell table:style-name="ce18" office:value-type="float" office:value="42425" calcext:value-type="float">
            <text:p><text:s text:c="3"/>42,425</text:p>
          </table:table-cell>
          <table:table-cell table:style-name="ce18" office:value-type="float" office:value="122905" calcext:value-type="float">
            <text:p><text:s text:c="3"/>122,905</text:p>
          </table:table-cell>
          <table:table-cell table:style-name="ce18" office:value-type="float" office:value="61494" calcext:value-type="float">
            <text:p><text:s text:c="3"/>61,494</text:p>
          </table:table-cell>
          <table:table-cell table:style-name="ce24" office:value-type="float" office:value="61411" calcext:value-type="float">
            <text:p><text:s text:c="3"/>61,411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平鎮區</text:p>
          </table:table-cell>
          <table:table-cell table:style-name="ce18" office:value-type="float" office:value="78082" calcext:value-type="float">
            <text:p><text:s text:c="3"/>78,082</text:p>
          </table:table-cell>
          <table:table-cell table:style-name="ce18" office:value-type="float" office:value="225714" calcext:value-type="float">
            <text:p><text:s text:c="3"/>225,714</text:p>
          </table:table-cell>
          <table:table-cell table:style-name="ce18" office:value-type="float" office:value="112081" calcext:value-type="float">
            <text:p><text:s text:c="3"/>112,081</text:p>
          </table:table-cell>
          <table:table-cell table:style-name="ce24" office:value-type="float" office:value="113633" calcext:value-type="float">
            <text:p><text:s text:c="3"/>113,633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新屋區</text:p>
          </table:table-cell>
          <table:table-cell table:style-name="ce18" office:value-type="float" office:value="16491" calcext:value-type="float">
            <text:p><text:s text:c="3"/>16,491</text:p>
          </table:table-cell>
          <table:table-cell table:style-name="ce18" office:value-type="float" office:value="49122" calcext:value-type="float">
            <text:p><text:s text:c="3"/>49,122</text:p>
          </table:table-cell>
          <table:table-cell table:style-name="ce18" office:value-type="float" office:value="26130" calcext:value-type="float">
            <text:p><text:s text:c="3"/>26,130</text:p>
          </table:table-cell>
          <table:table-cell table:style-name="ce24" office:value-type="float" office:value="22992" calcext:value-type="float">
            <text:p><text:s text:c="3"/>22,992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觀音區</text:p>
          </table:table-cell>
          <table:table-cell table:style-name="ce18" office:value-type="float" office:value="23150" calcext:value-type="float">
            <text:p><text:s text:c="3"/>23,150</text:p>
          </table:table-cell>
          <table:table-cell table:style-name="ce18" office:value-type="float" office:value="67120" calcext:value-type="float">
            <text:p><text:s text:c="3"/>67,120</text:p>
          </table:table-cell>
          <table:table-cell table:style-name="ce18" office:value-type="float" office:value="34902" calcext:value-type="float">
            <text:p><text:s text:c="3"/>34,902</text:p>
          </table:table-cell>
          <table:table-cell table:style-name="ce24" office:value-type="float" office:value="32218" calcext:value-type="float">
            <text:p><text:s text:c="3"/>32,218</text:p>
          </table:table-cell>
          <table:table-cell table:style-name="ce35"/>
          <table:table-cell table:style-name="ce36"/>
          <table:table-cell table:number-columns-repeated="1017"/>
        </table:table-row>
        <table:table-row table:style-name="ro4">
          <table:table-cell table:style-name="ce29" office:value-type="string" calcext:value-type="string">
            <text:p>※復興區</text:p>
          </table:table-cell>
          <table:table-cell table:style-name="ce19" office:value-type="float" office:value="3835" calcext:value-type="float">
            <text:p><text:s text:c="3"/>3,835</text:p>
          </table:table-cell>
          <table:table-cell table:style-name="ce19" office:value-type="float" office:value="11971" calcext:value-type="float">
            <text:p><text:s text:c="3"/>11,971</text:p>
          </table:table-cell>
          <table:table-cell table:style-name="ce19" office:value-type="float" office:value="6481" calcext:value-type="float">
            <text:p><text:s text:c="3"/>6,481</text:p>
          </table:table-cell>
          <table:table-cell table:style-name="ce25" office:value-type="float" office:value="5490" calcext:value-type="float">
            <text:p><text:s text:c="3"/>5,490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9月底</text:p>
          </table:table-cell>
          <table:table-cell table:style-name="ce5"/>
          <table:table-cell table:style-name="ce37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中市</text:p>
          </table:table-cell>
          <table:table-cell table:style-name="ce17" office:value-type="float" office:value="969943" calcext:value-type="float">
            <text:p><text:s text:c="3"/>969,943</text:p>
          </table:table-cell>
          <table:table-cell table:style-name="ce17" office:value-type="float" office:value="2797874" calcext:value-type="float">
            <text:p><text:s text:c="3"/>2,797,874</text:p>
          </table:table-cell>
          <table:table-cell table:style-name="ce17" office:value-type="float" office:value="1377838" calcext:value-type="float">
            <text:p><text:s text:c="3"/>1,377,838</text:p>
          </table:table-cell>
          <table:table-cell table:style-name="ce23" office:value-type="float" office:value="1420036" calcext:value-type="float">
            <text:p><text:s text:c="3"/>1,420,0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　區</text:p>
          </table:table-cell>
          <table:table-cell table:style-name="ce18" office:value-type="float" office:value="7984" calcext:value-type="float">
            <text:p><text:s text:c="3"/>7,984</text:p>
          </table:table-cell>
          <table:table-cell table:style-name="ce18" office:value-type="float" office:value="18532" calcext:value-type="float">
            <text:p><text:s text:c="3"/>18,532</text:p>
          </table:table-cell>
          <table:table-cell table:style-name="ce18" office:value-type="float" office:value="9183" calcext:value-type="float">
            <text:p><text:s text:c="3"/>9,183</text:p>
          </table:table-cell>
          <table:table-cell table:style-name="ce24" office:value-type="float" office:value="9349" calcext:value-type="float">
            <text:p><text:s text:c="3"/>9,34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28248" calcext:value-type="float">
            <text:p><text:s text:c="3"/>28,248</text:p>
          </table:table-cell>
          <table:table-cell table:style-name="ce18" office:value-type="float" office:value="76081" calcext:value-type="float">
            <text:p><text:s text:c="3"/>76,081</text:p>
          </table:table-cell>
          <table:table-cell table:style-name="ce18" office:value-type="float" office:value="37829" calcext:value-type="float">
            <text:p><text:s text:c="3"/>37,829</text:p>
          </table:table-cell>
          <table:table-cell table:style-name="ce24" office:value-type="float" office:value="38252" calcext:value-type="float">
            <text:p><text:s text:c="3"/>38,2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　區</text:p>
          </table:table-cell>
          <table:table-cell table:style-name="ce18" office:value-type="float" office:value="48911" calcext:value-type="float">
            <text:p><text:s text:c="3"/>48,911</text:p>
          </table:table-cell>
          <table:table-cell table:style-name="ce18" office:value-type="float" office:value="125677" calcext:value-type="float">
            <text:p><text:s text:c="3"/>125,677</text:p>
          </table:table-cell>
          <table:table-cell table:style-name="ce18" office:value-type="float" office:value="60332" calcext:value-type="float">
            <text:p><text:s text:c="3"/>60,332</text:p>
          </table:table-cell>
          <table:table-cell table:style-name="ce24" office:value-type="float" office:value="65345" calcext:value-type="float">
            <text:p><text:s text:c="3"/>65,3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　區</text:p>
          </table:table-cell>
          <table:table-cell table:style-name="ce18" office:value-type="float" office:value="45803" calcext:value-type="float">
            <text:p><text:s text:c="3"/>45,803</text:p>
          </table:table-cell>
          <table:table-cell table:style-name="ce18" office:value-type="float" office:value="115506" calcext:value-type="float">
            <text:p><text:s text:c="3"/>115,506</text:p>
          </table:table-cell>
          <table:table-cell table:style-name="ce18" office:value-type="float" office:value="54793" calcext:value-type="float">
            <text:p><text:s text:c="3"/>54,793</text:p>
          </table:table-cell>
          <table:table-cell table:style-name="ce24" office:value-type="float" office:value="60713" calcext:value-type="float">
            <text:p><text:s text:c="3"/>60,71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　區</text:p>
          </table:table-cell>
          <table:table-cell table:style-name="ce18" office:value-type="float" office:value="59718" calcext:value-type="float">
            <text:p><text:s text:c="3"/>59,718</text:p>
          </table:table-cell>
          <table:table-cell table:style-name="ce18" office:value-type="float" office:value="147521" calcext:value-type="float">
            <text:p><text:s text:c="3"/>147,521</text:p>
          </table:table-cell>
          <table:table-cell table:style-name="ce18" office:value-type="float" office:value="70514" calcext:value-type="float">
            <text:p><text:s text:c="3"/>70,514</text:p>
          </table:table-cell>
          <table:table-cell table:style-name="ce24" office:value-type="float" office:value="77007" calcext:value-type="float">
            <text:p><text:s text:c="3"/>77,0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屯區</text:p>
          </table:table-cell>
          <table:table-cell table:style-name="ce18" office:value-type="float" office:value="86767" calcext:value-type="float">
            <text:p><text:s text:c="3"/>86,767</text:p>
          </table:table-cell>
          <table:table-cell table:style-name="ce18" office:value-type="float" office:value="227982" calcext:value-type="float">
            <text:p><text:s text:c="3"/>227,982</text:p>
          </table:table-cell>
          <table:table-cell table:style-name="ce18" office:value-type="float" office:value="109365" calcext:value-type="float">
            <text:p><text:s text:c="3"/>109,365</text:p>
          </table:table-cell>
          <table:table-cell table:style-name="ce24" office:value-type="float" office:value="118617" calcext:value-type="float">
            <text:p><text:s text:c="3"/>118,6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屯區</text:p>
          </table:table-cell>
          <table:table-cell table:style-name="ce18" office:value-type="float" office:value="63073" calcext:value-type="float">
            <text:p><text:s text:c="3"/>63,073</text:p>
          </table:table-cell>
          <table:table-cell table:style-name="ce18" office:value-type="float" office:value="170008" calcext:value-type="float">
            <text:p><text:s text:c="3"/>170,008</text:p>
          </table:table-cell>
          <table:table-cell table:style-name="ce18" office:value-type="float" office:value="81274" calcext:value-type="float">
            <text:p><text:s text:c="3"/>81,274</text:p>
          </table:table-cell>
          <table:table-cell table:style-name="ce24" office:value-type="float" office:value="88734" calcext:value-type="float">
            <text:p><text:s text:c="3"/>88,7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屯區</text:p>
          </table:table-cell>
          <table:table-cell table:style-name="ce18" office:value-type="float" office:value="101947" calcext:value-type="float">
            <text:p><text:s text:c="3"/>101,947</text:p>
          </table:table-cell>
          <table:table-cell table:style-name="ce18" office:value-type="float" office:value="277777" calcext:value-type="float">
            <text:p><text:s text:c="3"/>277,777</text:p>
          </table:table-cell>
          <table:table-cell table:style-name="ce18" office:value-type="float" office:value="133115" calcext:value-type="float">
            <text:p><text:s text:c="3"/>133,115</text:p>
          </table:table-cell>
          <table:table-cell table:style-name="ce24" office:value-type="float" office:value="144662" calcext:value-type="float">
            <text:p><text:s text:c="3"/>144,6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豐原區</text:p>
          </table:table-cell>
          <table:table-cell table:style-name="ce18" office:value-type="float" office:value="54227" calcext:value-type="float">
            <text:p><text:s text:c="3"/>54,227</text:p>
          </table:table-cell>
          <table:table-cell table:style-name="ce18" office:value-type="float" office:value="166922" calcext:value-type="float">
            <text:p><text:s text:c="3"/>166,922</text:p>
          </table:table-cell>
          <table:table-cell table:style-name="ce18" office:value-type="float" office:value="82415" calcext:value-type="float">
            <text:p><text:s text:c="3"/>82,415</text:p>
          </table:table-cell>
          <table:table-cell table:style-name="ce24" office:value-type="float" office:value="84507" calcext:value-type="float">
            <text:p><text:s text:c="3"/>84,5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勢區</text:p>
          </table:table-cell>
          <table:table-cell table:style-name="ce18" office:value-type="float" office:value="17408" calcext:value-type="float">
            <text:p><text:s text:c="3"/>17,408</text:p>
          </table:table-cell>
          <table:table-cell table:style-name="ce18" office:value-type="float" office:value="50369" calcext:value-type="float">
            <text:p><text:s text:c="3"/>50,369</text:p>
          </table:table-cell>
          <table:table-cell table:style-name="ce18" office:value-type="float" office:value="25825" calcext:value-type="float">
            <text:p><text:s text:c="3"/>25,825</text:p>
          </table:table-cell>
          <table:table-cell table:style-name="ce24" office:value-type="float" office:value="24544" calcext:value-type="float">
            <text:p><text:s text:c="3"/>24,54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甲區</text:p>
          </table:table-cell>
          <table:table-cell table:style-name="ce18" office:value-type="float" office:value="23286" calcext:value-type="float">
            <text:p><text:s text:c="3"/>23,286</text:p>
          </table:table-cell>
          <table:table-cell table:style-name="ce18" office:value-type="float" office:value="77659" calcext:value-type="float">
            <text:p><text:s text:c="3"/>77,659</text:p>
          </table:table-cell>
          <table:table-cell table:style-name="ce18" office:value-type="float" office:value="38996" calcext:value-type="float">
            <text:p><text:s text:c="3"/>38,996</text:p>
          </table:table-cell>
          <table:table-cell table:style-name="ce24" office:value-type="float" office:value="38663" calcext:value-type="float">
            <text:p><text:s text:c="3"/>38,6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清水區</text:p>
          </table:table-cell>
          <table:table-cell table:style-name="ce18" office:value-type="float" office:value="27642" calcext:value-type="float">
            <text:p><text:s text:c="3"/>27,642</text:p>
          </table:table-cell>
          <table:table-cell table:style-name="ce18" office:value-type="float" office:value="86609" calcext:value-type="float">
            <text:p><text:s text:c="3"/>86,609</text:p>
          </table:table-cell>
          <table:table-cell table:style-name="ce18" office:value-type="float" office:value="44428" calcext:value-type="float">
            <text:p><text:s text:c="3"/>44,428</text:p>
          </table:table-cell>
          <table:table-cell table:style-name="ce24" office:value-type="float" office:value="42181" calcext:value-type="float">
            <text:p><text:s text:c="3"/>42,1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沙鹿區</text:p>
          </table:table-cell>
          <table:table-cell table:style-name="ce18" office:value-type="float" office:value="30039" calcext:value-type="float">
            <text:p><text:s text:c="3"/>30,039</text:p>
          </table:table-cell>
          <table:table-cell table:style-name="ce18" office:value-type="float" office:value="93606" calcext:value-type="float">
            <text:p><text:s text:c="3"/>93,606</text:p>
          </table:table-cell>
          <table:table-cell table:style-name="ce18" office:value-type="float" office:value="47206" calcext:value-type="float">
            <text:p><text:s text:c="3"/>47,206</text:p>
          </table:table-cell>
          <table:table-cell table:style-name="ce24" office:value-type="float" office:value="46400" calcext:value-type="float">
            <text:p><text:s text:c="3"/>46,40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梧棲區</text:p>
          </table:table-cell>
          <table:table-cell table:style-name="ce18" office:value-type="float" office:value="17995" calcext:value-type="float">
            <text:p><text:s text:c="3"/>17,995</text:p>
          </table:table-cell>
          <table:table-cell table:style-name="ce18" office:value-type="float" office:value="58190" calcext:value-type="float">
            <text:p><text:s text:c="3"/>58,190</text:p>
          </table:table-cell>
          <table:table-cell table:style-name="ce18" office:value-type="float" office:value="29161" calcext:value-type="float">
            <text:p><text:s text:c="3"/>29,161</text:p>
          </table:table-cell>
          <table:table-cell table:style-name="ce24" office:value-type="float" office:value="29029" calcext:value-type="float">
            <text:p><text:s text:c="3"/>29,02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后里區</text:p>
          </table:table-cell>
          <table:table-cell table:style-name="ce18" office:value-type="float" office:value="16440" calcext:value-type="float">
            <text:p><text:s text:c="3"/>16,440</text:p>
          </table:table-cell>
          <table:table-cell table:style-name="ce18" office:value-type="float" office:value="54674" calcext:value-type="float">
            <text:p><text:s text:c="3"/>54,674</text:p>
          </table:table-cell>
          <table:table-cell table:style-name="ce18" office:value-type="float" office:value="27726" calcext:value-type="float">
            <text:p><text:s text:c="3"/>27,726</text:p>
          </table:table-cell>
          <table:table-cell table:style-name="ce24" office:value-type="float" office:value="26948" calcext:value-type="float">
            <text:p><text:s text:c="3"/>26,9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神岡區</text:p>
          </table:table-cell>
          <table:table-cell table:style-name="ce18" office:value-type="float" office:value="19614" calcext:value-type="float">
            <text:p><text:s text:c="3"/>19,614</text:p>
          </table:table-cell>
          <table:table-cell table:style-name="ce18" office:value-type="float" office:value="65623" calcext:value-type="float">
            <text:p><text:s text:c="3"/>65,623</text:p>
          </table:table-cell>
          <table:table-cell table:style-name="ce18" office:value-type="float" office:value="33437" calcext:value-type="float">
            <text:p><text:s text:c="3"/>33,437</text:p>
          </table:table-cell>
          <table:table-cell table:style-name="ce24" office:value-type="float" office:value="32186" calcext:value-type="float">
            <text:p><text:s text:c="3"/>32,18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潭子區</text:p>
          </table:table-cell>
          <table:table-cell table:style-name="ce18" office:value-type="float" office:value="36639" calcext:value-type="float">
            <text:p><text:s text:c="3"/>36,639</text:p>
          </table:table-cell>
          <table:table-cell table:style-name="ce18" office:value-type="float" office:value="108737" calcext:value-type="float">
            <text:p><text:s text:c="3"/>108,737</text:p>
          </table:table-cell>
          <table:table-cell table:style-name="ce18" office:value-type="float" office:value="53707" calcext:value-type="float">
            <text:p><text:s text:c="3"/>53,707</text:p>
          </table:table-cell>
          <table:table-cell table:style-name="ce24" office:value-type="float" office:value="55030" calcext:value-type="float">
            <text:p><text:s text:c="3"/>55,0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雅區</text:p>
          </table:table-cell>
          <table:table-cell table:style-name="ce18" office:value-type="float" office:value="29931" calcext:value-type="float">
            <text:p><text:s text:c="3"/>29,931</text:p>
          </table:table-cell>
          <table:table-cell table:style-name="ce18" office:value-type="float" office:value="95617" calcext:value-type="float">
            <text:p><text:s text:c="3"/>95,617</text:p>
          </table:table-cell>
          <table:table-cell table:style-name="ce18" office:value-type="float" office:value="47641" calcext:value-type="float">
            <text:p><text:s text:c="3"/>47,641</text:p>
          </table:table-cell>
          <table:table-cell table:style-name="ce24" office:value-type="float" office:value="47976" calcext:value-type="float">
            <text:p><text:s text:c="3"/>47,97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社區</text:p>
          </table:table-cell>
          <table:table-cell table:style-name="ce18" office:value-type="float" office:value="7604" calcext:value-type="float">
            <text:p><text:s text:c="3"/>7,604</text:p>
          </table:table-cell>
          <table:table-cell table:style-name="ce18" office:value-type="float" office:value="24599" calcext:value-type="float">
            <text:p><text:s text:c="3"/>24,599</text:p>
          </table:table-cell>
          <table:table-cell table:style-name="ce18" office:value-type="float" office:value="12769" calcext:value-type="float">
            <text:p><text:s text:c="3"/>12,769</text:p>
          </table:table-cell>
          <table:table-cell table:style-name="ce24" office:value-type="float" office:value="11830" calcext:value-type="float">
            <text:p><text:s text:c="3"/>11,8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岡區</text:p>
          </table:table-cell>
          <table:table-cell table:style-name="ce18" office:value-type="float" office:value="4913" calcext:value-type="float">
            <text:p><text:s text:c="3"/>4,913</text:p>
          </table:table-cell>
          <table:table-cell table:style-name="ce18" office:value-type="float" office:value="14973" calcext:value-type="float">
            <text:p><text:s text:c="3"/>14,973</text:p>
          </table:table-cell>
          <table:table-cell table:style-name="ce18" office:value-type="float" office:value="7744" calcext:value-type="float">
            <text:p><text:s text:c="3"/>7,744</text:p>
          </table:table-cell>
          <table:table-cell table:style-name="ce24" office:value-type="float" office:value="7229" calcext:value-type="float">
            <text:p><text:s text:c="3"/>7,22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外埔區</text:p>
          </table:table-cell>
          <table:table-cell table:style-name="ce18" office:value-type="float" office:value="9818" calcext:value-type="float">
            <text:p><text:s text:c="3"/>9,818</text:p>
          </table:table-cell>
          <table:table-cell table:style-name="ce18" office:value-type="float" office:value="32197" calcext:value-type="float">
            <text:p><text:s text:c="3"/>32,197</text:p>
          </table:table-cell>
          <table:table-cell table:style-name="ce18" office:value-type="float" office:value="16455" calcext:value-type="float">
            <text:p><text:s text:c="3"/>16,455</text:p>
          </table:table-cell>
          <table:table-cell table:style-name="ce24" office:value-type="float" office:value="15742" calcext:value-type="float">
            <text:p><text:s text:c="3"/>15,7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安區</text:p>
          </table:table-cell>
          <table:table-cell table:style-name="ce18" office:value-type="float" office:value="5538" calcext:value-type="float">
            <text:p><text:s text:c="3"/>5,538</text:p>
          </table:table-cell>
          <table:table-cell table:style-name="ce18" office:value-type="float" office:value="19269" calcext:value-type="float">
            <text:p><text:s text:c="3"/>19,269</text:p>
          </table:table-cell>
          <table:table-cell table:style-name="ce18" office:value-type="float" office:value="10160" calcext:value-type="float">
            <text:p><text:s text:c="3"/>10,160</text:p>
          </table:table-cell>
          <table:table-cell table:style-name="ce24" office:value-type="float" office:value="9109" calcext:value-type="float">
            <text:p><text:s text:c="3"/>9,10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烏日區</text:p>
          </table:table-cell>
          <table:table-cell table:style-name="ce18" office:value-type="float" office:value="25045" calcext:value-type="float">
            <text:p><text:s text:c="3"/>25,045</text:p>
          </table:table-cell>
          <table:table-cell table:style-name="ce18" office:value-type="float" office:value="75201" calcext:value-type="float">
            <text:p><text:s text:c="3"/>75,201</text:p>
          </table:table-cell>
          <table:table-cell table:style-name="ce18" office:value-type="float" office:value="37669" calcext:value-type="float">
            <text:p><text:s text:c="3"/>37,669</text:p>
          </table:table-cell>
          <table:table-cell table:style-name="ce24" office:value-type="float" office:value="37532" calcext:value-type="float">
            <text:p><text:s text:c="3"/>37,5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肚區</text:p>
          </table:table-cell>
          <table:table-cell table:style-name="ce18" office:value-type="float" office:value="17814" calcext:value-type="float">
            <text:p><text:s text:c="3"/>17,814</text:p>
          </table:table-cell>
          <table:table-cell table:style-name="ce18" office:value-type="float" office:value="57294" calcext:value-type="float">
            <text:p><text:s text:c="3"/>57,294</text:p>
          </table:table-cell>
          <table:table-cell table:style-name="ce18" office:value-type="float" office:value="29248" calcext:value-type="float">
            <text:p><text:s text:c="3"/>29,248</text:p>
          </table:table-cell>
          <table:table-cell table:style-name="ce24" office:value-type="float" office:value="28046" calcext:value-type="float">
            <text:p><text:s text:c="3"/>28,0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龍井區</text:p>
          </table:table-cell>
          <table:table-cell table:style-name="ce18" office:value-type="float" office:value="23359" calcext:value-type="float">
            <text:p><text:s text:c="3"/>23,359</text:p>
          </table:table-cell>
          <table:table-cell table:style-name="ce18" office:value-type="float" office:value="77894" calcext:value-type="float">
            <text:p><text:s text:c="3"/>77,894</text:p>
          </table:table-cell>
          <table:table-cell table:style-name="ce18" office:value-type="float" office:value="39179" calcext:value-type="float">
            <text:p><text:s text:c="3"/>39,179</text:p>
          </table:table-cell>
          <table:table-cell table:style-name="ce24" office:value-type="float" office:value="38715" calcext:value-type="float">
            <text:p><text:s text:c="3"/>38,71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霧峰區</text:p>
          </table:table-cell>
          <table:table-cell table:style-name="ce18" office:value-type="float" office:value="20413" calcext:value-type="float">
            <text:p><text:s text:c="3"/>20,413</text:p>
          </table:table-cell>
          <table:table-cell table:style-name="ce18" office:value-type="float" office:value="65582" calcext:value-type="float">
            <text:p><text:s text:c="3"/>65,582</text:p>
          </table:table-cell>
          <table:table-cell table:style-name="ce18" office:value-type="float" office:value="33199" calcext:value-type="float">
            <text:p><text:s text:c="3"/>33,199</text:p>
          </table:table-cell>
          <table:table-cell table:style-name="ce24" office:value-type="float" office:value="32383" calcext:value-type="float">
            <text:p><text:s text:c="3"/>32,38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平區</text:p>
          </table:table-cell>
          <table:table-cell table:style-name="ce18" office:value-type="float" office:value="64984" calcext:value-type="float">
            <text:p><text:s text:c="3"/>64,984</text:p>
          </table:table-cell>
          <table:table-cell table:style-name="ce18" office:value-type="float" office:value="190891" calcext:value-type="float">
            <text:p><text:s text:c="3"/>190,891</text:p>
          </table:table-cell>
          <table:table-cell table:style-name="ce18" office:value-type="float" office:value="94610" calcext:value-type="float">
            <text:p><text:s text:c="3"/>94,610</text:p>
          </table:table-cell>
          <table:table-cell table:style-name="ce24" office:value-type="float" office:value="96281" calcext:value-type="float">
            <text:p><text:s text:c="3"/>96,2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里區</text:p>
          </table:table-cell>
          <table:table-cell table:style-name="ce18" office:value-type="float" office:value="70168" calcext:value-type="float">
            <text:p><text:s text:c="3"/>70,168</text:p>
          </table:table-cell>
          <table:table-cell table:style-name="ce18" office:value-type="float" office:value="211805" calcext:value-type="float">
            <text:p><text:s text:c="3"/>211,805</text:p>
          </table:table-cell>
          <table:table-cell table:style-name="ce18" office:value-type="float" office:value="103931" calcext:value-type="float">
            <text:p><text:s text:c="3"/>103,931</text:p>
          </table:table-cell>
          <table:table-cell table:style-name="ce24" office:value-type="float" office:value="107874" calcext:value-type="float">
            <text:p><text:s text:c="3"/>107,87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和平區</text:p>
          </table:table-cell>
          <table:table-cell table:style-name="ce19" office:value-type="float" office:value="4615" calcext:value-type="float">
            <text:p><text:s text:c="3"/>4,615</text:p>
          </table:table-cell>
          <table:table-cell table:style-name="ce19" office:value-type="float" office:value="11079" calcext:value-type="float">
            <text:p><text:s text:c="3"/>11,079</text:p>
          </table:table-cell>
          <table:table-cell table:style-name="ce19" office:value-type="float" office:value="5927" calcext:value-type="float">
            <text:p><text:s text:c="3"/>5,927</text:p>
          </table:table-cell>
          <table:table-cell table:style-name="ce25" office:value-type="float" office:value="5152" calcext:value-type="float">
            <text:p><text:s text:c="3"/>5,152</text:p>
          </table:table-cell>
          <table:table-cell table:number-columns-repeated="1019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9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南市</text:p>
          </table:table-cell>
          <table:table-cell table:style-name="ce17" office:value-type="float" office:value="688535" calcext:value-type="float">
            <text:p><text:s text:c="3"/>688,535</text:p>
          </table:table-cell>
          <table:table-cell table:style-name="ce17" office:value-type="float" office:value="1884036" calcext:value-type="float">
            <text:p><text:s text:c="3"/>1,884,036</text:p>
          </table:table-cell>
          <table:table-cell table:style-name="ce17" office:value-type="float" office:value="940312" calcext:value-type="float">
            <text:p><text:s text:c="3"/>940,312</text:p>
          </table:table-cell>
          <table:table-cell table:style-name="ce23" office:value-type="float" office:value="943724" calcext:value-type="float">
            <text:p><text:s text:c="3"/>943,72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營區</text:p>
          </table:table-cell>
          <table:table-cell table:style-name="ce18" office:value-type="float" office:value="29079" calcext:value-type="float">
            <text:p><text:s text:c="3"/>29,079</text:p>
          </table:table-cell>
          <table:table-cell table:style-name="ce18" office:value-type="float" office:value="77666" calcext:value-type="float">
            <text:p><text:s text:c="3"/>77,666</text:p>
          </table:table-cell>
          <table:table-cell table:style-name="ce18" office:value-type="float" office:value="38430" calcext:value-type="float">
            <text:p><text:s text:c="3"/>38,430</text:p>
          </table:table-cell>
          <table:table-cell table:style-name="ce24" office:value-type="float" office:value="39236" calcext:value-type="float">
            <text:p><text:s text:c="3"/>39,2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鹽水區</text:p>
          </table:table-cell>
          <table:table-cell table:style-name="ce18" office:value-type="float" office:value="10029" calcext:value-type="float">
            <text:p><text:s text:c="3"/>10,029</text:p>
          </table:table-cell>
          <table:table-cell table:style-name="ce18" office:value-type="float" office:value="25427" calcext:value-type="float">
            <text:p><text:s text:c="3"/>25,427</text:p>
          </table:table-cell>
          <table:table-cell table:style-name="ce18" office:value-type="float" office:value="13269" calcext:value-type="float">
            <text:p><text:s text:c="3"/>13,269</text:p>
          </table:table-cell>
          <table:table-cell table:style-name="ce24" office:value-type="float" office:value="12158" calcext:value-type="float">
            <text:p><text:s text:c="3"/>12,1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白河區</text:p>
          </table:table-cell>
          <table:table-cell table:style-name="ce18" office:value-type="float" office:value="10800" calcext:value-type="float">
            <text:p><text:s text:c="3"/>10,800</text:p>
          </table:table-cell>
          <table:table-cell table:style-name="ce18" office:value-type="float" office:value="28175" calcext:value-type="float">
            <text:p><text:s text:c="3"/>28,175</text:p>
          </table:table-cell>
          <table:table-cell table:style-name="ce18" office:value-type="float" office:value="14727" calcext:value-type="float">
            <text:p><text:s text:c="3"/>14,727</text:p>
          </table:table-cell>
          <table:table-cell table:style-name="ce24" office:value-type="float" office:value="13448" calcext:value-type="float">
            <text:p><text:s text:c="3"/>13,4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柳營區</text:p>
          </table:table-cell>
          <table:table-cell table:style-name="ce18" office:value-type="float" office:value="7924" calcext:value-type="float">
            <text:p><text:s text:c="3"/>7,924</text:p>
          </table:table-cell>
          <table:table-cell table:style-name="ce18" office:value-type="float" office:value="21219" calcext:value-type="float">
            <text:p><text:s text:c="3"/>21,219</text:p>
          </table:table-cell>
          <table:table-cell table:style-name="ce18" office:value-type="float" office:value="11067" calcext:value-type="float">
            <text:p><text:s text:c="3"/>11,067</text:p>
          </table:table-cell>
          <table:table-cell table:style-name="ce24" office:value-type="float" office:value="10152" calcext:value-type="float">
            <text:p><text:s text:c="3"/>10,1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後壁區</text:p>
          </table:table-cell>
          <table:table-cell table:style-name="ce18" office:value-type="float" office:value="8823" calcext:value-type="float">
            <text:p><text:s text:c="3"/>8,823</text:p>
          </table:table-cell>
          <table:table-cell table:style-name="ce18" office:value-type="float" office:value="23470" calcext:value-type="float">
            <text:p><text:s text:c="3"/>23,470</text:p>
          </table:table-cell>
          <table:table-cell table:style-name="ce18" office:value-type="float" office:value="12195" calcext:value-type="float">
            <text:p><text:s text:c="3"/>12,195</text:p>
          </table:table-cell>
          <table:table-cell table:style-name="ce24" office:value-type="float" office:value="11275" calcext:value-type="float">
            <text:p><text:s text:c="3"/>11,2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山區</text:p>
          </table:table-cell>
          <table:table-cell table:style-name="ce18" office:value-type="float" office:value="8341" calcext:value-type="float">
            <text:p><text:s text:c="3"/>8,341</text:p>
          </table:table-cell>
          <table:table-cell table:style-name="ce18" office:value-type="float" office:value="20883" calcext:value-type="float">
            <text:p><text:s text:c="3"/>20,883</text:p>
          </table:table-cell>
          <table:table-cell table:style-name="ce18" office:value-type="float" office:value="11086" calcext:value-type="float">
            <text:p><text:s text:c="3"/>11,086</text:p>
          </table:table-cell>
          <table:table-cell table:style-name="ce24" office:value-type="float" office:value="9797" calcext:value-type="float">
            <text:p><text:s text:c="3"/>9,7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麻豆區</text:p>
          </table:table-cell>
          <table:table-cell table:style-name="ce18" office:value-type="float" office:value="15835" calcext:value-type="float">
            <text:p><text:s text:c="3"/>15,835</text:p>
          </table:table-cell>
          <table:table-cell table:style-name="ce18" office:value-type="float" office:value="44337" calcext:value-type="float">
            <text:p><text:s text:c="3"/>44,337</text:p>
          </table:table-cell>
          <table:table-cell table:style-name="ce18" office:value-type="float" office:value="22538" calcext:value-type="float">
            <text:p><text:s text:c="3"/>22,538</text:p>
          </table:table-cell>
          <table:table-cell table:style-name="ce24" office:value-type="float" office:value="21799" calcext:value-type="float">
            <text:p><text:s text:c="3"/>21,7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下營區</text:p>
          </table:table-cell>
          <table:table-cell table:style-name="ce18" office:value-type="float" office:value="9060" calcext:value-type="float">
            <text:p><text:s text:c="3"/>9,060</text:p>
          </table:table-cell>
          <table:table-cell table:style-name="ce18" office:value-type="float" office:value="23969" calcext:value-type="float">
            <text:p><text:s text:c="3"/>23,969</text:p>
          </table:table-cell>
          <table:table-cell table:style-name="ce18" office:value-type="float" office:value="12366" calcext:value-type="float">
            <text:p><text:s text:c="3"/>12,366</text:p>
          </table:table-cell>
          <table:table-cell table:style-name="ce24" office:value-type="float" office:value="11603" calcext:value-type="float">
            <text:p><text:s text:c="3"/>11,6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六甲區</text:p>
          </table:table-cell>
          <table:table-cell table:style-name="ce18" office:value-type="float" office:value="7806" calcext:value-type="float">
            <text:p><text:s text:c="3"/>7,806</text:p>
          </table:table-cell>
          <table:table-cell table:style-name="ce18" office:value-type="float" office:value="22202" calcext:value-type="float">
            <text:p><text:s text:c="3"/>22,202</text:p>
          </table:table-cell>
          <table:table-cell table:style-name="ce18" office:value-type="float" office:value="11475" calcext:value-type="float">
            <text:p><text:s text:c="3"/>11,475</text:p>
          </table:table-cell>
          <table:table-cell table:style-name="ce24" office:value-type="float" office:value="10727" calcext:value-type="float">
            <text:p><text:s text:c="3"/>10,7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官田區</text:p>
          </table:table-cell>
          <table:table-cell table:style-name="ce18" office:value-type="float" office:value="7949" calcext:value-type="float">
            <text:p><text:s text:c="3"/>7,949</text:p>
          </table:table-cell>
          <table:table-cell table:style-name="ce18" office:value-type="float" office:value="21355" calcext:value-type="float">
            <text:p><text:s text:c="3"/>21,355</text:p>
          </table:table-cell>
          <table:table-cell table:style-name="ce18" office:value-type="float" office:value="10874" calcext:value-type="float">
            <text:p><text:s text:c="3"/>10,874</text:p>
          </table:table-cell>
          <table:table-cell table:style-name="ce24" office:value-type="float" office:value="10481" calcext:value-type="float">
            <text:p><text:s text:c="3"/>10,4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內區</text:p>
          </table:table-cell>
          <table:table-cell table:style-name="ce18" office:value-type="float" office:value="3840" calcext:value-type="float">
            <text:p><text:s text:c="3"/>3,840</text:p>
          </table:table-cell>
          <table:table-cell table:style-name="ce18" office:value-type="float" office:value="9652" calcext:value-type="float">
            <text:p><text:s text:c="3"/>9,652</text:p>
          </table:table-cell>
          <table:table-cell table:style-name="ce18" office:value-type="float" office:value="5213" calcext:value-type="float">
            <text:p><text:s text:c="3"/>5,213</text:p>
          </table:table-cell>
          <table:table-cell table:style-name="ce24" office:value-type="float" office:value="4439" calcext:value-type="float">
            <text:p><text:s text:c="3"/>4,4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佳里區</text:p>
          </table:table-cell>
          <table:table-cell table:style-name="ce18" office:value-type="float" office:value="20815" calcext:value-type="float">
            <text:p><text:s text:c="3"/>20,815</text:p>
          </table:table-cell>
          <table:table-cell table:style-name="ce18" office:value-type="float" office:value="59128" calcext:value-type="float">
            <text:p><text:s text:c="3"/>59,128</text:p>
          </table:table-cell>
          <table:table-cell table:style-name="ce18" office:value-type="float" office:value="29321" calcext:value-type="float">
            <text:p><text:s text:c="3"/>29,321</text:p>
          </table:table-cell>
          <table:table-cell table:style-name="ce24" office:value-type="float" office:value="29807" calcext:value-type="float">
            <text:p><text:s text:c="3"/>29,8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學甲區</text:p>
          </table:table-cell>
          <table:table-cell table:style-name="ce18" office:value-type="float" office:value="9634" calcext:value-type="float">
            <text:p><text:s text:c="3"/>9,634</text:p>
          </table:table-cell>
          <table:table-cell table:style-name="ce18" office:value-type="float" office:value="25743" calcext:value-type="float">
            <text:p><text:s text:c="3"/>25,743</text:p>
          </table:table-cell>
          <table:table-cell table:style-name="ce18" office:value-type="float" office:value="13172" calcext:value-type="float">
            <text:p><text:s text:c="3"/>13,172</text:p>
          </table:table-cell>
          <table:table-cell table:style-name="ce24" office:value-type="float" office:value="12571" calcext:value-type="float">
            <text:p><text:s text:c="3"/>12,5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港區</text:p>
          </table:table-cell>
          <table:table-cell table:style-name="ce18" office:value-type="float" office:value="8268" calcext:value-type="float">
            <text:p><text:s text:c="3"/>8,268</text:p>
          </table:table-cell>
          <table:table-cell table:style-name="ce18" office:value-type="float" office:value="24735" calcext:value-type="float">
            <text:p><text:s text:c="3"/>24,735</text:p>
          </table:table-cell>
          <table:table-cell table:style-name="ce18" office:value-type="float" office:value="12472" calcext:value-type="float">
            <text:p><text:s text:c="3"/>12,472</text:p>
          </table:table-cell>
          <table:table-cell table:style-name="ce24" office:value-type="float" office:value="12263" calcext:value-type="float">
            <text:p><text:s text:c="3"/>12,2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七股區</text:p>
          </table:table-cell>
          <table:table-cell table:style-name="ce18" office:value-type="float" office:value="8046" calcext:value-type="float">
            <text:p><text:s text:c="3"/>8,046</text:p>
          </table:table-cell>
          <table:table-cell table:style-name="ce18" office:value-type="float" office:value="22849" calcext:value-type="float">
            <text:p><text:s text:c="3"/>22,849</text:p>
          </table:table-cell>
          <table:table-cell table:style-name="ce18" office:value-type="float" office:value="11835" calcext:value-type="float">
            <text:p><text:s text:c="3"/>11,835</text:p>
          </table:table-cell>
          <table:table-cell table:style-name="ce24" office:value-type="float" office:value="11014" calcext:value-type="float">
            <text:p><text:s text:c="3"/>11,0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將軍區</text:p>
          </table:table-cell>
          <table:table-cell table:style-name="ce18" office:value-type="float" office:value="7278" calcext:value-type="float">
            <text:p><text:s text:c="3"/>7,278</text:p>
          </table:table-cell>
          <table:table-cell table:style-name="ce18" office:value-type="float" office:value="19697" calcext:value-type="float">
            <text:p><text:s text:c="3"/>19,697</text:p>
          </table:table-cell>
          <table:table-cell table:style-name="ce18" office:value-type="float" office:value="10044" calcext:value-type="float">
            <text:p><text:s text:c="3"/>10,044</text:p>
          </table:table-cell>
          <table:table-cell table:style-name="ce24" office:value-type="float" office:value="9653" calcext:value-type="float">
            <text:p><text:s text:c="3"/>9,6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門區</text:p>
          </table:table-cell>
          <table:table-cell table:style-name="ce18" office:value-type="float" office:value="4223" calcext:value-type="float">
            <text:p><text:s text:c="3"/>4,223</text:p>
          </table:table-cell>
          <table:table-cell table:style-name="ce18" office:value-type="float" office:value="11100" calcext:value-type="float">
            <text:p><text:s text:c="3"/>11,100</text:p>
          </table:table-cell>
          <table:table-cell table:style-name="ce18" office:value-type="float" office:value="5608" calcext:value-type="float">
            <text:p><text:s text:c="3"/>5,608</text:p>
          </table:table-cell>
          <table:table-cell table:style-name="ce24" office:value-type="float" office:value="5492" calcext:value-type="float">
            <text:p><text:s text:c="3"/>5,4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化區</text:p>
          </table:table-cell>
          <table:table-cell table:style-name="ce18" office:value-type="float" office:value="14479" calcext:value-type="float">
            <text:p><text:s text:c="3"/>14,479</text:p>
          </table:table-cell>
          <table:table-cell table:style-name="ce18" office:value-type="float" office:value="43539" calcext:value-type="float">
            <text:p><text:s text:c="3"/>43,539</text:p>
          </table:table-cell>
          <table:table-cell table:style-name="ce18" office:value-type="float" office:value="22156" calcext:value-type="float">
            <text:p><text:s text:c="3"/>22,156</text:p>
          </table:table-cell>
          <table:table-cell table:style-name="ce24" office:value-type="float" office:value="21383" calcext:value-type="float">
            <text:p><text:s text:c="3"/>21,38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善化區</text:p>
          </table:table-cell>
          <table:table-cell table:style-name="ce18" office:value-type="float" office:value="17983" calcext:value-type="float">
            <text:p><text:s text:c="3"/>17,983</text:p>
          </table:table-cell>
          <table:table-cell table:style-name="ce18" office:value-type="float" office:value="48857" calcext:value-type="float">
            <text:p><text:s text:c="3"/>48,857</text:p>
          </table:table-cell>
          <table:table-cell table:style-name="ce18" office:value-type="float" office:value="24562" calcext:value-type="float">
            <text:p><text:s text:c="3"/>24,562</text:p>
          </table:table-cell>
          <table:table-cell table:style-name="ce24" office:value-type="float" office:value="24295" calcext:value-type="float">
            <text:p><text:s text:c="3"/>24,29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市區</text:p>
          </table:table-cell>
          <table:table-cell table:style-name="ce18" office:value-type="float" office:value="12540" calcext:value-type="float">
            <text:p><text:s text:c="3"/>12,540</text:p>
          </table:table-cell>
          <table:table-cell table:style-name="ce18" office:value-type="float" office:value="36821" calcext:value-type="float">
            <text:p><text:s text:c="3"/>36,821</text:p>
          </table:table-cell>
          <table:table-cell table:style-name="ce18" office:value-type="float" office:value="18425" calcext:value-type="float">
            <text:p><text:s text:c="3"/>18,425</text:p>
          </table:table-cell>
          <table:table-cell table:style-name="ce24" office:value-type="float" office:value="18396" calcext:value-type="float">
            <text:p><text:s text:c="3"/>18,3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定區</text:p>
          </table:table-cell>
          <table:table-cell table:style-name="ce18" office:value-type="float" office:value="10200" calcext:value-type="float">
            <text:p><text:s text:c="3"/>10,200</text:p>
          </table:table-cell>
          <table:table-cell table:style-name="ce18" office:value-type="float" office:value="30545" calcext:value-type="float">
            <text:p><text:s text:c="3"/>30,545</text:p>
          </table:table-cell>
          <table:table-cell table:style-name="ce18" office:value-type="float" office:value="15711" calcext:value-type="float">
            <text:p><text:s text:c="3"/>15,711</text:p>
          </table:table-cell>
          <table:table-cell table:style-name="ce24" office:value-type="float" office:value="14834" calcext:value-type="float">
            <text:p><text:s text:c="3"/>14,8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山上區</text:p>
          </table:table-cell>
          <table:table-cell table:style-name="ce18" office:value-type="float" office:value="2730" calcext:value-type="float">
            <text:p><text:s text:c="3"/>2,730</text:p>
          </table:table-cell>
          <table:table-cell table:style-name="ce18" office:value-type="float" office:value="7337" calcext:value-type="float">
            <text:p><text:s text:c="3"/>7,337</text:p>
          </table:table-cell>
          <table:table-cell table:style-name="ce18" office:value-type="float" office:value="3821" calcext:value-type="float">
            <text:p><text:s text:c="3"/>3,821</text:p>
          </table:table-cell>
          <table:table-cell table:style-name="ce24" office:value-type="float" office:value="3516" calcext:value-type="float">
            <text:p><text:s text:c="3"/>3,5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玉井區</text:p>
          </table:table-cell>
          <table:table-cell table:style-name="ce18" office:value-type="float" office:value="5150" calcext:value-type="float">
            <text:p><text:s text:c="3"/>5,150</text:p>
          </table:table-cell>
          <table:table-cell table:style-name="ce18" office:value-type="float" office:value="14038" calcext:value-type="float">
            <text:p><text:s text:c="3"/>14,038</text:p>
          </table:table-cell>
          <table:table-cell table:style-name="ce18" office:value-type="float" office:value="7250" calcext:value-type="float">
            <text:p><text:s text:c="3"/>7,250</text:p>
          </table:table-cell>
          <table:table-cell table:style-name="ce24" office:value-type="float" office:value="6788" calcext:value-type="float">
            <text:p><text:s text:c="3"/>6,7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楠西區</text:p>
          </table:table-cell>
          <table:table-cell table:style-name="ce18" office:value-type="float" office:value="3523" calcext:value-type="float">
            <text:p><text:s text:c="3"/>3,523</text:p>
          </table:table-cell>
          <table:table-cell table:style-name="ce18" office:value-type="float" office:value="9595" calcext:value-type="float">
            <text:p><text:s text:c="3"/>9,595</text:p>
          </table:table-cell>
          <table:table-cell table:style-name="ce18" office:value-type="float" office:value="5071" calcext:value-type="float">
            <text:p><text:s text:c="3"/>5,071</text:p>
          </table:table-cell>
          <table:table-cell table:style-name="ce24" office:value-type="float" office:value="4524" calcext:value-type="float">
            <text:p><text:s text:c="3"/>4,52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化區</text:p>
          </table:table-cell>
          <table:table-cell table:style-name="ce18" office:value-type="float" office:value="2858" calcext:value-type="float">
            <text:p><text:s text:c="3"/>2,858</text:p>
          </table:table-cell>
          <table:table-cell table:style-name="ce18" office:value-type="float" office:value="8747" calcext:value-type="float">
            <text:p><text:s text:c="3"/>8,747</text:p>
          </table:table-cell>
          <table:table-cell table:style-name="ce18" office:value-type="float" office:value="4713" calcext:value-type="float">
            <text:p><text:s text:c="3"/>4,713</text:p>
          </table:table-cell>
          <table:table-cell table:style-name="ce24" office:value-type="float" office:value="4034" calcext:value-type="float">
            <text:p><text:s text:c="3"/>4,0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左鎮區</text:p>
          </table:table-cell>
          <table:table-cell table:style-name="ce18" office:value-type="float" office:value="1955" calcext:value-type="float">
            <text:p><text:s text:c="3"/>1,955</text:p>
          </table:table-cell>
          <table:table-cell table:style-name="ce18" office:value-type="float" office:value="4813" calcext:value-type="float">
            <text:p><text:s text:c="3"/>4,813</text:p>
          </table:table-cell>
          <table:table-cell table:style-name="ce18" office:value-type="float" office:value="2708" calcext:value-type="float">
            <text:p><text:s text:c="3"/>2,708</text:p>
          </table:table-cell>
          <table:table-cell table:style-name="ce24" office:value-type="float" office:value="2105" calcext:value-type="float">
            <text:p><text:s text:c="3"/>2,1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仁德區</text:p>
          </table:table-cell>
          <table:table-cell table:style-name="ce18" office:value-type="float" office:value="27881" calcext:value-type="float">
            <text:p><text:s text:c="3"/>27,881</text:p>
          </table:table-cell>
          <table:table-cell table:style-name="ce18" office:value-type="float" office:value="75773" calcext:value-type="float">
            <text:p><text:s text:c="3"/>75,773</text:p>
          </table:table-cell>
          <table:table-cell table:style-name="ce18" office:value-type="float" office:value="38303" calcext:value-type="float">
            <text:p><text:s text:c="3"/>38,303</text:p>
          </table:table-cell>
          <table:table-cell table:style-name="ce24" office:value-type="float" office:value="37470" calcext:value-type="float">
            <text:p><text:s text:c="3"/>37,47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歸仁區</text:p>
          </table:table-cell>
          <table:table-cell table:style-name="ce18" office:value-type="float" office:value="22887" calcext:value-type="float">
            <text:p><text:s text:c="3"/>22,887</text:p>
          </table:table-cell>
          <table:table-cell table:style-name="ce18" office:value-type="float" office:value="68404" calcext:value-type="float">
            <text:p><text:s text:c="3"/>68,404</text:p>
          </table:table-cell>
          <table:table-cell table:style-name="ce18" office:value-type="float" office:value="34672" calcext:value-type="float">
            <text:p><text:s text:c="3"/>34,672</text:p>
          </table:table-cell>
          <table:table-cell table:style-name="ce24" office:value-type="float" office:value="33732" calcext:value-type="float">
            <text:p><text:s text:c="3"/>33,7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關廟區</text:p>
          </table:table-cell>
          <table:table-cell table:style-name="ce18" office:value-type="float" office:value="11236" calcext:value-type="float">
            <text:p><text:s text:c="3"/>11,236</text:p>
          </table:table-cell>
          <table:table-cell table:style-name="ce18" office:value-type="float" office:value="34391" calcext:value-type="float">
            <text:p><text:s text:c="3"/>34,391</text:p>
          </table:table-cell>
          <table:table-cell table:style-name="ce18" office:value-type="float" office:value="17734" calcext:value-type="float">
            <text:p><text:s text:c="3"/>17,734</text:p>
          </table:table-cell>
          <table:table-cell table:style-name="ce24" office:value-type="float" office:value="16657" calcext:value-type="float">
            <text:p><text:s text:c="3"/>16,65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龍崎區</text:p>
          </table:table-cell>
          <table:table-cell table:style-name="ce18" office:value-type="float" office:value="1533" calcext:value-type="float">
            <text:p><text:s text:c="3"/>1,533</text:p>
          </table:table-cell>
          <table:table-cell table:style-name="ce18" office:value-type="float" office:value="4000" calcext:value-type="float">
            <text:p><text:s text:c="3"/>4,000</text:p>
          </table:table-cell>
          <table:table-cell table:style-name="ce18" office:value-type="float" office:value="2150" calcext:value-type="float">
            <text:p><text:s text:c="3"/>2,150</text:p>
          </table:table-cell>
          <table:table-cell table:style-name="ce24" office:value-type="float" office:value="1850" calcext:value-type="float">
            <text:p><text:s text:c="3"/>1,8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康區</text:p>
          </table:table-cell>
          <table:table-cell table:style-name="ce18" office:value-type="float" office:value="85225" calcext:value-type="float">
            <text:p><text:s text:c="3"/>85,225</text:p>
          </table:table-cell>
          <table:table-cell table:style-name="ce18" office:value-type="float" office:value="234907" calcext:value-type="float">
            <text:p><text:s text:c="3"/>234,907</text:p>
          </table:table-cell>
          <table:table-cell table:style-name="ce18" office:value-type="float" office:value="115679" calcext:value-type="float">
            <text:p><text:s text:c="3"/>115,679</text:p>
          </table:table-cell>
          <table:table-cell table:style-name="ce24" office:value-type="float" office:value="119228" calcext:value-type="float">
            <text:p><text:s text:c="3"/>119,2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72166" calcext:value-type="float">
            <text:p><text:s text:c="3"/>72,166</text:p>
          </table:table-cell>
          <table:table-cell table:style-name="ce18" office:value-type="float" office:value="186114" calcext:value-type="float">
            <text:p><text:s text:c="3"/>186,114</text:p>
          </table:table-cell>
          <table:table-cell table:style-name="ce18" office:value-type="float" office:value="89135" calcext:value-type="float">
            <text:p><text:s text:c="3"/>89,135</text:p>
          </table:table-cell>
          <table:table-cell table:style-name="ce24" office:value-type="float" office:value="96979" calcext:value-type="float">
            <text:p><text:s text:c="3"/>96,9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　區</text:p>
          </table:table-cell>
          <table:table-cell table:style-name="ce18" office:value-type="float" office:value="46029" calcext:value-type="float">
            <text:p><text:s text:c="3"/>46,029</text:p>
          </table:table-cell>
          <table:table-cell table:style-name="ce18" office:value-type="float" office:value="124845" calcext:value-type="float">
            <text:p><text:s text:c="3"/>124,845</text:p>
          </table:table-cell>
          <table:table-cell table:style-name="ce18" office:value-type="float" office:value="61730" calcext:value-type="float">
            <text:p><text:s text:c="3"/>61,730</text:p>
          </table:table-cell>
          <table:table-cell table:style-name="ce24" office:value-type="float" office:value="63115" calcext:value-type="float">
            <text:p><text:s text:c="3"/>63,11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　區</text:p>
          </table:table-cell>
          <table:table-cell table:style-name="ce18" office:value-type="float" office:value="51105" calcext:value-type="float">
            <text:p><text:s text:c="3"/>51,105</text:p>
          </table:table-cell>
          <table:table-cell table:style-name="ce18" office:value-type="float" office:value="131940" calcext:value-type="float">
            <text:p><text:s text:c="3"/>131,940</text:p>
          </table:table-cell>
          <table:table-cell table:style-name="ce18" office:value-type="float" office:value="64079" calcext:value-type="float">
            <text:p><text:s text:c="3"/>64,079</text:p>
          </table:table-cell>
          <table:table-cell table:style-name="ce24" office:value-type="float" office:value="67861" calcext:value-type="float">
            <text:p><text:s text:c="3"/>67,8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南區</text:p>
          </table:table-cell>
          <table:table-cell table:style-name="ce18" office:value-type="float" office:value="63741" calcext:value-type="float">
            <text:p><text:s text:c="3"/>63,741</text:p>
          </table:table-cell>
          <table:table-cell table:style-name="ce18" office:value-type="float" office:value="193102" calcext:value-type="float">
            <text:p><text:s text:c="3"/>193,102</text:p>
          </table:table-cell>
          <table:table-cell table:style-name="ce18" office:value-type="float" office:value="97374" calcext:value-type="float">
            <text:p><text:s text:c="3"/>97,374</text:p>
          </table:table-cell>
          <table:table-cell table:style-name="ce24" office:value-type="float" office:value="95728" calcext:value-type="float">
            <text:p><text:s text:c="3"/>95,7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平區</text:p>
          </table:table-cell>
          <table:table-cell table:style-name="ce18" office:value-type="float" office:value="25952" calcext:value-type="float">
            <text:p><text:s text:c="3"/>25,952</text:p>
          </table:table-cell>
          <table:table-cell table:style-name="ce18" office:value-type="float" office:value="66669" calcext:value-type="float">
            <text:p><text:s text:c="3"/>66,669</text:p>
          </table:table-cell>
          <table:table-cell table:style-name="ce18" office:value-type="float" office:value="31660" calcext:value-type="float">
            <text:p><text:s text:c="3"/>31,660</text:p>
          </table:table-cell>
          <table:table-cell table:style-name="ce24" office:value-type="float" office:value="35009" calcext:value-type="float">
            <text:p><text:s text:c="3"/>35,00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西區</text:p>
          </table:table-cell>
          <table:table-cell table:style-name="ce19" office:value-type="float" office:value="31612" calcext:value-type="float">
            <text:p><text:s text:c="3"/>31,612</text:p>
          </table:table-cell>
          <table:table-cell table:style-name="ce19" office:value-type="float" office:value="77992" calcext:value-type="float">
            <text:p><text:s text:c="3"/>77,992</text:p>
          </table:table-cell>
          <table:table-cell table:style-name="ce19" office:value-type="float" office:value="37687" calcext:value-type="float">
            <text:p><text:s text:c="3"/>37,687</text:p>
          </table:table-cell>
          <table:table-cell table:style-name="ce25" office:value-type="float" office:value="40305" calcext:value-type="float">
            <text:p><text:s text:c="3"/>40,305</text:p>
          </table:table-cell>
          <table:table-cell table:number-columns-repeated="1019"/>
        </table:table-row>
        <table:table-row table:style-name="ro7" table:number-rows-repeated="10485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9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高雄市</text:p>
          </table:table-cell>
          <table:table-cell table:style-name="ce17" office:value-type="float" office:value="1098983" calcext:value-type="float">
            <text:p><text:s text:c="3"/>1,098,983</text:p>
          </table:table-cell>
          <table:table-cell table:style-name="ce17" office:value-type="float" office:value="2772820" calcext:value-type="float">
            <text:p><text:s text:c="3"/>2,772,820</text:p>
          </table:table-cell>
          <table:table-cell table:style-name="ce17" office:value-type="float" office:value="1372006" calcext:value-type="float">
            <text:p><text:s text:c="3"/>1,372,006</text:p>
          </table:table-cell>
          <table:table-cell table:style-name="ce23" office:value-type="float" office:value="1400814" calcext:value-type="float">
            <text:p><text:s text:c="3"/>1,400,8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鹽埕區</text:p>
          </table:table-cell>
          <table:table-cell table:style-name="ce18" office:value-type="float" office:value="10797" calcext:value-type="float">
            <text:p><text:s text:c="3"/>10,797</text:p>
          </table:table-cell>
          <table:table-cell table:style-name="ce18" office:value-type="float" office:value="24108" calcext:value-type="float">
            <text:p><text:s text:c="3"/>24,108</text:p>
          </table:table-cell>
          <table:table-cell table:style-name="ce18" office:value-type="float" office:value="11967" calcext:value-type="float">
            <text:p><text:s text:c="3"/>11,967</text:p>
          </table:table-cell>
          <table:table-cell table:style-name="ce24" office:value-type="float" office:value="12141" calcext:value-type="float">
            <text:p><text:s text:c="3"/>12,14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鼓山區</text:p>
          </table:table-cell>
          <table:table-cell table:style-name="ce18" office:value-type="float" office:value="58743" calcext:value-type="float">
            <text:p><text:s text:c="3"/>58,743</text:p>
          </table:table-cell>
          <table:table-cell table:style-name="ce18" office:value-type="float" office:value="139790" calcext:value-type="float">
            <text:p><text:s text:c="3"/>139,790</text:p>
          </table:table-cell>
          <table:table-cell table:style-name="ce18" office:value-type="float" office:value="67359" calcext:value-type="float">
            <text:p><text:s text:c="3"/>67,359</text:p>
          </table:table-cell>
          <table:table-cell table:style-name="ce24" office:value-type="float" office:value="72431" calcext:value-type="float">
            <text:p><text:s text:c="3"/>72,4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左營區</text:p>
          </table:table-cell>
          <table:table-cell table:style-name="ce18" office:value-type="float" office:value="79311" calcext:value-type="float">
            <text:p><text:s text:c="3"/>79,311</text:p>
          </table:table-cell>
          <table:table-cell table:style-name="ce18" office:value-type="float" office:value="196745" calcext:value-type="float">
            <text:p><text:s text:c="3"/>196,745</text:p>
          </table:table-cell>
          <table:table-cell table:style-name="ce18" office:value-type="float" office:value="94516" calcext:value-type="float">
            <text:p><text:s text:c="3"/>94,516</text:p>
          </table:table-cell>
          <table:table-cell table:style-name="ce24" office:value-type="float" office:value="102229" calcext:value-type="float">
            <text:p><text:s text:c="3"/>102,22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楠梓區</text:p>
          </table:table-cell>
          <table:table-cell table:style-name="ce18" office:value-type="float" office:value="71867" calcext:value-type="float">
            <text:p><text:s text:c="3"/>71,867</text:p>
          </table:table-cell>
          <table:table-cell table:style-name="ce18" office:value-type="float" office:value="185171" calcext:value-type="float">
            <text:p><text:s text:c="3"/>185,171</text:p>
          </table:table-cell>
          <table:table-cell table:style-name="ce18" office:value-type="float" office:value="90815" calcext:value-type="float">
            <text:p><text:s text:c="3"/>90,815</text:p>
          </table:table-cell>
          <table:table-cell table:style-name="ce24" office:value-type="float" office:value="94356" calcext:value-type="float">
            <text:p><text:s text:c="3"/>94,35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民區</text:p>
          </table:table-cell>
          <table:table-cell table:style-name="ce18" office:value-type="float" office:value="137194" calcext:value-type="float">
            <text:p><text:s text:c="3"/>137,194</text:p>
          </table:table-cell>
          <table:table-cell table:style-name="ce18" office:value-type="float" office:value="341431" calcext:value-type="float">
            <text:p><text:s text:c="3"/>341,431</text:p>
          </table:table-cell>
          <table:table-cell table:style-name="ce18" office:value-type="float" office:value="165006" calcext:value-type="float">
            <text:p><text:s text:c="3"/>165,006</text:p>
          </table:table-cell>
          <table:table-cell table:style-name="ce24" office:value-type="float" office:value="176425" calcext:value-type="float">
            <text:p><text:s text:c="3"/>176,4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興區</text:p>
          </table:table-cell>
          <table:table-cell table:style-name="ce18" office:value-type="float" office:value="22959" calcext:value-type="float">
            <text:p><text:s text:c="3"/>22,959</text:p>
          </table:table-cell>
          <table:table-cell table:style-name="ce18" office:value-type="float" office:value="50950" calcext:value-type="float">
            <text:p><text:s text:c="3"/>50,950</text:p>
          </table:table-cell>
          <table:table-cell table:style-name="ce18" office:value-type="float" office:value="24477" calcext:value-type="float">
            <text:p><text:s text:c="3"/>24,477</text:p>
          </table:table-cell>
          <table:table-cell table:style-name="ce24" office:value-type="float" office:value="26473" calcext:value-type="float">
            <text:p><text:s text:c="3"/>26,47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前金區</text:p>
          </table:table-cell>
          <table:table-cell table:style-name="ce18" office:value-type="float" office:value="12638" calcext:value-type="float">
            <text:p><text:s text:c="3"/>12,638</text:p>
          </table:table-cell>
          <table:table-cell table:style-name="ce18" office:value-type="float" office:value="26737" calcext:value-type="float">
            <text:p><text:s text:c="3"/>26,737</text:p>
          </table:table-cell>
          <table:table-cell table:style-name="ce18" office:value-type="float" office:value="12706" calcext:value-type="float">
            <text:p><text:s text:c="3"/>12,706</text:p>
          </table:table-cell>
          <table:table-cell table:style-name="ce24" office:value-type="float" office:value="14031" calcext:value-type="float">
            <text:p><text:s text:c="3"/>14,0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苓雅區</text:p>
          </table:table-cell>
          <table:table-cell table:style-name="ce18" office:value-type="float" office:value="72290" calcext:value-type="float">
            <text:p><text:s text:c="3"/>72,290</text:p>
          </table:table-cell>
          <table:table-cell table:style-name="ce18" office:value-type="float" office:value="169956" calcext:value-type="float">
            <text:p><text:s text:c="3"/>169,956</text:p>
          </table:table-cell>
          <table:table-cell table:style-name="ce18" office:value-type="float" office:value="81604" calcext:value-type="float">
            <text:p><text:s text:c="3"/>81,604</text:p>
          </table:table-cell>
          <table:table-cell table:style-name="ce24" office:value-type="float" office:value="88352" calcext:value-type="float">
            <text:p><text:s text:c="3"/>88,3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前鎮區</text:p>
          </table:table-cell>
          <table:table-cell table:style-name="ce18" office:value-type="float" office:value="78850" calcext:value-type="float">
            <text:p><text:s text:c="3"/>78,850</text:p>
          </table:table-cell>
          <table:table-cell table:style-name="ce18" office:value-type="float" office:value="188587" calcext:value-type="float">
            <text:p><text:s text:c="3"/>188,587</text:p>
          </table:table-cell>
          <table:table-cell table:style-name="ce18" office:value-type="float" office:value="92627" calcext:value-type="float">
            <text:p><text:s text:c="3"/>92,627</text:p>
          </table:table-cell>
          <table:table-cell table:style-name="ce24" office:value-type="float" office:value="95960" calcext:value-type="float">
            <text:p><text:s text:c="3"/>95,96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旗津區</text:p>
          </table:table-cell>
          <table:table-cell table:style-name="ce18" office:value-type="float" office:value="11097" calcext:value-type="float">
            <text:p><text:s text:c="3"/>11,097</text:p>
          </table:table-cell>
          <table:table-cell table:style-name="ce18" office:value-type="float" office:value="28526" calcext:value-type="float">
            <text:p><text:s text:c="3"/>28,526</text:p>
          </table:table-cell>
          <table:table-cell table:style-name="ce18" office:value-type="float" office:value="14679" calcext:value-type="float">
            <text:p><text:s text:c="3"/>14,679</text:p>
          </table:table-cell>
          <table:table-cell table:style-name="ce24" office:value-type="float" office:value="13847" calcext:value-type="float">
            <text:p><text:s text:c="3"/>13,84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小港區</text:p>
          </table:table-cell>
          <table:table-cell table:style-name="ce18" office:value-type="float" office:value="68528" calcext:value-type="float">
            <text:p><text:s text:c="3"/>68,528</text:p>
          </table:table-cell>
          <table:table-cell table:style-name="ce18" office:value-type="float" office:value="157614" calcext:value-type="float">
            <text:p><text:s text:c="3"/>157,614</text:p>
          </table:table-cell>
          <table:table-cell table:style-name="ce18" office:value-type="float" office:value="78243" calcext:value-type="float">
            <text:p><text:s text:c="3"/>78,243</text:p>
          </table:table-cell>
          <table:table-cell table:style-name="ce24" office:value-type="float" office:value="79371" calcext:value-type="float">
            <text:p><text:s text:c="3"/>79,3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鳳山區</text:p>
          </table:table-cell>
          <table:table-cell table:style-name="ce18" office:value-type="float" office:value="141726" calcext:value-type="float">
            <text:p><text:s text:c="3"/>141,726</text:p>
          </table:table-cell>
          <table:table-cell table:style-name="ce18" office:value-type="float" office:value="359004" calcext:value-type="float">
            <text:p><text:s text:c="3"/>359,004</text:p>
          </table:table-cell>
          <table:table-cell table:style-name="ce18" office:value-type="float" office:value="175813" calcext:value-type="float">
            <text:p><text:s text:c="3"/>175,813</text:p>
          </table:table-cell>
          <table:table-cell table:style-name="ce24" office:value-type="float" office:value="183191" calcext:value-type="float">
            <text:p><text:s text:c="3"/>183,1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園區</text:p>
          </table:table-cell>
          <table:table-cell table:style-name="ce18" office:value-type="float" office:value="26079" calcext:value-type="float">
            <text:p><text:s text:c="3"/>26,079</text:p>
          </table:table-cell>
          <table:table-cell table:style-name="ce18" office:value-type="float" office:value="69870" calcext:value-type="float">
            <text:p><text:s text:c="3"/>69,870</text:p>
          </table:table-cell>
          <table:table-cell table:style-name="ce18" office:value-type="float" office:value="35287" calcext:value-type="float">
            <text:p><text:s text:c="3"/>35,287</text:p>
          </table:table-cell>
          <table:table-cell table:style-name="ce24" office:value-type="float" office:value="34583" calcext:value-type="float">
            <text:p><text:s text:c="3"/>34,58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寮區</text:p>
          </table:table-cell>
          <table:table-cell table:style-name="ce18" office:value-type="float" office:value="42484" calcext:value-type="float">
            <text:p><text:s text:c="3"/>42,484</text:p>
          </table:table-cell>
          <table:table-cell table:style-name="ce18" office:value-type="float" office:value="112399" calcext:value-type="float">
            <text:p><text:s text:c="3"/>112,399</text:p>
          </table:table-cell>
          <table:table-cell table:style-name="ce18" office:value-type="float" office:value="57449" calcext:value-type="float">
            <text:p><text:s text:c="3"/>57,449</text:p>
          </table:table-cell>
          <table:table-cell table:style-name="ce24" office:value-type="float" office:value="54950" calcext:value-type="float">
            <text:p><text:s text:c="3"/>54,9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樹區</text:p>
          </table:table-cell>
          <table:table-cell table:style-name="ce18" office:value-type="float" office:value="13663" calcext:value-type="float">
            <text:p><text:s text:c="3"/>13,663</text:p>
          </table:table-cell>
          <table:table-cell table:style-name="ce18" office:value-type="float" office:value="42486" calcext:value-type="float">
            <text:p><text:s text:c="3"/>42,486</text:p>
          </table:table-cell>
          <table:table-cell table:style-name="ce18" office:value-type="float" office:value="21763" calcext:value-type="float">
            <text:p><text:s text:c="3"/>21,763</text:p>
          </table:table-cell>
          <table:table-cell table:style-name="ce24" office:value-type="float" office:value="20723" calcext:value-type="float">
            <text:p><text:s text:c="3"/>20,7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社區</text:p>
          </table:table-cell>
          <table:table-cell table:style-name="ce18" office:value-type="float" office:value="13133" calcext:value-type="float">
            <text:p><text:s text:c="3"/>13,133</text:p>
          </table:table-cell>
          <table:table-cell table:style-name="ce18" office:value-type="float" office:value="34595" calcext:value-type="float">
            <text:p><text:s text:c="3"/>34,595</text:p>
          </table:table-cell>
          <table:table-cell table:style-name="ce18" office:value-type="float" office:value="17517" calcext:value-type="float">
            <text:p><text:s text:c="3"/>17,517</text:p>
          </table:table-cell>
          <table:table-cell table:style-name="ce24" office:value-type="float" office:value="17078" calcext:value-type="float">
            <text:p><text:s text:c="3"/>17,0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仁武區</text:p>
          </table:table-cell>
          <table:table-cell table:style-name="ce18" office:value-type="float" office:value="34018" calcext:value-type="float">
            <text:p><text:s text:c="3"/>34,018</text:p>
          </table:table-cell>
          <table:table-cell table:style-name="ce18" office:value-type="float" office:value="87377" calcext:value-type="float">
            <text:p><text:s text:c="3"/>87,377</text:p>
          </table:table-cell>
          <table:table-cell table:style-name="ce18" office:value-type="float" office:value="44302" calcext:value-type="float">
            <text:p><text:s text:c="3"/>44,302</text:p>
          </table:table-cell>
          <table:table-cell table:style-name="ce24" office:value-type="float" office:value="43075" calcext:value-type="float">
            <text:p><text:s text:c="3"/>43,0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鳥松區</text:p>
          </table:table-cell>
          <table:table-cell table:style-name="ce18" office:value-type="float" office:value="18511" calcext:value-type="float">
            <text:p><text:s text:c="3"/>18,511</text:p>
          </table:table-cell>
          <table:table-cell table:style-name="ce18" office:value-type="float" office:value="44379" calcext:value-type="float">
            <text:p><text:s text:c="3"/>44,379</text:p>
          </table:table-cell>
          <table:table-cell table:style-name="ce18" office:value-type="float" office:value="22488" calcext:value-type="float">
            <text:p><text:s text:c="3"/>22,488</text:p>
          </table:table-cell>
          <table:table-cell table:style-name="ce24" office:value-type="float" office:value="21891" calcext:value-type="float">
            <text:p><text:s text:c="3"/>21,8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岡山區</text:p>
          </table:table-cell>
          <table:table-cell table:style-name="ce18" office:value-type="float" office:value="35054" calcext:value-type="float">
            <text:p><text:s text:c="3"/>35,054</text:p>
          </table:table-cell>
          <table:table-cell table:style-name="ce18" office:value-type="float" office:value="97039" calcext:value-type="float">
            <text:p><text:s text:c="3"/>97,039</text:p>
          </table:table-cell>
          <table:table-cell table:style-name="ce18" office:value-type="float" office:value="48115" calcext:value-type="float">
            <text:p><text:s text:c="3"/>48,115</text:p>
          </table:table-cell>
          <table:table-cell table:style-name="ce24" office:value-type="float" office:value="48924" calcext:value-type="float">
            <text:p><text:s text:c="3"/>48,92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橋頭區</text:p>
          </table:table-cell>
          <table:table-cell table:style-name="ce18" office:value-type="float" office:value="13782" calcext:value-type="float">
            <text:p><text:s text:c="3"/>13,782</text:p>
          </table:table-cell>
          <table:table-cell table:style-name="ce18" office:value-type="float" office:value="37651" calcext:value-type="float">
            <text:p><text:s text:c="3"/>37,651</text:p>
          </table:table-cell>
          <table:table-cell table:style-name="ce18" office:value-type="float" office:value="19085" calcext:value-type="float">
            <text:p><text:s text:c="3"/>19,085</text:p>
          </table:table-cell>
          <table:table-cell table:style-name="ce24" office:value-type="float" office:value="18566" calcext:value-type="float">
            <text:p><text:s text:c="3"/>18,56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燕巢區</text:p>
          </table:table-cell>
          <table:table-cell table:style-name="ce18" office:value-type="float" office:value="10599" calcext:value-type="float">
            <text:p><text:s text:c="3"/>10,599</text:p>
          </table:table-cell>
          <table:table-cell table:style-name="ce18" office:value-type="float" office:value="29795" calcext:value-type="float">
            <text:p><text:s text:c="3"/>29,795</text:p>
          </table:table-cell>
          <table:table-cell table:style-name="ce18" office:value-type="float" office:value="15674" calcext:value-type="float">
            <text:p><text:s text:c="3"/>15,674</text:p>
          </table:table-cell>
          <table:table-cell table:style-name="ce24" office:value-type="float" office:value="14121" calcext:value-type="float">
            <text:p><text:s text:c="3"/>14,1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田寮區</text:p>
          </table:table-cell>
          <table:table-cell table:style-name="ce18" office:value-type="float" office:value="3254" calcext:value-type="float">
            <text:p><text:s text:c="3"/>3,254</text:p>
          </table:table-cell>
          <table:table-cell table:style-name="ce18" office:value-type="float" office:value="7203" calcext:value-type="float">
            <text:p><text:s text:c="3"/>7,203</text:p>
          </table:table-cell>
          <table:table-cell table:style-name="ce18" office:value-type="float" office:value="3977" calcext:value-type="float">
            <text:p><text:s text:c="3"/>3,977</text:p>
          </table:table-cell>
          <table:table-cell table:style-name="ce24" office:value-type="float" office:value="3226" calcext:value-type="float">
            <text:p><text:s text:c="3"/>3,22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阿蓮區</text:p>
          </table:table-cell>
          <table:table-cell table:style-name="ce18" office:value-type="float" office:value="9423" calcext:value-type="float">
            <text:p><text:s text:c="3"/>9,423</text:p>
          </table:table-cell>
          <table:table-cell table:style-name="ce18" office:value-type="float" office:value="28662" calcext:value-type="float">
            <text:p><text:s text:c="3"/>28,662</text:p>
          </table:table-cell>
          <table:table-cell table:style-name="ce18" office:value-type="float" office:value="14464" calcext:value-type="float">
            <text:p><text:s text:c="3"/>14,464</text:p>
          </table:table-cell>
          <table:table-cell table:style-name="ce24" office:value-type="float" office:value="14198" calcext:value-type="float">
            <text:p><text:s text:c="3"/>14,1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路竹區</text:p>
          </table:table-cell>
          <table:table-cell table:style-name="ce18" office:value-type="float" office:value="17141" calcext:value-type="float">
            <text:p><text:s text:c="3"/>17,141</text:p>
          </table:table-cell>
          <table:table-cell table:style-name="ce18" office:value-type="float" office:value="52553" calcext:value-type="float">
            <text:p><text:s text:c="3"/>52,553</text:p>
          </table:table-cell>
          <table:table-cell table:style-name="ce18" office:value-type="float" office:value="26819" calcext:value-type="float">
            <text:p><text:s text:c="3"/>26,819</text:p>
          </table:table-cell>
          <table:table-cell table:style-name="ce24" office:value-type="float" office:value="25734" calcext:value-type="float">
            <text:p><text:s text:c="3"/>25,7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湖內區</text:p>
          </table:table-cell>
          <table:table-cell table:style-name="ce18" office:value-type="float" office:value="10958" calcext:value-type="float">
            <text:p><text:s text:c="3"/>10,958</text:p>
          </table:table-cell>
          <table:table-cell table:style-name="ce18" office:value-type="float" office:value="29837" calcext:value-type="float">
            <text:p><text:s text:c="3"/>29,837</text:p>
          </table:table-cell>
          <table:table-cell table:style-name="ce18" office:value-type="float" office:value="15255" calcext:value-type="float">
            <text:p><text:s text:c="3"/>15,255</text:p>
          </table:table-cell>
          <table:table-cell table:style-name="ce24" office:value-type="float" office:value="14582" calcext:value-type="float">
            <text:p><text:s text:c="3"/>14,5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茄萣區</text:p>
          </table:table-cell>
          <table:table-cell table:style-name="ce18" office:value-type="float" office:value="10535" calcext:value-type="float">
            <text:p><text:s text:c="3"/>10,535</text:p>
          </table:table-cell>
          <table:table-cell table:style-name="ce18" office:value-type="float" office:value="30052" calcext:value-type="float">
            <text:p><text:s text:c="3"/>30,052</text:p>
          </table:table-cell>
          <table:table-cell table:style-name="ce18" office:value-type="float" office:value="15443" calcext:value-type="float">
            <text:p><text:s text:c="3"/>15,443</text:p>
          </table:table-cell>
          <table:table-cell table:style-name="ce24" office:value-type="float" office:value="14609" calcext:value-type="float">
            <text:p><text:s text:c="3"/>14,60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安區</text:p>
          </table:table-cell>
          <table:table-cell table:style-name="ce18" office:value-type="float" office:value="5737" calcext:value-type="float">
            <text:p><text:s text:c="3"/>5,737</text:p>
          </table:table-cell>
          <table:table-cell table:style-name="ce18" office:value-type="float" office:value="13899" calcext:value-type="float">
            <text:p><text:s text:c="3"/>13,899</text:p>
          </table:table-cell>
          <table:table-cell table:style-name="ce18" office:value-type="float" office:value="7003" calcext:value-type="float">
            <text:p><text:s text:c="3"/>7,003</text:p>
          </table:table-cell>
          <table:table-cell table:style-name="ce24" office:value-type="float" office:value="6896" calcext:value-type="float">
            <text:p><text:s text:c="3"/>6,8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彌陀區</text:p>
          </table:table-cell>
          <table:table-cell table:style-name="ce18" office:value-type="float" office:value="6793" calcext:value-type="float">
            <text:p><text:s text:c="3"/>6,793</text:p>
          </table:table-cell>
          <table:table-cell table:style-name="ce18" office:value-type="float" office:value="19285" calcext:value-type="float">
            <text:p><text:s text:c="3"/>19,285</text:p>
          </table:table-cell>
          <table:table-cell table:style-name="ce18" office:value-type="float" office:value="9894" calcext:value-type="float">
            <text:p><text:s text:c="3"/>9,894</text:p>
          </table:table-cell>
          <table:table-cell table:style-name="ce24" office:value-type="float" office:value="9391" calcext:value-type="float">
            <text:p><text:s text:c="3"/>9,3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梓官區</text:p>
          </table:table-cell>
          <table:table-cell table:style-name="ce18" office:value-type="float" office:value="12691" calcext:value-type="float">
            <text:p><text:s text:c="3"/>12,691</text:p>
          </table:table-cell>
          <table:table-cell table:style-name="ce18" office:value-type="float" office:value="35924" calcext:value-type="float">
            <text:p><text:s text:c="3"/>35,924</text:p>
          </table:table-cell>
          <table:table-cell table:style-name="ce18" office:value-type="float" office:value="18491" calcext:value-type="float">
            <text:p><text:s text:c="3"/>18,491</text:p>
          </table:table-cell>
          <table:table-cell table:style-name="ce24" office:value-type="float" office:value="17433" calcext:value-type="float">
            <text:p><text:s text:c="3"/>17,4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旗山區</text:p>
          </table:table-cell>
          <table:table-cell table:style-name="ce18" office:value-type="float" office:value="13721" calcext:value-type="float">
            <text:p><text:s text:c="3"/>13,721</text:p>
          </table:table-cell>
          <table:table-cell table:style-name="ce18" office:value-type="float" office:value="36713" calcext:value-type="float">
            <text:p><text:s text:c="3"/>36,713</text:p>
          </table:table-cell>
          <table:table-cell table:style-name="ce18" office:value-type="float" office:value="18969" calcext:value-type="float">
            <text:p><text:s text:c="3"/>18,969</text:p>
          </table:table-cell>
          <table:table-cell table:style-name="ce24" office:value-type="float" office:value="17744" calcext:value-type="float">
            <text:p><text:s text:c="3"/>17,74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美濃區</text:p>
          </table:table-cell>
          <table:table-cell table:style-name="ce18" office:value-type="float" office:value="14801" calcext:value-type="float">
            <text:p><text:s text:c="3"/>14,801</text:p>
          </table:table-cell>
          <table:table-cell table:style-name="ce18" office:value-type="float" office:value="39649" calcext:value-type="float">
            <text:p><text:s text:c="3"/>39,649</text:p>
          </table:table-cell>
          <table:table-cell table:style-name="ce18" office:value-type="float" office:value="20785" calcext:value-type="float">
            <text:p><text:s text:c="3"/>20,785</text:p>
          </table:table-cell>
          <table:table-cell table:style-name="ce24" office:value-type="float" office:value="18864" calcext:value-type="float">
            <text:p><text:s text:c="3"/>18,8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六龜區</text:p>
          </table:table-cell>
          <table:table-cell table:style-name="ce18" office:value-type="float" office:value="5571" calcext:value-type="float">
            <text:p><text:s text:c="3"/>5,571</text:p>
          </table:table-cell>
          <table:table-cell table:style-name="ce18" office:value-type="float" office:value="12989" calcext:value-type="float">
            <text:p><text:s text:c="3"/>12,989</text:p>
          </table:table-cell>
          <table:table-cell table:style-name="ce18" office:value-type="float" office:value="7008" calcext:value-type="float">
            <text:p><text:s text:c="3"/>7,008</text:p>
          </table:table-cell>
          <table:table-cell table:style-name="ce24" office:value-type="float" office:value="5981" calcext:value-type="float">
            <text:p><text:s text:c="3"/>5,9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甲仙區</text:p>
          </table:table-cell>
          <table:table-cell table:style-name="ce18" office:value-type="float" office:value="2301" calcext:value-type="float">
            <text:p><text:s text:c="3"/>2,301</text:p>
          </table:table-cell>
          <table:table-cell table:style-name="ce18" office:value-type="float" office:value="6065" calcext:value-type="float">
            <text:p><text:s text:c="3"/>6,065</text:p>
          </table:table-cell>
          <table:table-cell table:style-name="ce18" office:value-type="float" office:value="3220" calcext:value-type="float">
            <text:p><text:s text:c="3"/>3,220</text:p>
          </table:table-cell>
          <table:table-cell table:style-name="ce24" office:value-type="float" office:value="2845" calcext:value-type="float">
            <text:p><text:s text:c="3"/>2,845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杉林區</text:p>
          </table:table-cell>
          <table:table-cell table:style-name="ce18" office:value-type="float" office:value="4809" calcext:value-type="float">
            <text:p><text:s text:c="3"/>4,809</text:p>
          </table:table-cell>
          <table:table-cell table:style-name="ce18" office:value-type="float" office:value="11843" calcext:value-type="float">
            <text:p><text:s text:c="3"/>11,843</text:p>
          </table:table-cell>
          <table:table-cell table:style-name="ce18" office:value-type="float" office:value="6474" calcext:value-type="float">
            <text:p><text:s text:c="3"/>6,474</text:p>
          </table:table-cell>
          <table:table-cell table:style-name="ce24" office:value-type="float" office:value="5369" calcext:value-type="float">
            <text:p><text:s text:c="3"/>5,369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內門區</text:p>
          </table:table-cell>
          <table:table-cell table:style-name="ce18" office:value-type="float" office:value="5129" calcext:value-type="float">
            <text:p><text:s text:c="3"/>5,129</text:p>
          </table:table-cell>
          <table:table-cell table:style-name="ce18" office:value-type="float" office:value="14489" calcext:value-type="float">
            <text:p><text:s text:c="3"/>14,489</text:p>
          </table:table-cell>
          <table:table-cell table:style-name="ce18" office:value-type="float" office:value="7829" calcext:value-type="float">
            <text:p><text:s text:c="3"/>7,829</text:p>
          </table:table-cell>
          <table:table-cell table:style-name="ce24" office:value-type="float" office:value="6660" calcext:value-type="float">
            <text:p><text:s text:c="3"/>6,660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※茂林區</text:p>
          </table:table-cell>
          <table:table-cell table:style-name="ce18" office:value-type="float" office:value="600" calcext:value-type="float">
            <text:p><text:s text:c="3"/>600</text:p>
          </table:table-cell>
          <table:table-cell table:style-name="ce18" office:value-type="float" office:value="1996" calcext:value-type="float">
            <text:p><text:s text:c="3"/>1,996</text:p>
          </table:table-cell>
          <table:table-cell table:style-name="ce18" office:value-type="float" office:value="1006" calcext:value-type="float">
            <text:p><text:s text:c="3"/>1,006</text:p>
          </table:table-cell>
          <table:table-cell table:style-name="ce24" office:value-type="float" office:value="990" calcext:value-type="float">
            <text:p><text:s text:c="3"/>990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※桃源區</text:p>
          </table:table-cell>
          <table:table-cell table:style-name="ce18" office:value-type="float" office:value="1355" calcext:value-type="float">
            <text:p><text:s text:c="3"/>1,355</text:p>
          </table:table-cell>
          <table:table-cell table:style-name="ce18" office:value-type="float" office:value="4310" calcext:value-type="float">
            <text:p><text:s text:c="3"/>4,310</text:p>
          </table:table-cell>
          <table:table-cell table:style-name="ce18" office:value-type="float" office:value="2269" calcext:value-type="float">
            <text:p><text:s text:c="3"/>2,269</text:p>
          </table:table-cell>
          <table:table-cell table:style-name="ce24" office:value-type="float" office:value="2041" calcext:value-type="float">
            <text:p><text:s text:c="3"/>2,041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※那瑪夏區</text:p>
          </table:table-cell>
          <table:table-cell table:style-name="ce19" office:value-type="float" office:value="841" calcext:value-type="float">
            <text:p><text:s text:c="3"/>841</text:p>
          </table:table-cell>
          <table:table-cell table:style-name="ce19" office:value-type="float" office:value="3141" calcext:value-type="float">
            <text:p><text:s text:c="3"/>3,141</text:p>
          </table:table-cell>
          <table:table-cell table:style-name="ce19" office:value-type="float" office:value="1608" calcext:value-type="float">
            <text:p><text:s text:c="3"/>1,608</text:p>
          </table:table-cell>
          <table:table-cell table:style-name="ce25" office:value-type="float" office:value="1533" calcext:value-type="float">
            <text:p><text:s text:c="3"/>1,533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9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style-name="ce38" table:number-columns-repeated="1019"/>
        </table:table-row>
        <table:table-row table:style-name="ro4">
          <table:table-cell table:style-name="ce27" office:value-type="string" calcext:value-type="string">
            <text:p>宜蘭縣</text:p>
          </table:table-cell>
          <table:table-cell table:style-name="ce17" office:value-type="float" office:value="169424" calcext:value-type="float">
            <text:p><text:s text:c="3"/>169,424</text:p>
          </table:table-cell>
          <table:table-cell table:style-name="ce17" office:value-type="float" office:value="455592" calcext:value-type="float">
            <text:p><text:s text:c="3"/>455,592</text:p>
          </table:table-cell>
          <table:table-cell table:style-name="ce17" office:value-type="float" office:value="230277" calcext:value-type="float">
            <text:p><text:s text:c="3"/>230,277</text:p>
          </table:table-cell>
          <table:table-cell table:style-name="ce23" office:value-type="float" office:value="225315" calcext:value-type="float">
            <text:p><text:s text:c="3"/>225,31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宜蘭市</text:p>
          </table:table-cell>
          <table:table-cell table:style-name="ce18" office:value-type="float" office:value="36558" calcext:value-type="float">
            <text:p><text:s text:c="3"/>36,558</text:p>
          </table:table-cell>
          <table:table-cell table:style-name="ce18" office:value-type="float" office:value="95770" calcext:value-type="float">
            <text:p><text:s text:c="3"/>95,770</text:p>
          </table:table-cell>
          <table:table-cell table:style-name="ce18" office:value-type="float" office:value="46662" calcext:value-type="float">
            <text:p><text:s text:c="3"/>46,662</text:p>
          </table:table-cell>
          <table:table-cell table:style-name="ce24" office:value-type="float" office:value="49108" calcext:value-type="float">
            <text:p><text:s text:c="3"/>49,1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羅東鎮</text:p>
          </table:table-cell>
          <table:table-cell table:style-name="ce18" office:value-type="float" office:value="26509" calcext:value-type="float">
            <text:p><text:s text:c="3"/>26,509</text:p>
          </table:table-cell>
          <table:table-cell table:style-name="ce18" office:value-type="float" office:value="72468" calcext:value-type="float">
            <text:p><text:s text:c="3"/>72,468</text:p>
          </table:table-cell>
          <table:table-cell table:style-name="ce18" office:value-type="float" office:value="34293" calcext:value-type="float">
            <text:p><text:s text:c="3"/>34,293</text:p>
          </table:table-cell>
          <table:table-cell table:style-name="ce24" office:value-type="float" office:value="38175" calcext:value-type="float">
            <text:p><text:s text:c="3"/>38,1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蘇澳鎮</text:p>
          </table:table-cell>
          <table:table-cell table:style-name="ce18" office:value-type="float" office:value="14219" calcext:value-type="float">
            <text:p><text:s text:c="3"/>14,219</text:p>
          </table:table-cell>
          <table:table-cell table:style-name="ce18" office:value-type="float" office:value="39808" calcext:value-type="float">
            <text:p><text:s text:c="3"/>39,808</text:p>
          </table:table-cell>
          <table:table-cell table:style-name="ce18" office:value-type="float" office:value="20278" calcext:value-type="float">
            <text:p><text:s text:c="3"/>20,278</text:p>
          </table:table-cell>
          <table:table-cell table:style-name="ce24" office:value-type="float" office:value="19530" calcext:value-type="float">
            <text:p><text:s text:c="3"/>19,5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頭城鎮</text:p>
          </table:table-cell>
          <table:table-cell table:style-name="ce18" office:value-type="float" office:value="10279" calcext:value-type="float">
            <text:p><text:s text:c="3"/>10,279</text:p>
          </table:table-cell>
          <table:table-cell table:style-name="ce18" office:value-type="float" office:value="29200" calcext:value-type="float">
            <text:p><text:s text:c="3"/>29,200</text:p>
          </table:table-cell>
          <table:table-cell table:style-name="ce18" office:value-type="float" office:value="15045" calcext:value-type="float">
            <text:p><text:s text:c="3"/>15,045</text:p>
          </table:table-cell>
          <table:table-cell table:style-name="ce24" office:value-type="float" office:value="14155" calcext:value-type="float">
            <text:p><text:s text:c="3"/>14,15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礁溪鄉</text:p>
          </table:table-cell>
          <table:table-cell table:style-name="ce18" office:value-type="float" office:value="14174" calcext:value-type="float">
            <text:p><text:s text:c="3"/>14,174</text:p>
          </table:table-cell>
          <table:table-cell table:style-name="ce18" office:value-type="float" office:value="35644" calcext:value-type="float">
            <text:p><text:s text:c="3"/>35,644</text:p>
          </table:table-cell>
          <table:table-cell table:style-name="ce18" office:value-type="float" office:value="18535" calcext:value-type="float">
            <text:p><text:s text:c="3"/>18,535</text:p>
          </table:table-cell>
          <table:table-cell table:style-name="ce24" office:value-type="float" office:value="17109" calcext:value-type="float">
            <text:p><text:s text:c="3"/>17,10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壯圍鄉</text:p>
          </table:table-cell>
          <table:table-cell table:style-name="ce18" office:value-type="float" office:value="8922" calcext:value-type="float">
            <text:p><text:s text:c="3"/>8,922</text:p>
          </table:table-cell>
          <table:table-cell table:style-name="ce18" office:value-type="float" office:value="24322" calcext:value-type="float">
            <text:p><text:s text:c="3"/>24,322</text:p>
          </table:table-cell>
          <table:table-cell table:style-name="ce18" office:value-type="float" office:value="12848" calcext:value-type="float">
            <text:p><text:s text:c="3"/>12,848</text:p>
          </table:table-cell>
          <table:table-cell table:style-name="ce24" office:value-type="float" office:value="11474" calcext:value-type="float">
            <text:p><text:s text:c="3"/>11,4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員山鄉</text:p>
          </table:table-cell>
          <table:table-cell table:style-name="ce18" office:value-type="float" office:value="11741" calcext:value-type="float">
            <text:p><text:s text:c="3"/>11,741</text:p>
          </table:table-cell>
          <table:table-cell table:style-name="ce18" office:value-type="float" office:value="32282" calcext:value-type="float">
            <text:p><text:s text:c="3"/>32,282</text:p>
          </table:table-cell>
          <table:table-cell table:style-name="ce18" office:value-type="float" office:value="17122" calcext:value-type="float">
            <text:p><text:s text:c="3"/>17,122</text:p>
          </table:table-cell>
          <table:table-cell table:style-name="ce24" office:value-type="float" office:value="15160" calcext:value-type="float">
            <text:p><text:s text:c="3"/>15,16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冬山鄉</text:p>
          </table:table-cell>
          <table:table-cell table:style-name="ce18" office:value-type="float" office:value="19403" calcext:value-type="float">
            <text:p><text:s text:c="3"/>19,403</text:p>
          </table:table-cell>
          <table:table-cell table:style-name="ce18" office:value-type="float" office:value="52859" calcext:value-type="float">
            <text:p><text:s text:c="3"/>52,859</text:p>
          </table:table-cell>
          <table:table-cell table:style-name="ce18" office:value-type="float" office:value="27122" calcext:value-type="float">
            <text:p><text:s text:c="3"/>27,122</text:p>
          </table:table-cell>
          <table:table-cell table:style-name="ce24" office:value-type="float" office:value="25737" calcext:value-type="float">
            <text:p><text:s text:c="3"/>25,73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五結鄉</text:p>
          </table:table-cell>
          <table:table-cell table:style-name="ce18" office:value-type="float" office:value="15079" calcext:value-type="float">
            <text:p><text:s text:c="3"/>15,079</text:p>
          </table:table-cell>
          <table:table-cell table:style-name="ce18" office:value-type="float" office:value="39573" calcext:value-type="float">
            <text:p><text:s text:c="3"/>39,573</text:p>
          </table:table-cell>
          <table:table-cell table:style-name="ce18" office:value-type="float" office:value="20437" calcext:value-type="float">
            <text:p><text:s text:c="3"/>20,437</text:p>
          </table:table-cell>
          <table:table-cell table:style-name="ce24" office:value-type="float" office:value="19136" calcext:value-type="float">
            <text:p><text:s text:c="3"/>19,1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星鄉</text:p>
          </table:table-cell>
          <table:table-cell table:style-name="ce18" office:value-type="float" office:value="8648" calcext:value-type="float">
            <text:p><text:s text:c="3"/>8,648</text:p>
          </table:table-cell>
          <table:table-cell table:style-name="ce18" office:value-type="float" office:value="21402" calcext:value-type="float">
            <text:p><text:s text:c="3"/>21,402</text:p>
          </table:table-cell>
          <table:table-cell table:style-name="ce18" office:value-type="float" office:value="11494" calcext:value-type="float">
            <text:p><text:s text:c="3"/>11,494</text:p>
          </table:table-cell>
          <table:table-cell table:style-name="ce24" office:value-type="float" office:value="9908" calcext:value-type="float">
            <text:p><text:s text:c="3"/>9,9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大同鄉</text:p>
          </table:table-cell>
          <table:table-cell table:style-name="ce18" office:value-type="float" office:value="1920" calcext:value-type="float">
            <text:p><text:s text:c="3"/>1,920</text:p>
          </table:table-cell>
          <table:table-cell table:style-name="ce18" office:value-type="float" office:value="6238" calcext:value-type="float">
            <text:p><text:s text:c="3"/>6,238</text:p>
          </table:table-cell>
          <table:table-cell table:style-name="ce18" office:value-type="float" office:value="3333" calcext:value-type="float">
            <text:p><text:s text:c="3"/>3,333</text:p>
          </table:table-cell>
          <table:table-cell table:style-name="ce24" office:value-type="float" office:value="2905" calcext:value-type="float">
            <text:p><text:s text:c="3"/>2,90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南澳鄉</text:p>
          </table:table-cell>
          <table:table-cell table:style-name="ce19" office:value-type="float" office:value="1972" calcext:value-type="float">
            <text:p><text:s text:c="3"/>1,972</text:p>
          </table:table-cell>
          <table:table-cell table:style-name="ce19" office:value-type="float" office:value="6026" calcext:value-type="float">
            <text:p><text:s text:c="3"/>6,026</text:p>
          </table:table-cell>
          <table:table-cell table:style-name="ce19" office:value-type="float" office:value="3108" calcext:value-type="float">
            <text:p><text:s text:c="3"/>3,108</text:p>
          </table:table-cell>
          <table:table-cell table:style-name="ce25" office:value-type="float" office:value="2918" calcext:value-type="float">
            <text:p><text:s text:c="3"/>2,918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9月底</text:p>
          </table:table-cell>
          <table:table-cell table:style-name="ce39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竹縣</text:p>
          </table:table-cell>
          <table:table-cell table:style-name="ce17" office:value-type="float" office:value="194570" calcext:value-type="float">
            <text:p><text:s text:c="3"/>194,570</text:p>
          </table:table-cell>
          <table:table-cell table:style-name="ce17" office:value-type="float" office:value="556056" calcext:value-type="float">
            <text:p><text:s text:c="3"/>556,056</text:p>
          </table:table-cell>
          <table:table-cell table:style-name="ce17" office:value-type="float" office:value="284039" calcext:value-type="float">
            <text:p><text:s text:c="3"/>284,039</text:p>
          </table:table-cell>
          <table:table-cell table:style-name="ce23" office:value-type="float" office:value="272017" calcext:value-type="float">
            <text:p><text:s text:c="3"/>272,0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北市</text:p>
          </table:table-cell>
          <table:table-cell table:style-name="ce18" office:value-type="float" office:value="67954" calcext:value-type="float">
            <text:p><text:s text:c="3"/>67,954</text:p>
          </table:table-cell>
          <table:table-cell table:style-name="ce18" office:value-type="float" office:value="186069" calcext:value-type="float">
            <text:p><text:s text:c="3"/>186,069</text:p>
          </table:table-cell>
          <table:table-cell table:style-name="ce18" office:value-type="float" office:value="92635" calcext:value-type="float">
            <text:p><text:s text:c="3"/>92,635</text:p>
          </table:table-cell>
          <table:table-cell table:style-name="ce24" office:value-type="float" office:value="93434" calcext:value-type="float">
            <text:p><text:s text:c="3"/>93,4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關西鎮</text:p>
          </table:table-cell>
          <table:table-cell table:style-name="ce18" office:value-type="float" office:value="9417" calcext:value-type="float">
            <text:p><text:s text:c="3"/>9,417</text:p>
          </table:table-cell>
          <table:table-cell table:style-name="ce18" office:value-type="float" office:value="28687" calcext:value-type="float">
            <text:p><text:s text:c="3"/>28,687</text:p>
          </table:table-cell>
          <table:table-cell table:style-name="ce18" office:value-type="float" office:value="15374" calcext:value-type="float">
            <text:p><text:s text:c="3"/>15,374</text:p>
          </table:table-cell>
          <table:table-cell table:style-name="ce24" office:value-type="float" office:value="13313" calcext:value-type="float">
            <text:p><text:s text:c="3"/>13,31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埔鎮</text:p>
          </table:table-cell>
          <table:table-cell table:style-name="ce18" office:value-type="float" office:value="10762" calcext:value-type="float">
            <text:p><text:s text:c="3"/>10,762</text:p>
          </table:table-cell>
          <table:table-cell table:style-name="ce18" office:value-type="float" office:value="33128" calcext:value-type="float">
            <text:p><text:s text:c="3"/>33,128</text:p>
          </table:table-cell>
          <table:table-cell table:style-name="ce18" office:value-type="float" office:value="17669" calcext:value-type="float">
            <text:p><text:s text:c="3"/>17,669</text:p>
          </table:table-cell>
          <table:table-cell table:style-name="ce24" office:value-type="float" office:value="15459" calcext:value-type="float">
            <text:p><text:s text:c="3"/>15,4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東鎮</text:p>
          </table:table-cell>
          <table:table-cell table:style-name="ce18" office:value-type="float" office:value="34122" calcext:value-type="float">
            <text:p><text:s text:c="3"/>34,122</text:p>
          </table:table-cell>
          <table:table-cell table:style-name="ce18" office:value-type="float" office:value="96384" calcext:value-type="float">
            <text:p><text:s text:c="3"/>96,384</text:p>
          </table:table-cell>
          <table:table-cell table:style-name="ce18" office:value-type="float" office:value="48380" calcext:value-type="float">
            <text:p><text:s text:c="3"/>48,380</text:p>
          </table:table-cell>
          <table:table-cell table:style-name="ce24" office:value-type="float" office:value="48004" calcext:value-type="float">
            <text:p><text:s text:c="3"/>48,0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湖口鄉</text:p>
          </table:table-cell>
          <table:table-cell table:style-name="ce18" office:value-type="float" office:value="26946" calcext:value-type="float">
            <text:p><text:s text:c="3"/>26,946</text:p>
          </table:table-cell>
          <table:table-cell table:style-name="ce18" office:value-type="float" office:value="77613" calcext:value-type="float">
            <text:p><text:s text:c="3"/>77,613</text:p>
          </table:table-cell>
          <table:table-cell table:style-name="ce18" office:value-type="float" office:value="39283" calcext:value-type="float">
            <text:p><text:s text:c="3"/>39,283</text:p>
          </table:table-cell>
          <table:table-cell table:style-name="ce24" office:value-type="float" office:value="38330" calcext:value-type="float">
            <text:p><text:s text:c="3"/>38,3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橫山鄉</text:p>
          </table:table-cell>
          <table:table-cell table:style-name="ce18" office:value-type="float" office:value="4444" calcext:value-type="float">
            <text:p><text:s text:c="3"/>4,444</text:p>
          </table:table-cell>
          <table:table-cell table:style-name="ce18" office:value-type="float" office:value="13027" calcext:value-type="float">
            <text:p><text:s text:c="3"/>13,027</text:p>
          </table:table-cell>
          <table:table-cell table:style-name="ce18" office:value-type="float" office:value="7059" calcext:value-type="float">
            <text:p><text:s text:c="3"/>7,059</text:p>
          </table:table-cell>
          <table:table-cell table:style-name="ce24" office:value-type="float" office:value="5968" calcext:value-type="float">
            <text:p><text:s text:c="3"/>5,9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豐鄉</text:p>
          </table:table-cell>
          <table:table-cell table:style-name="ce18" office:value-type="float" office:value="18771" calcext:value-type="float">
            <text:p><text:s text:c="3"/>18,771</text:p>
          </table:table-cell>
          <table:table-cell table:style-name="ce18" office:value-type="float" office:value="56897" calcext:value-type="float">
            <text:p><text:s text:c="3"/>56,897</text:p>
          </table:table-cell>
          <table:table-cell table:style-name="ce18" office:value-type="float" office:value="29206" calcext:value-type="float">
            <text:p><text:s text:c="3"/>29,206</text:p>
          </table:table-cell>
          <table:table-cell table:style-name="ce24" office:value-type="float" office:value="27691" calcext:value-type="float">
            <text:p><text:s text:c="3"/>27,6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芎林鄉</text:p>
          </table:table-cell>
          <table:table-cell table:style-name="ce18" office:value-type="float" office:value="6594" calcext:value-type="float">
            <text:p><text:s text:c="3"/>6,594</text:p>
          </table:table-cell>
          <table:table-cell table:style-name="ce18" office:value-type="float" office:value="20054" calcext:value-type="float">
            <text:p><text:s text:c="3"/>20,054</text:p>
          </table:table-cell>
          <table:table-cell table:style-name="ce18" office:value-type="float" office:value="10625" calcext:value-type="float">
            <text:p><text:s text:c="3"/>10,625</text:p>
          </table:table-cell>
          <table:table-cell table:style-name="ce24" office:value-type="float" office:value="9429" calcext:value-type="float">
            <text:p><text:s text:c="3"/>9,42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寶山鄉</text:p>
          </table:table-cell>
          <table:table-cell table:style-name="ce18" office:value-type="float" office:value="5682" calcext:value-type="float">
            <text:p><text:s text:c="3"/>5,682</text:p>
          </table:table-cell>
          <table:table-cell table:style-name="ce18" office:value-type="float" office:value="14714" calcext:value-type="float">
            <text:p><text:s text:c="3"/>14,714</text:p>
          </table:table-cell>
          <table:table-cell table:style-name="ce18" office:value-type="float" office:value="7972" calcext:value-type="float">
            <text:p><text:s text:c="3"/>7,972</text:p>
          </table:table-cell>
          <table:table-cell table:style-name="ce24" office:value-type="float" office:value="6742" calcext:value-type="float">
            <text:p><text:s text:c="3"/>6,7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埔鄉</text:p>
          </table:table-cell>
          <table:table-cell table:style-name="ce18" office:value-type="float" office:value="3129" calcext:value-type="float">
            <text:p><text:s text:c="3"/>3,129</text:p>
          </table:table-cell>
          <table:table-cell table:style-name="ce18" office:value-type="float" office:value="9352" calcext:value-type="float">
            <text:p><text:s text:c="3"/>9,352</text:p>
          </table:table-cell>
          <table:table-cell table:style-name="ce18" office:value-type="float" office:value="5080" calcext:value-type="float">
            <text:p><text:s text:c="3"/>5,080</text:p>
          </table:table-cell>
          <table:table-cell table:style-name="ce24" office:value-type="float" office:value="4272" calcext:value-type="float">
            <text:p><text:s text:c="3"/>4,27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峨眉鄉</text:p>
          </table:table-cell>
          <table:table-cell table:style-name="ce18" office:value-type="float" office:value="2090" calcext:value-type="float">
            <text:p><text:s text:c="3"/>2,090</text:p>
          </table:table-cell>
          <table:table-cell table:style-name="ce18" office:value-type="float" office:value="5645" calcext:value-type="float">
            <text:p><text:s text:c="3"/>5,645</text:p>
          </table:table-cell>
          <table:table-cell table:style-name="ce18" office:value-type="float" office:value="3099" calcext:value-type="float">
            <text:p><text:s text:c="3"/>3,099</text:p>
          </table:table-cell>
          <table:table-cell table:style-name="ce24" office:value-type="float" office:value="2546" calcext:value-type="float">
            <text:p><text:s text:c="3"/>2,5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尖石鄉</text:p>
          </table:table-cell>
          <table:table-cell table:style-name="ce18" office:value-type="float" office:value="2890" calcext:value-type="float">
            <text:p><text:s text:c="3"/>2,890</text:p>
          </table:table-cell>
          <table:table-cell table:style-name="ce18" office:value-type="float" office:value="9667" calcext:value-type="float">
            <text:p><text:s text:c="3"/>9,667</text:p>
          </table:table-cell>
          <table:table-cell table:style-name="ce18" office:value-type="float" office:value="5080" calcext:value-type="float">
            <text:p><text:s text:c="3"/>5,080</text:p>
          </table:table-cell>
          <table:table-cell table:style-name="ce24" office:value-type="float" office:value="4587" calcext:value-type="float">
            <text:p><text:s text:c="3"/>4,58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五峰鄉</text:p>
          </table:table-cell>
          <table:table-cell table:style-name="ce19" office:value-type="float" office:value="1769" calcext:value-type="float">
            <text:p><text:s text:c="3"/>1,769</text:p>
          </table:table-cell>
          <table:table-cell table:style-name="ce19" office:value-type="float" office:value="4819" calcext:value-type="float">
            <text:p><text:s text:c="3"/>4,819</text:p>
          </table:table-cell>
          <table:table-cell table:style-name="ce19" office:value-type="float" office:value="2577" calcext:value-type="float">
            <text:p><text:s text:c="3"/>2,577</text:p>
          </table:table-cell>
          <table:table-cell table:style-name="ce25" office:value-type="float" office:value="2242" calcext:value-type="float">
            <text:p><text:s text:c="3"/>2,242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9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苗栗縣</text:p>
          </table:table-cell>
          <table:table-cell table:style-name="ce17" office:value-type="float" office:value="189108" calcext:value-type="float">
            <text:p><text:s text:c="3"/>189,108</text:p>
          </table:table-cell>
          <table:table-cell table:style-name="ce17" office:value-type="float" office:value="550085" calcext:value-type="float">
            <text:p><text:s text:c="3"/>550,085</text:p>
          </table:table-cell>
          <table:table-cell table:style-name="ce17" office:value-type="float" office:value="283885" calcext:value-type="float">
            <text:p><text:s text:c="3"/>283,885</text:p>
          </table:table-cell>
          <table:table-cell table:style-name="ce23" office:value-type="float" office:value="266200" calcext:value-type="float">
            <text:p><text:s text:c="3"/>266,20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苗栗市</text:p>
          </table:table-cell>
          <table:table-cell table:style-name="ce18" office:value-type="float" office:value="31515" calcext:value-type="float">
            <text:p><text:s text:c="3"/>31,515</text:p>
          </table:table-cell>
          <table:table-cell table:style-name="ce18" office:value-type="float" office:value="88340" calcext:value-type="float">
            <text:p><text:s text:c="3"/>88,340</text:p>
          </table:table-cell>
          <table:table-cell table:style-name="ce18" office:value-type="float" office:value="44065" calcext:value-type="float">
            <text:p><text:s text:c="3"/>44,065</text:p>
          </table:table-cell>
          <table:table-cell table:style-name="ce24" office:value-type="float" office:value="44275" calcext:value-type="float">
            <text:p><text:s text:c="3"/>44,2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頭份市</text:p>
          </table:table-cell>
          <table:table-cell table:style-name="ce18" office:value-type="float" office:value="35210" calcext:value-type="float">
            <text:p><text:s text:c="3"/>35,210</text:p>
          </table:table-cell>
          <table:table-cell table:style-name="ce18" office:value-type="float" office:value="103012" calcext:value-type="float">
            <text:p><text:s text:c="3"/>103,012</text:p>
          </table:table-cell>
          <table:table-cell table:style-name="ce18" office:value-type="float" office:value="51976" calcext:value-type="float">
            <text:p><text:s text:c="3"/>51,976</text:p>
          </table:table-cell>
          <table:table-cell table:style-name="ce24" office:value-type="float" office:value="51036" calcext:value-type="float">
            <text:p><text:s text:c="3"/>51,0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苑裡鎮</text:p>
          </table:table-cell>
          <table:table-cell table:style-name="ce18" office:value-type="float" office:value="14706" calcext:value-type="float">
            <text:p><text:s text:c="3"/>14,706</text:p>
          </table:table-cell>
          <table:table-cell table:style-name="ce18" office:value-type="float" office:value="45420" calcext:value-type="float">
            <text:p><text:s text:c="3"/>45,420</text:p>
          </table:table-cell>
          <table:table-cell table:style-name="ce18" office:value-type="float" office:value="23674" calcext:value-type="float">
            <text:p><text:s text:c="3"/>23,674</text:p>
          </table:table-cell>
          <table:table-cell table:style-name="ce24" office:value-type="float" office:value="21746" calcext:value-type="float">
            <text:p><text:s text:c="3"/>21,7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通霄鎮</text:p>
          </table:table-cell>
          <table:table-cell table:style-name="ce18" office:value-type="float" office:value="11583" calcext:value-type="float">
            <text:p><text:s text:c="3"/>11,583</text:p>
          </table:table-cell>
          <table:table-cell table:style-name="ce18" office:value-type="float" office:value="34148" calcext:value-type="float">
            <text:p><text:s text:c="3"/>34,148</text:p>
          </table:table-cell>
          <table:table-cell table:style-name="ce18" office:value-type="float" office:value="18067" calcext:value-type="float">
            <text:p><text:s text:c="3"/>18,067</text:p>
          </table:table-cell>
          <table:table-cell table:style-name="ce24" office:value-type="float" office:value="16081" calcext:value-type="float">
            <text:p><text:s text:c="3"/>16,0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南鎮</text:p>
          </table:table-cell>
          <table:table-cell table:style-name="ce18" office:value-type="float" office:value="29799" calcext:value-type="float">
            <text:p><text:s text:c="3"/>29,799</text:p>
          </table:table-cell>
          <table:table-cell table:style-name="ce18" office:value-type="float" office:value="86029" calcext:value-type="float">
            <text:p><text:s text:c="3"/>86,029</text:p>
          </table:table-cell>
          <table:table-cell table:style-name="ce18" office:value-type="float" office:value="43457" calcext:value-type="float">
            <text:p><text:s text:c="3"/>43,457</text:p>
          </table:table-cell>
          <table:table-cell table:style-name="ce24" office:value-type="float" office:value="42572" calcext:value-type="float">
            <text:p><text:s text:c="3"/>42,57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後龍鎮</text:p>
          </table:table-cell>
          <table:table-cell table:style-name="ce18" office:value-type="float" office:value="11969" calcext:value-type="float">
            <text:p><text:s text:c="3"/>11,969</text:p>
          </table:table-cell>
          <table:table-cell table:style-name="ce18" office:value-type="float" office:value="36353" calcext:value-type="float">
            <text:p><text:s text:c="3"/>36,353</text:p>
          </table:table-cell>
          <table:table-cell table:style-name="ce18" office:value-type="float" office:value="19261" calcext:value-type="float">
            <text:p><text:s text:c="3"/>19,261</text:p>
          </table:table-cell>
          <table:table-cell table:style-name="ce24" office:value-type="float" office:value="17092" calcext:value-type="float">
            <text:p><text:s text:c="3"/>17,0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卓蘭鎮</text:p>
          </table:table-cell>
          <table:table-cell table:style-name="ce18" office:value-type="float" office:value="6019" calcext:value-type="float">
            <text:p><text:s text:c="3"/>6,019</text:p>
          </table:table-cell>
          <table:table-cell table:style-name="ce18" office:value-type="float" office:value="16833" calcext:value-type="float">
            <text:p><text:s text:c="3"/>16,833</text:p>
          </table:table-cell>
          <table:table-cell table:style-name="ce18" office:value-type="float" office:value="8820" calcext:value-type="float">
            <text:p><text:s text:c="3"/>8,820</text:p>
          </table:table-cell>
          <table:table-cell table:style-name="ce24" office:value-type="float" office:value="8013" calcext:value-type="float">
            <text:p><text:s text:c="3"/>8,01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湖鄉</text:p>
          </table:table-cell>
          <table:table-cell table:style-name="ce18" office:value-type="float" office:value="5388" calcext:value-type="float">
            <text:p><text:s text:c="3"/>5,388</text:p>
          </table:table-cell>
          <table:table-cell table:style-name="ce18" office:value-type="float" office:value="14546" calcext:value-type="float">
            <text:p><text:s text:c="3"/>14,546</text:p>
          </table:table-cell>
          <table:table-cell table:style-name="ce18" office:value-type="float" office:value="7718" calcext:value-type="float">
            <text:p><text:s text:c="3"/>7,718</text:p>
          </table:table-cell>
          <table:table-cell table:style-name="ce24" office:value-type="float" office:value="6828" calcext:value-type="float">
            <text:p><text:s text:c="3"/>6,8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公館鄉</text:p>
          </table:table-cell>
          <table:table-cell table:style-name="ce18" office:value-type="float" office:value="10750" calcext:value-type="float">
            <text:p><text:s text:c="3"/>10,750</text:p>
          </table:table-cell>
          <table:table-cell table:style-name="ce18" office:value-type="float" office:value="33352" calcext:value-type="float">
            <text:p><text:s text:c="3"/>33,352</text:p>
          </table:table-cell>
          <table:table-cell table:style-name="ce18" office:value-type="float" office:value="17432" calcext:value-type="float">
            <text:p><text:s text:c="3"/>17,432</text:p>
          </table:table-cell>
          <table:table-cell table:style-name="ce24" office:value-type="float" office:value="15920" calcext:value-type="float">
            <text:p><text:s text:c="3"/>15,92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銅鑼鄉</text:p>
          </table:table-cell>
          <table:table-cell table:style-name="ce18" office:value-type="float" office:value="6158" calcext:value-type="float">
            <text:p><text:s text:c="3"/>6,158</text:p>
          </table:table-cell>
          <table:table-cell table:style-name="ce18" office:value-type="float" office:value="17951" calcext:value-type="float">
            <text:p><text:s text:c="3"/>17,951</text:p>
          </table:table-cell>
          <table:table-cell table:style-name="ce18" office:value-type="float" office:value="9559" calcext:value-type="float">
            <text:p><text:s text:c="3"/>9,559</text:p>
          </table:table-cell>
          <table:table-cell table:style-name="ce24" office:value-type="float" office:value="8392" calcext:value-type="float">
            <text:p><text:s text:c="3"/>8,3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庄鄉</text:p>
          </table:table-cell>
          <table:table-cell table:style-name="ce18" office:value-type="float" office:value="3941" calcext:value-type="float">
            <text:p><text:s text:c="3"/>3,941</text:p>
          </table:table-cell>
          <table:table-cell table:style-name="ce18" office:value-type="float" office:value="10127" calcext:value-type="float">
            <text:p><text:s text:c="3"/>10,127</text:p>
          </table:table-cell>
          <table:table-cell table:style-name="ce18" office:value-type="float" office:value="5553" calcext:value-type="float">
            <text:p><text:s text:c="3"/>5,553</text:p>
          </table:table-cell>
          <table:table-cell table:style-name="ce24" office:value-type="float" office:value="4574" calcext:value-type="float">
            <text:p><text:s text:c="3"/>4,5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頭屋鄉</text:p>
          </table:table-cell>
          <table:table-cell table:style-name="ce18" office:value-type="float" office:value="3648" calcext:value-type="float">
            <text:p><text:s text:c="3"/>3,648</text:p>
          </table:table-cell>
          <table:table-cell table:style-name="ce18" office:value-type="float" office:value="10725" calcext:value-type="float">
            <text:p><text:s text:c="3"/>10,725</text:p>
          </table:table-cell>
          <table:table-cell table:style-name="ce18" office:value-type="float" office:value="5679" calcext:value-type="float">
            <text:p><text:s text:c="3"/>5,679</text:p>
          </table:table-cell>
          <table:table-cell table:style-name="ce24" office:value-type="float" office:value="5046" calcext:value-type="float">
            <text:p><text:s text:c="3"/>5,0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義鄉</text:p>
          </table:table-cell>
          <table:table-cell table:style-name="ce18" office:value-type="float" office:value="5559" calcext:value-type="float">
            <text:p><text:s text:c="3"/>5,559</text:p>
          </table:table-cell>
          <table:table-cell table:style-name="ce18" office:value-type="float" office:value="16284" calcext:value-type="float">
            <text:p><text:s text:c="3"/>16,284</text:p>
          </table:table-cell>
          <table:table-cell table:style-name="ce18" office:value-type="float" office:value="8603" calcext:value-type="float">
            <text:p><text:s text:c="3"/>8,603</text:p>
          </table:table-cell>
          <table:table-cell table:style-name="ce24" office:value-type="float" office:value="7681" calcext:value-type="float">
            <text:p><text:s text:c="3"/>7,6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湖鄉</text:p>
          </table:table-cell>
          <table:table-cell table:style-name="ce18" office:value-type="float" office:value="2635" calcext:value-type="float">
            <text:p><text:s text:c="3"/>2,635</text:p>
          </table:table-cell>
          <table:table-cell table:style-name="ce18" office:value-type="float" office:value="7089" calcext:value-type="float">
            <text:p><text:s text:c="3"/>7,089</text:p>
          </table:table-cell>
          <table:table-cell table:style-name="ce18" office:value-type="float" office:value="3958" calcext:value-type="float">
            <text:p><text:s text:c="3"/>3,958</text:p>
          </table:table-cell>
          <table:table-cell table:style-name="ce24" office:value-type="float" office:value="3131" calcext:value-type="float">
            <text:p><text:s text:c="3"/>3,1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造橋鄉</text:p>
          </table:table-cell>
          <table:table-cell table:style-name="ce18" office:value-type="float" office:value="4138" calcext:value-type="float">
            <text:p><text:s text:c="3"/>4,138</text:p>
          </table:table-cell>
          <table:table-cell table:style-name="ce18" office:value-type="float" office:value="12740" calcext:value-type="float">
            <text:p><text:s text:c="3"/>12,740</text:p>
          </table:table-cell>
          <table:table-cell table:style-name="ce18" office:value-type="float" office:value="6724" calcext:value-type="float">
            <text:p><text:s text:c="3"/>6,724</text:p>
          </table:table-cell>
          <table:table-cell table:style-name="ce24" office:value-type="float" office:value="6016" calcext:value-type="float">
            <text:p><text:s text:c="3"/>6,0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灣鄉</text:p>
          </table:table-cell>
          <table:table-cell table:style-name="ce18" office:value-type="float" office:value="2394" calcext:value-type="float">
            <text:p><text:s text:c="3"/>2,394</text:p>
          </table:table-cell>
          <table:table-cell table:style-name="ce18" office:value-type="float" office:value="6675" calcext:value-type="float">
            <text:p><text:s text:c="3"/>6,675</text:p>
          </table:table-cell>
          <table:table-cell table:style-name="ce18" office:value-type="float" office:value="3652" calcext:value-type="float">
            <text:p><text:s text:c="3"/>3,652</text:p>
          </table:table-cell>
          <table:table-cell table:style-name="ce24" office:value-type="float" office:value="3023" calcext:value-type="float">
            <text:p><text:s text:c="3"/>3,0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獅潭鄉</text:p>
          </table:table-cell>
          <table:table-cell table:style-name="ce18" office:value-type="float" office:value="1713" calcext:value-type="float">
            <text:p><text:s text:c="3"/>1,713</text:p>
          </table:table-cell>
          <table:table-cell table:style-name="ce18" office:value-type="float" office:value="4378" calcext:value-type="float">
            <text:p><text:s text:c="3"/>4,378</text:p>
          </table:table-cell>
          <table:table-cell table:style-name="ce18" office:value-type="float" office:value="2447" calcext:value-type="float">
            <text:p><text:s text:c="3"/>2,447</text:p>
          </table:table-cell>
          <table:table-cell table:style-name="ce24" office:value-type="float" office:value="1931" calcext:value-type="float">
            <text:p><text:s text:c="3"/>1,93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泰安鄉</text:p>
          </table:table-cell>
          <table:table-cell table:style-name="ce19" office:value-type="float" office:value="1983" calcext:value-type="float">
            <text:p><text:s text:c="3"/>1,983</text:p>
          </table:table-cell>
          <table:table-cell table:style-name="ce19" office:value-type="float" office:value="6083" calcext:value-type="float">
            <text:p><text:s text:c="3"/>6,083</text:p>
          </table:table-cell>
          <table:table-cell table:style-name="ce19" office:value-type="float" office:value="3240" calcext:value-type="float">
            <text:p><text:s text:c="3"/>3,240</text:p>
          </table:table-cell>
          <table:table-cell table:style-name="ce25" office:value-type="float" office:value="2843" calcext:value-type="float">
            <text:p><text:s text:c="3"/>2,843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9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彰化縣</text:p>
          </table:table-cell>
          <table:table-cell table:style-name="ce17" office:value-type="float" office:value="389250" calcext:value-type="float">
            <text:p><text:s text:c="3"/>389,250</text:p>
          </table:table-cell>
          <table:table-cell table:style-name="ce17" office:value-type="float" office:value="1278311" calcext:value-type="float">
            <text:p><text:s text:c="3"/>1,278,311</text:p>
          </table:table-cell>
          <table:table-cell table:style-name="ce17" office:value-type="float" office:value="651137" calcext:value-type="float">
            <text:p><text:s text:c="3"/>651,137</text:p>
          </table:table-cell>
          <table:table-cell table:style-name="ce23" office:value-type="float" office:value="627174" calcext:value-type="float">
            <text:p><text:s text:c="3"/>627,1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彰化市</text:p>
          </table:table-cell>
          <table:table-cell table:style-name="ce18" office:value-type="float" office:value="76697" calcext:value-type="float">
            <text:p><text:s text:c="3"/>76,697</text:p>
          </table:table-cell>
          <table:table-cell table:style-name="ce18" office:value-type="float" office:value="232622" calcext:value-type="float">
            <text:p><text:s text:c="3"/>232,622</text:p>
          </table:table-cell>
          <table:table-cell table:style-name="ce18" office:value-type="float" office:value="114816" calcext:value-type="float">
            <text:p><text:s text:c="3"/>114,816</text:p>
          </table:table-cell>
          <table:table-cell table:style-name="ce24" office:value-type="float" office:value="117806" calcext:value-type="float">
            <text:p><text:s text:c="3"/>117,8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員林市</text:p>
          </table:table-cell>
          <table:table-cell table:style-name="ce18" office:value-type="float" office:value="39764" calcext:value-type="float">
            <text:p><text:s text:c="3"/>39,764</text:p>
          </table:table-cell>
          <table:table-cell table:style-name="ce18" office:value-type="float" office:value="124717" calcext:value-type="float">
            <text:p><text:s text:c="3"/>124,717</text:p>
          </table:table-cell>
          <table:table-cell table:style-name="ce18" office:value-type="float" office:value="62013" calcext:value-type="float">
            <text:p><text:s text:c="3"/>62,013</text:p>
          </table:table-cell>
          <table:table-cell table:style-name="ce24" office:value-type="float" office:value="62704" calcext:value-type="float">
            <text:p><text:s text:c="3"/>62,7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港鎮</text:p>
          </table:table-cell>
          <table:table-cell table:style-name="ce18" office:value-type="float" office:value="24658" calcext:value-type="float">
            <text:p><text:s text:c="3"/>24,658</text:p>
          </table:table-cell>
          <table:table-cell table:style-name="ce18" office:value-type="float" office:value="86718" calcext:value-type="float">
            <text:p><text:s text:c="3"/>86,718</text:p>
          </table:table-cell>
          <table:table-cell table:style-name="ce18" office:value-type="float" office:value="44036" calcext:value-type="float">
            <text:p><text:s text:c="3"/>44,036</text:p>
          </table:table-cell>
          <table:table-cell table:style-name="ce24" office:value-type="float" office:value="42682" calcext:value-type="float">
            <text:p><text:s text:c="3"/>42,6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和美鎮</text:p>
          </table:table-cell>
          <table:table-cell table:style-name="ce18" office:value-type="float" office:value="26962" calcext:value-type="float">
            <text:p><text:s text:c="3"/>26,962</text:p>
          </table:table-cell>
          <table:table-cell table:style-name="ce18" office:value-type="float" office:value="90774" calcext:value-type="float">
            <text:p><text:s text:c="3"/>90,774</text:p>
          </table:table-cell>
          <table:table-cell table:style-name="ce18" office:value-type="float" office:value="46146" calcext:value-type="float">
            <text:p><text:s text:c="3"/>46,146</text:p>
          </table:table-cell>
          <table:table-cell table:style-name="ce24" office:value-type="float" office:value="44628" calcext:value-type="float">
            <text:p><text:s text:c="3"/>44,6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斗鎮</text:p>
          </table:table-cell>
          <table:table-cell table:style-name="ce18" office:value-type="float" office:value="10756" calcext:value-type="float">
            <text:p><text:s text:c="3"/>10,756</text:p>
          </table:table-cell>
          <table:table-cell table:style-name="ce18" office:value-type="float" office:value="33296" calcext:value-type="float">
            <text:p><text:s text:c="3"/>33,296</text:p>
          </table:table-cell>
          <table:table-cell table:style-name="ce18" office:value-type="float" office:value="16775" calcext:value-type="float">
            <text:p><text:s text:c="3"/>16,775</text:p>
          </table:table-cell>
          <table:table-cell table:style-name="ce24" office:value-type="float" office:value="16521" calcext:value-type="float">
            <text:p><text:s text:c="3"/>16,5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溪湖鎮</text:p>
          </table:table-cell>
          <table:table-cell table:style-name="ce18" office:value-type="float" office:value="16394" calcext:value-type="float">
            <text:p><text:s text:c="3"/>16,394</text:p>
          </table:table-cell>
          <table:table-cell table:style-name="ce18" office:value-type="float" office:value="55402" calcext:value-type="float">
            <text:p><text:s text:c="3"/>55,402</text:p>
          </table:table-cell>
          <table:table-cell table:style-name="ce18" office:value-type="float" office:value="28043" calcext:value-type="float">
            <text:p><text:s text:c="3"/>28,043</text:p>
          </table:table-cell>
          <table:table-cell table:style-name="ce24" office:value-type="float" office:value="27359" calcext:value-type="float">
            <text:p><text:s text:c="3"/>27,3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田中鎮</text:p>
          </table:table-cell>
          <table:table-cell table:style-name="ce18" office:value-type="float" office:value="13199" calcext:value-type="float">
            <text:p><text:s text:c="3"/>13,199</text:p>
          </table:table-cell>
          <table:table-cell table:style-name="ce18" office:value-type="float" office:value="41598" calcext:value-type="float">
            <text:p><text:s text:c="3"/>41,598</text:p>
          </table:table-cell>
          <table:table-cell table:style-name="ce18" office:value-type="float" office:value="21430" calcext:value-type="float">
            <text:p><text:s text:c="3"/>21,430</text:p>
          </table:table-cell>
          <table:table-cell table:style-name="ce24" office:value-type="float" office:value="20168" calcext:value-type="float">
            <text:p><text:s text:c="3"/>20,1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二林鎮</text:p>
          </table:table-cell>
          <table:table-cell table:style-name="ce18" office:value-type="float" office:value="15127" calcext:value-type="float">
            <text:p><text:s text:c="3"/>15,127</text:p>
          </table:table-cell>
          <table:table-cell table:style-name="ce18" office:value-type="float" office:value="50737" calcext:value-type="float">
            <text:p><text:s text:c="3"/>50,737</text:p>
          </table:table-cell>
          <table:table-cell table:style-name="ce18" office:value-type="float" office:value="26091" calcext:value-type="float">
            <text:p><text:s text:c="3"/>26,091</text:p>
          </table:table-cell>
          <table:table-cell table:style-name="ce24" office:value-type="float" office:value="24646" calcext:value-type="float">
            <text:p><text:s text:c="3"/>24,6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線西鄉</text:p>
          </table:table-cell>
          <table:table-cell table:style-name="ce18" office:value-type="float" office:value="4435" calcext:value-type="float">
            <text:p><text:s text:c="3"/>4,435</text:p>
          </table:table-cell>
          <table:table-cell table:style-name="ce18" office:value-type="float" office:value="16881" calcext:value-type="float">
            <text:p><text:s text:c="3"/>16,881</text:p>
          </table:table-cell>
          <table:table-cell table:style-name="ce18" office:value-type="float" office:value="8648" calcext:value-type="float">
            <text:p><text:s text:c="3"/>8,648</text:p>
          </table:table-cell>
          <table:table-cell table:style-name="ce24" office:value-type="float" office:value="8233" calcext:value-type="float">
            <text:p><text:s text:c="3"/>8,2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伸港鄉</text:p>
          </table:table-cell>
          <table:table-cell table:style-name="ce18" office:value-type="float" office:value="10116" calcext:value-type="float">
            <text:p><text:s text:c="3"/>10,116</text:p>
          </table:table-cell>
          <table:table-cell table:style-name="ce18" office:value-type="float" office:value="37034" calcext:value-type="float">
            <text:p><text:s text:c="3"/>37,034</text:p>
          </table:table-cell>
          <table:table-cell table:style-name="ce18" office:value-type="float" office:value="18904" calcext:value-type="float">
            <text:p><text:s text:c="3"/>18,904</text:p>
          </table:table-cell>
          <table:table-cell table:style-name="ce24" office:value-type="float" office:value="18130" calcext:value-type="float">
            <text:p><text:s text:c="3"/>18,1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福興鄉</text:p>
          </table:table-cell>
          <table:table-cell table:style-name="ce18" office:value-type="float" office:value="12963" calcext:value-type="float">
            <text:p><text:s text:c="3"/>12,963</text:p>
          </table:table-cell>
          <table:table-cell table:style-name="ce18" office:value-type="float" office:value="47183" calcext:value-type="float">
            <text:p><text:s text:c="3"/>47,183</text:p>
          </table:table-cell>
          <table:table-cell table:style-name="ce18" office:value-type="float" office:value="24579" calcext:value-type="float">
            <text:p><text:s text:c="3"/>24,579</text:p>
          </table:table-cell>
          <table:table-cell table:style-name="ce24" office:value-type="float" office:value="22604" calcext:value-type="float">
            <text:p><text:s text:c="3"/>22,6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秀水鄉</text:p>
          </table:table-cell>
          <table:table-cell table:style-name="ce18" office:value-type="float" office:value="10831" calcext:value-type="float">
            <text:p><text:s text:c="3"/>10,831</text:p>
          </table:table-cell>
          <table:table-cell table:style-name="ce18" office:value-type="float" office:value="39271" calcext:value-type="float">
            <text:p><text:s text:c="3"/>39,271</text:p>
          </table:table-cell>
          <table:table-cell table:style-name="ce18" office:value-type="float" office:value="20272" calcext:value-type="float">
            <text:p><text:s text:c="3"/>20,272</text:p>
          </table:table-cell>
          <table:table-cell table:style-name="ce24" office:value-type="float" office:value="18999" calcext:value-type="float">
            <text:p><text:s text:c="3"/>18,9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花壇鄉</text:p>
          </table:table-cell>
          <table:table-cell table:style-name="ce18" office:value-type="float" office:value="14206" calcext:value-type="float">
            <text:p><text:s text:c="3"/>14,206</text:p>
          </table:table-cell>
          <table:table-cell table:style-name="ce18" office:value-type="float" office:value="45938" calcext:value-type="float">
            <text:p><text:s text:c="3"/>45,938</text:p>
          </table:table-cell>
          <table:table-cell table:style-name="ce18" office:value-type="float" office:value="23546" calcext:value-type="float">
            <text:p><text:s text:c="3"/>23,546</text:p>
          </table:table-cell>
          <table:table-cell table:style-name="ce24" office:value-type="float" office:value="22392" calcext:value-type="float">
            <text:p><text:s text:c="3"/>22,3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芬園鄉</text:p>
          </table:table-cell>
          <table:table-cell table:style-name="ce18" office:value-type="float" office:value="6841" calcext:value-type="float">
            <text:p><text:s text:c="3"/>6,841</text:p>
          </table:table-cell>
          <table:table-cell table:style-name="ce18" office:value-type="float" office:value="23585" calcext:value-type="float">
            <text:p><text:s text:c="3"/>23,585</text:p>
          </table:table-cell>
          <table:table-cell table:style-name="ce18" office:value-type="float" office:value="12404" calcext:value-type="float">
            <text:p><text:s text:c="3"/>12,404</text:p>
          </table:table-cell>
          <table:table-cell table:style-name="ce24" office:value-type="float" office:value="11181" calcext:value-type="float">
            <text:p><text:s text:c="3"/>11,1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村鄉</text:p>
          </table:table-cell>
          <table:table-cell table:style-name="ce18" office:value-type="float" office:value="11185" calcext:value-type="float">
            <text:p><text:s text:c="3"/>11,185</text:p>
          </table:table-cell>
          <table:table-cell table:style-name="ce18" office:value-type="float" office:value="36901" calcext:value-type="float">
            <text:p><text:s text:c="3"/>36,901</text:p>
          </table:table-cell>
          <table:table-cell table:style-name="ce18" office:value-type="float" office:value="19054" calcext:value-type="float">
            <text:p><text:s text:c="3"/>19,054</text:p>
          </table:table-cell>
          <table:table-cell table:style-name="ce24" office:value-type="float" office:value="17847" calcext:value-type="float">
            <text:p><text:s text:c="3"/>17,84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埔鹽鄉</text:p>
          </table:table-cell>
          <table:table-cell table:style-name="ce18" office:value-type="float" office:value="9142" calcext:value-type="float">
            <text:p><text:s text:c="3"/>9,142</text:p>
          </table:table-cell>
          <table:table-cell table:style-name="ce18" office:value-type="float" office:value="32541" calcext:value-type="float">
            <text:p><text:s text:c="3"/>32,541</text:p>
          </table:table-cell>
          <table:table-cell table:style-name="ce18" office:value-type="float" office:value="17109" calcext:value-type="float">
            <text:p><text:s text:c="3"/>17,109</text:p>
          </table:table-cell>
          <table:table-cell table:style-name="ce24" office:value-type="float" office:value="15432" calcext:value-type="float">
            <text:p><text:s text:c="3"/>15,4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埔心鄉</text:p>
          </table:table-cell>
          <table:table-cell table:style-name="ce18" office:value-type="float" office:value="10689" calcext:value-type="float">
            <text:p><text:s text:c="3"/>10,689</text:p>
          </table:table-cell>
          <table:table-cell table:style-name="ce18" office:value-type="float" office:value="34743" calcext:value-type="float">
            <text:p><text:s text:c="3"/>34,743</text:p>
          </table:table-cell>
          <table:table-cell table:style-name="ce18" office:value-type="float" office:value="17869" calcext:value-type="float">
            <text:p><text:s text:c="3"/>17,869</text:p>
          </table:table-cell>
          <table:table-cell table:style-name="ce24" office:value-type="float" office:value="16874" calcext:value-type="float">
            <text:p><text:s text:c="3"/>16,8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靖鄉</text:p>
          </table:table-cell>
          <table:table-cell table:style-name="ce18" office:value-type="float" office:value="10936" calcext:value-type="float">
            <text:p><text:s text:c="3"/>10,936</text:p>
          </table:table-cell>
          <table:table-cell table:style-name="ce18" office:value-type="float" office:value="37072" calcext:value-type="float">
            <text:p><text:s text:c="3"/>37,072</text:p>
          </table:table-cell>
          <table:table-cell table:style-name="ce18" office:value-type="float" office:value="19193" calcext:value-type="float">
            <text:p><text:s text:c="3"/>19,193</text:p>
          </table:table-cell>
          <table:table-cell table:style-name="ce24" office:value-type="float" office:value="17879" calcext:value-type="float">
            <text:p><text:s text:c="3"/>17,8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社頭鄉</text:p>
          </table:table-cell>
          <table:table-cell table:style-name="ce18" office:value-type="float" office:value="12970" calcext:value-type="float">
            <text:p><text:s text:c="3"/>12,970</text:p>
          </table:table-cell>
          <table:table-cell table:style-name="ce18" office:value-type="float" office:value="42943" calcext:value-type="float">
            <text:p><text:s text:c="3"/>42,943</text:p>
          </table:table-cell>
          <table:table-cell table:style-name="ce18" office:value-type="float" office:value="22079" calcext:value-type="float">
            <text:p><text:s text:c="3"/>22,079</text:p>
          </table:table-cell>
          <table:table-cell table:style-name="ce24" office:value-type="float" office:value="20864" calcext:value-type="float">
            <text:p><text:s text:c="3"/>20,8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二水鄉</text:p>
          </table:table-cell>
          <table:table-cell table:style-name="ce18" office:value-type="float" office:value="5299" calcext:value-type="float">
            <text:p><text:s text:c="3"/>5,299</text:p>
          </table:table-cell>
          <table:table-cell table:style-name="ce18" office:value-type="float" office:value="15197" calcext:value-type="float">
            <text:p><text:s text:c="3"/>15,197</text:p>
          </table:table-cell>
          <table:table-cell table:style-name="ce18" office:value-type="float" office:value="7964" calcext:value-type="float">
            <text:p><text:s text:c="3"/>7,964</text:p>
          </table:table-cell>
          <table:table-cell table:style-name="ce24" office:value-type="float" office:value="7233" calcext:value-type="float">
            <text:p><text:s text:c="3"/>7,2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田尾鄉</text:p>
          </table:table-cell>
          <table:table-cell table:style-name="ce18" office:value-type="float" office:value="7984" calcext:value-type="float">
            <text:p><text:s text:c="3"/>7,984</text:p>
          </table:table-cell>
          <table:table-cell table:style-name="ce18" office:value-type="float" office:value="27325" calcext:value-type="float">
            <text:p><text:s text:c="3"/>27,325</text:p>
          </table:table-cell>
          <table:table-cell table:style-name="ce18" office:value-type="float" office:value="14077" calcext:value-type="float">
            <text:p><text:s text:c="3"/>14,077</text:p>
          </table:table-cell>
          <table:table-cell table:style-name="ce24" office:value-type="float" office:value="13248" calcext:value-type="float">
            <text:p><text:s text:c="3"/>13,2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埤頭鄉</text:p>
          </table:table-cell>
          <table:table-cell table:style-name="ce18" office:value-type="float" office:value="9113" calcext:value-type="float">
            <text:p><text:s text:c="3"/>9,113</text:p>
          </table:table-cell>
          <table:table-cell table:style-name="ce18" office:value-type="float" office:value="30555" calcext:value-type="float">
            <text:p><text:s text:c="3"/>30,555</text:p>
          </table:table-cell>
          <table:table-cell table:style-name="ce18" office:value-type="float" office:value="15823" calcext:value-type="float">
            <text:p><text:s text:c="3"/>15,823</text:p>
          </table:table-cell>
          <table:table-cell table:style-name="ce24" office:value-type="float" office:value="14732" calcext:value-type="float">
            <text:p><text:s text:c="3"/>14,7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芳苑鄉</text:p>
          </table:table-cell>
          <table:table-cell table:style-name="ce18" office:value-type="float" office:value="10132" calcext:value-type="float">
            <text:p><text:s text:c="3"/>10,132</text:p>
          </table:table-cell>
          <table:table-cell table:style-name="ce18" office:value-type="float" office:value="33552" calcext:value-type="float">
            <text:p><text:s text:c="3"/>33,552</text:p>
          </table:table-cell>
          <table:table-cell table:style-name="ce18" office:value-type="float" office:value="17708" calcext:value-type="float">
            <text:p><text:s text:c="3"/>17,708</text:p>
          </table:table-cell>
          <table:table-cell table:style-name="ce24" office:value-type="float" office:value="15844" calcext:value-type="float">
            <text:p><text:s text:c="3"/>15,84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城鄉</text:p>
          </table:table-cell>
          <table:table-cell table:style-name="ce18" office:value-type="float" office:value="5239" calcext:value-type="float">
            <text:p><text:s text:c="3"/>5,239</text:p>
          </table:table-cell>
          <table:table-cell table:style-name="ce18" office:value-type="float" office:value="16792" calcext:value-type="float">
            <text:p><text:s text:c="3"/>16,792</text:p>
          </table:table-cell>
          <table:table-cell table:style-name="ce18" office:value-type="float" office:value="9064" calcext:value-type="float">
            <text:p><text:s text:c="3"/>9,064</text:p>
          </table:table-cell>
          <table:table-cell table:style-name="ce24" office:value-type="float" office:value="7728" calcext:value-type="float">
            <text:p><text:s text:c="3"/>7,7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塘鄉</text:p>
          </table:table-cell>
          <table:table-cell table:style-name="ce18" office:value-type="float" office:value="4619" calcext:value-type="float">
            <text:p><text:s text:c="3"/>4,619</text:p>
          </table:table-cell>
          <table:table-cell table:style-name="ce18" office:value-type="float" office:value="15136" calcext:value-type="float">
            <text:p><text:s text:c="3"/>15,136</text:p>
          </table:table-cell>
          <table:table-cell table:style-name="ce18" office:value-type="float" office:value="7935" calcext:value-type="float">
            <text:p><text:s text:c="3"/>7,935</text:p>
          </table:table-cell>
          <table:table-cell table:style-name="ce24" office:value-type="float" office:value="7201" calcext:value-type="float">
            <text:p><text:s text:c="3"/>7,2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溪州鄉</text:p>
          </table:table-cell>
          <table:table-cell table:style-name="ce19" office:value-type="float" office:value="8993" calcext:value-type="float">
            <text:p><text:s text:c="3"/>8,993</text:p>
          </table:table-cell>
          <table:table-cell table:style-name="ce19" office:value-type="float" office:value="29798" calcext:value-type="float">
            <text:p><text:s text:c="3"/>29,798</text:p>
          </table:table-cell>
          <table:table-cell table:style-name="ce19" office:value-type="float" office:value="15559" calcext:value-type="float">
            <text:p><text:s text:c="3"/>15,559</text:p>
          </table:table-cell>
          <table:table-cell table:style-name="ce25" office:value-type="float" office:value="14239" calcext:value-type="float">
            <text:p><text:s text:c="3"/>14,239</text:p>
          </table:table-cell>
          <table:table-cell table:number-columns-repeated="1019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9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南投縣</text:p>
          </table:table-cell>
          <table:table-cell table:style-name="ce17" office:value-type="float" office:value="178309" calcext:value-type="float">
            <text:p><text:s text:c="3"/>178,309</text:p>
          </table:table-cell>
          <table:table-cell table:style-name="ce17" office:value-type="float" office:value="498117" calcext:value-type="float">
            <text:p><text:s text:c="3"/>498,117</text:p>
          </table:table-cell>
          <table:table-cell table:style-name="ce17" office:value-type="float" office:value="255081" calcext:value-type="float">
            <text:p><text:s text:c="3"/>255,081</text:p>
          </table:table-cell>
          <table:table-cell table:style-name="ce23" office:value-type="float" office:value="243036" calcext:value-type="float">
            <text:p><text:s text:c="3"/>243,0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投市</text:p>
          </table:table-cell>
          <table:table-cell table:style-name="ce18" office:value-type="float" office:value="34914" calcext:value-type="float">
            <text:p><text:s text:c="3"/>34,914</text:p>
          </table:table-cell>
          <table:table-cell table:style-name="ce18" office:value-type="float" office:value="99568" calcext:value-type="float">
            <text:p><text:s text:c="3"/>99,568</text:p>
          </table:table-cell>
          <table:table-cell table:style-name="ce18" office:value-type="float" office:value="49834" calcext:value-type="float">
            <text:p><text:s text:c="3"/>49,834</text:p>
          </table:table-cell>
          <table:table-cell table:style-name="ce24" office:value-type="float" office:value="49734" calcext:value-type="float">
            <text:p><text:s text:c="3"/>49,7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埔里鎮</text:p>
          </table:table-cell>
          <table:table-cell table:style-name="ce18" office:value-type="float" office:value="28965" calcext:value-type="float">
            <text:p><text:s text:c="3"/>28,965</text:p>
          </table:table-cell>
          <table:table-cell table:style-name="ce18" office:value-type="float" office:value="80466" calcext:value-type="float">
            <text:p><text:s text:c="3"/>80,466</text:p>
          </table:table-cell>
          <table:table-cell table:style-name="ce18" office:value-type="float" office:value="40057" calcext:value-type="float">
            <text:p><text:s text:c="3"/>40,057</text:p>
          </table:table-cell>
          <table:table-cell table:style-name="ce24" office:value-type="float" office:value="40409" calcext:value-type="float">
            <text:p><text:s text:c="3"/>40,40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草屯鎮</text:p>
          </table:table-cell>
          <table:table-cell table:style-name="ce18" office:value-type="float" office:value="33329" calcext:value-type="float">
            <text:p><text:s text:c="3"/>33,329</text:p>
          </table:table-cell>
          <table:table-cell table:style-name="ce18" office:value-type="float" office:value="97273" calcext:value-type="float">
            <text:p><text:s text:c="3"/>97,273</text:p>
          </table:table-cell>
          <table:table-cell table:style-name="ce18" office:value-type="float" office:value="49202" calcext:value-type="float">
            <text:p><text:s text:c="3"/>49,202</text:p>
          </table:table-cell>
          <table:table-cell table:style-name="ce24" office:value-type="float" office:value="48071" calcext:value-type="float">
            <text:p><text:s text:c="3"/>48,0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山鎮</text:p>
          </table:table-cell>
          <table:table-cell table:style-name="ce18" office:value-type="float" office:value="20143" calcext:value-type="float">
            <text:p><text:s text:c="3"/>20,143</text:p>
          </table:table-cell>
          <table:table-cell table:style-name="ce18" office:value-type="float" office:value="54726" calcext:value-type="float">
            <text:p><text:s text:c="3"/>54,726</text:p>
          </table:table-cell>
          <table:table-cell table:style-name="ce18" office:value-type="float" office:value="28058" calcext:value-type="float">
            <text:p><text:s text:c="3"/>28,058</text:p>
          </table:table-cell>
          <table:table-cell table:style-name="ce24" office:value-type="float" office:value="26668" calcext:value-type="float">
            <text:p><text:s text:c="3"/>26,6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集集鎮</text:p>
          </table:table-cell>
          <table:table-cell table:style-name="ce18" office:value-type="float" office:value="4314" calcext:value-type="float">
            <text:p><text:s text:c="3"/>4,314</text:p>
          </table:table-cell>
          <table:table-cell table:style-name="ce18" office:value-type="float" office:value="10863" calcext:value-type="float">
            <text:p><text:s text:c="3"/>10,863</text:p>
          </table:table-cell>
          <table:table-cell table:style-name="ce18" office:value-type="float" office:value="5653" calcext:value-type="float">
            <text:p><text:s text:c="3"/>5,653</text:p>
          </table:table-cell>
          <table:table-cell table:style-name="ce24" office:value-type="float" office:value="5210" calcext:value-type="float">
            <text:p><text:s text:c="3"/>5,2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名間鄉</text:p>
          </table:table-cell>
          <table:table-cell table:style-name="ce18" office:value-type="float" office:value="12620" calcext:value-type="float">
            <text:p><text:s text:c="3"/>12,620</text:p>
          </table:table-cell>
          <table:table-cell table:style-name="ce18" office:value-type="float" office:value="38384" calcext:value-type="float">
            <text:p><text:s text:c="3"/>38,384</text:p>
          </table:table-cell>
          <table:table-cell table:style-name="ce18" office:value-type="float" office:value="20227" calcext:value-type="float">
            <text:p><text:s text:c="3"/>20,227</text:p>
          </table:table-cell>
          <table:table-cell table:style-name="ce24" office:value-type="float" office:value="18157" calcext:value-type="float">
            <text:p><text:s text:c="3"/>18,15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谷鄉</text:p>
          </table:table-cell>
          <table:table-cell table:style-name="ce18" office:value-type="float" office:value="8039" calcext:value-type="float">
            <text:p><text:s text:c="3"/>8,039</text:p>
          </table:table-cell>
          <table:table-cell table:style-name="ce18" office:value-type="float" office:value="17700" calcext:value-type="float">
            <text:p><text:s text:c="3"/>17,700</text:p>
          </table:table-cell>
          <table:table-cell table:style-name="ce18" office:value-type="float" office:value="9432" calcext:value-type="float">
            <text:p><text:s text:c="3"/>9,432</text:p>
          </table:table-cell>
          <table:table-cell table:style-name="ce24" office:value-type="float" office:value="8268" calcext:value-type="float">
            <text:p><text:s text:c="3"/>8,2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寮鄉</text:p>
          </table:table-cell>
          <table:table-cell table:style-name="ce18" office:value-type="float" office:value="5635" calcext:value-type="float">
            <text:p><text:s text:c="3"/>5,635</text:p>
          </table:table-cell>
          <table:table-cell table:style-name="ce18" office:value-type="float" office:value="14745" calcext:value-type="float">
            <text:p><text:s text:c="3"/>14,745</text:p>
          </table:table-cell>
          <table:table-cell table:style-name="ce18" office:value-type="float" office:value="8001" calcext:value-type="float">
            <text:p><text:s text:c="3"/>8,001</text:p>
          </table:table-cell>
          <table:table-cell table:style-name="ce24" office:value-type="float" office:value="6744" calcext:value-type="float">
            <text:p><text:s text:c="3"/>6,74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魚池鄉</text:p>
          </table:table-cell>
          <table:table-cell table:style-name="ce18" office:value-type="float" office:value="5758" calcext:value-type="float">
            <text:p><text:s text:c="3"/>5,758</text:p>
          </table:table-cell>
          <table:table-cell table:style-name="ce18" office:value-type="float" office:value="15822" calcext:value-type="float">
            <text:p><text:s text:c="3"/>15,822</text:p>
          </table:table-cell>
          <table:table-cell table:style-name="ce18" office:value-type="float" office:value="8337" calcext:value-type="float">
            <text:p><text:s text:c="3"/>8,337</text:p>
          </table:table-cell>
          <table:table-cell table:style-name="ce24" office:value-type="float" office:value="7485" calcext:value-type="float">
            <text:p><text:s text:c="3"/>7,48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國姓鄉</text:p>
          </table:table-cell>
          <table:table-cell table:style-name="ce18" office:value-type="float" office:value="7305" calcext:value-type="float">
            <text:p><text:s text:c="3"/>7,305</text:p>
          </table:table-cell>
          <table:table-cell table:style-name="ce18" office:value-type="float" office:value="18713" calcext:value-type="float">
            <text:p><text:s text:c="3"/>18,713</text:p>
          </table:table-cell>
          <table:table-cell table:style-name="ce18" office:value-type="float" office:value="10081" calcext:value-type="float">
            <text:p><text:s text:c="3"/>10,081</text:p>
          </table:table-cell>
          <table:table-cell table:style-name="ce24" office:value-type="float" office:value="8632" calcext:value-type="float">
            <text:p><text:s text:c="3"/>8,6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水里鄉</text:p>
          </table:table-cell>
          <table:table-cell table:style-name="ce18" office:value-type="float" office:value="7123" calcext:value-type="float">
            <text:p><text:s text:c="3"/>7,123</text:p>
          </table:table-cell>
          <table:table-cell table:style-name="ce18" office:value-type="float" office:value="17623" calcext:value-type="float">
            <text:p><text:s text:c="3"/>17,623</text:p>
          </table:table-cell>
          <table:table-cell table:style-name="ce18" office:value-type="float" office:value="9243" calcext:value-type="float">
            <text:p><text:s text:c="3"/>9,243</text:p>
          </table:table-cell>
          <table:table-cell table:style-name="ce24" office:value-type="float" office:value="8380" calcext:value-type="float">
            <text:p><text:s text:c="3"/>8,38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信義鄉</text:p>
          </table:table-cell>
          <table:table-cell table:style-name="ce18" office:value-type="float" office:value="5274" calcext:value-type="float">
            <text:p><text:s text:c="3"/>5,274</text:p>
          </table:table-cell>
          <table:table-cell table:style-name="ce18" office:value-type="float" office:value="16273" calcext:value-type="float">
            <text:p><text:s text:c="3"/>16,273</text:p>
          </table:table-cell>
          <table:table-cell table:style-name="ce18" office:value-type="float" office:value="8711" calcext:value-type="float">
            <text:p><text:s text:c="3"/>8,711</text:p>
          </table:table-cell>
          <table:table-cell table:style-name="ce24" office:value-type="float" office:value="7562" calcext:value-type="float">
            <text:p><text:s text:c="3"/>7,56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仁愛鄉</text:p>
          </table:table-cell>
          <table:table-cell table:style-name="ce19" office:value-type="float" office:value="4890" calcext:value-type="float">
            <text:p><text:s text:c="3"/>4,890</text:p>
          </table:table-cell>
          <table:table-cell table:style-name="ce19" office:value-type="float" office:value="15961" calcext:value-type="float">
            <text:p><text:s text:c="3"/>15,961</text:p>
          </table:table-cell>
          <table:table-cell table:style-name="ce19" office:value-type="float" office:value="8245" calcext:value-type="float">
            <text:p><text:s text:c="3"/>8,245</text:p>
          </table:table-cell>
          <table:table-cell table:style-name="ce25" office:value-type="float" office:value="7716" calcext:value-type="float">
            <text:p><text:s text:c="3"/>7,716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9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雲林縣</text:p>
          </table:table-cell>
          <table:table-cell table:style-name="ce17" office:value-type="float" office:value="241125" calcext:value-type="float">
            <text:p><text:s text:c="3"/>241,125</text:p>
          </table:table-cell>
          <table:table-cell table:style-name="ce17" office:value-type="float" office:value="687646" calcext:value-type="float">
            <text:p><text:s text:c="3"/>687,646</text:p>
          </table:table-cell>
          <table:table-cell table:style-name="ce17" office:value-type="float" office:value="356423" calcext:value-type="float">
            <text:p><text:s text:c="3"/>356,423</text:p>
          </table:table-cell>
          <table:table-cell table:style-name="ce23" office:value-type="float" office:value="331223" calcext:value-type="float">
            <text:p><text:s text:c="3"/>331,2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斗六市</text:p>
          </table:table-cell>
          <table:table-cell table:style-name="ce18" office:value-type="float" office:value="38533" calcext:value-type="float">
            <text:p><text:s text:c="3"/>38,533</text:p>
          </table:table-cell>
          <table:table-cell table:style-name="ce18" office:value-type="float" office:value="108487" calcext:value-type="float">
            <text:p><text:s text:c="3"/>108,487</text:p>
          </table:table-cell>
          <table:table-cell table:style-name="ce18" office:value-type="float" office:value="53892" calcext:value-type="float">
            <text:p><text:s text:c="3"/>53,892</text:p>
          </table:table-cell>
          <table:table-cell table:style-name="ce24" office:value-type="float" office:value="54595" calcext:value-type="float">
            <text:p><text:s text:c="3"/>54,59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斗南鎮</text:p>
          </table:table-cell>
          <table:table-cell table:style-name="ce18" office:value-type="float" office:value="15912" calcext:value-type="float">
            <text:p><text:s text:c="3"/>15,912</text:p>
          </table:table-cell>
          <table:table-cell table:style-name="ce18" office:value-type="float" office:value="44650" calcext:value-type="float">
            <text:p><text:s text:c="3"/>44,650</text:p>
          </table:table-cell>
          <table:table-cell table:style-name="ce18" office:value-type="float" office:value="22682" calcext:value-type="float">
            <text:p><text:s text:c="3"/>22,682</text:p>
          </table:table-cell>
          <table:table-cell table:style-name="ce24" office:value-type="float" office:value="21968" calcext:value-type="float">
            <text:p><text:s text:c="3"/>21,9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虎尾鎮</text:p>
          </table:table-cell>
          <table:table-cell table:style-name="ce18" office:value-type="float" office:value="25220" calcext:value-type="float">
            <text:p><text:s text:c="3"/>25,220</text:p>
          </table:table-cell>
          <table:table-cell table:style-name="ce18" office:value-type="float" office:value="70902" calcext:value-type="float">
            <text:p><text:s text:c="3"/>70,902</text:p>
          </table:table-cell>
          <table:table-cell table:style-name="ce18" office:value-type="float" office:value="35895" calcext:value-type="float">
            <text:p><text:s text:c="3"/>35,895</text:p>
          </table:table-cell>
          <table:table-cell table:style-name="ce24" office:value-type="float" office:value="35007" calcext:value-type="float">
            <text:p><text:s text:c="3"/>35,0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螺鎮</text:p>
          </table:table-cell>
          <table:table-cell table:style-name="ce18" office:value-type="float" office:value="14817" calcext:value-type="float">
            <text:p><text:s text:c="3"/>14,817</text:p>
          </table:table-cell>
          <table:table-cell table:style-name="ce18" office:value-type="float" office:value="46112" calcext:value-type="float">
            <text:p><text:s text:c="3"/>46,112</text:p>
          </table:table-cell>
          <table:table-cell table:style-name="ce18" office:value-type="float" office:value="23300" calcext:value-type="float">
            <text:p><text:s text:c="3"/>23,300</text:p>
          </table:table-cell>
          <table:table-cell table:style-name="ce24" office:value-type="float" office:value="22812" calcext:value-type="float">
            <text:p><text:s text:c="3"/>22,8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土庫鎮</text:p>
          </table:table-cell>
          <table:table-cell table:style-name="ce18" office:value-type="float" office:value="9436" calcext:value-type="float">
            <text:p><text:s text:c="3"/>9,436</text:p>
          </table:table-cell>
          <table:table-cell table:style-name="ce18" office:value-type="float" office:value="28834" calcext:value-type="float">
            <text:p><text:s text:c="3"/>28,834</text:p>
          </table:table-cell>
          <table:table-cell table:style-name="ce18" office:value-type="float" office:value="15042" calcext:value-type="float">
            <text:p><text:s text:c="3"/>15,042</text:p>
          </table:table-cell>
          <table:table-cell table:style-name="ce24" office:value-type="float" office:value="13792" calcext:value-type="float">
            <text:p><text:s text:c="3"/>13,7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港鎮</text:p>
          </table:table-cell>
          <table:table-cell table:style-name="ce18" office:value-type="float" office:value="16065" calcext:value-type="float">
            <text:p><text:s text:c="3"/>16,065</text:p>
          </table:table-cell>
          <table:table-cell table:style-name="ce18" office:value-type="float" office:value="40031" calcext:value-type="float">
            <text:p><text:s text:c="3"/>40,031</text:p>
          </table:table-cell>
          <table:table-cell table:style-name="ce18" office:value-type="float" office:value="20650" calcext:value-type="float">
            <text:p><text:s text:c="3"/>20,650</text:p>
          </table:table-cell>
          <table:table-cell table:style-name="ce24" office:value-type="float" office:value="19381" calcext:value-type="float">
            <text:p><text:s text:c="3"/>19,3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古坑鄉</text:p>
          </table:table-cell>
          <table:table-cell table:style-name="ce18" office:value-type="float" office:value="11036" calcext:value-type="float">
            <text:p><text:s text:c="3"/>11,036</text:p>
          </table:table-cell>
          <table:table-cell table:style-name="ce18" office:value-type="float" office:value="31490" calcext:value-type="float">
            <text:p><text:s text:c="3"/>31,490</text:p>
          </table:table-cell>
          <table:table-cell table:style-name="ce18" office:value-type="float" office:value="16574" calcext:value-type="float">
            <text:p><text:s text:c="3"/>16,574</text:p>
          </table:table-cell>
          <table:table-cell table:style-name="ce24" office:value-type="float" office:value="14916" calcext:value-type="float">
            <text:p><text:s text:c="3"/>14,9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埤鄉</text:p>
          </table:table-cell>
          <table:table-cell table:style-name="ce18" office:value-type="float" office:value="6648" calcext:value-type="float">
            <text:p><text:s text:c="3"/>6,648</text:p>
          </table:table-cell>
          <table:table-cell table:style-name="ce18" office:value-type="float" office:value="19116" calcext:value-type="float">
            <text:p><text:s text:c="3"/>19,116</text:p>
          </table:table-cell>
          <table:table-cell table:style-name="ce18" office:value-type="float" office:value="10252" calcext:value-type="float">
            <text:p><text:s text:c="3"/>10,252</text:p>
          </table:table-cell>
          <table:table-cell table:style-name="ce24" office:value-type="float" office:value="8864" calcext:value-type="float">
            <text:p><text:s text:c="3"/>8,8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莿桐鄉</text:p>
          </table:table-cell>
          <table:table-cell table:style-name="ce18" office:value-type="float" office:value="9387" calcext:value-type="float">
            <text:p><text:s text:c="3"/>9,387</text:p>
          </table:table-cell>
          <table:table-cell table:style-name="ce18" office:value-type="float" office:value="28747" calcext:value-type="float">
            <text:p><text:s text:c="3"/>28,747</text:p>
          </table:table-cell>
          <table:table-cell table:style-name="ce18" office:value-type="float" office:value="15036" calcext:value-type="float">
            <text:p><text:s text:c="3"/>15,036</text:p>
          </table:table-cell>
          <table:table-cell table:style-name="ce24" office:value-type="float" office:value="13711" calcext:value-type="float">
            <text:p><text:s text:c="3"/>13,71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內鄉</text:p>
          </table:table-cell>
          <table:table-cell table:style-name="ce18" office:value-type="float" office:value="6035" calcext:value-type="float">
            <text:p><text:s text:c="3"/>6,035</text:p>
          </table:table-cell>
          <table:table-cell table:style-name="ce18" office:value-type="float" office:value="18192" calcext:value-type="float">
            <text:p><text:s text:c="3"/>18,192</text:p>
          </table:table-cell>
          <table:table-cell table:style-name="ce18" office:value-type="float" office:value="9525" calcext:value-type="float">
            <text:p><text:s text:c="3"/>9,525</text:p>
          </table:table-cell>
          <table:table-cell table:style-name="ce24" office:value-type="float" office:value="8667" calcext:value-type="float">
            <text:p><text:s text:c="3"/>8,6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二崙鄉</text:p>
          </table:table-cell>
          <table:table-cell table:style-name="ce18" office:value-type="float" office:value="8924" calcext:value-type="float">
            <text:p><text:s text:c="3"/>8,924</text:p>
          </table:table-cell>
          <table:table-cell table:style-name="ce18" office:value-type="float" office:value="26940" calcext:value-type="float">
            <text:p><text:s text:c="3"/>26,940</text:p>
          </table:table-cell>
          <table:table-cell table:style-name="ce18" office:value-type="float" office:value="14402" calcext:value-type="float">
            <text:p><text:s text:c="3"/>14,402</text:p>
          </table:table-cell>
          <table:table-cell table:style-name="ce24" office:value-type="float" office:value="12538" calcext:value-type="float">
            <text:p><text:s text:c="3"/>12,53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崙背鄉</text:p>
          </table:table-cell>
          <table:table-cell table:style-name="ce18" office:value-type="float" office:value="8525" calcext:value-type="float">
            <text:p><text:s text:c="3"/>8,525</text:p>
          </table:table-cell>
          <table:table-cell table:style-name="ce18" office:value-type="float" office:value="24472" calcext:value-type="float">
            <text:p><text:s text:c="3"/>24,472</text:p>
          </table:table-cell>
          <table:table-cell table:style-name="ce18" office:value-type="float" office:value="12915" calcext:value-type="float">
            <text:p><text:s text:c="3"/>12,915</text:p>
          </table:table-cell>
          <table:table-cell table:style-name="ce24" office:value-type="float" office:value="11557" calcext:value-type="float">
            <text:p><text:s text:c="3"/>11,55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麥寮鄉</text:p>
          </table:table-cell>
          <table:table-cell table:style-name="ce18" office:value-type="float" office:value="14468" calcext:value-type="float">
            <text:p><text:s text:c="3"/>14,468</text:p>
          </table:table-cell>
          <table:table-cell table:style-name="ce18" office:value-type="float" office:value="45859" calcext:value-type="float">
            <text:p><text:s text:c="3"/>45,859</text:p>
          </table:table-cell>
          <table:table-cell table:style-name="ce18" office:value-type="float" office:value="22992" calcext:value-type="float">
            <text:p><text:s text:c="3"/>22,992</text:p>
          </table:table-cell>
          <table:table-cell table:style-name="ce24" office:value-type="float" office:value="22867" calcext:value-type="float">
            <text:p><text:s text:c="3"/>22,8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勢鄉</text:p>
          </table:table-cell>
          <table:table-cell table:style-name="ce18" office:value-type="float" office:value="5742" calcext:value-type="float">
            <text:p><text:s text:c="3"/>5,742</text:p>
          </table:table-cell>
          <table:table-cell table:style-name="ce18" office:value-type="float" office:value="14868" calcext:value-type="float">
            <text:p><text:s text:c="3"/>14,868</text:p>
          </table:table-cell>
          <table:table-cell table:style-name="ce18" office:value-type="float" office:value="8221" calcext:value-type="float">
            <text:p><text:s text:c="3"/>8,221</text:p>
          </table:table-cell>
          <table:table-cell table:style-name="ce24" office:value-type="float" office:value="6647" calcext:value-type="float">
            <text:p><text:s text:c="3"/>6,64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褒忠鄉</text:p>
          </table:table-cell>
          <table:table-cell table:style-name="ce18" office:value-type="float" office:value="4440" calcext:value-type="float">
            <text:p><text:s text:c="3"/>4,440</text:p>
          </table:table-cell>
          <table:table-cell table:style-name="ce18" office:value-type="float" office:value="12992" calcext:value-type="float">
            <text:p><text:s text:c="3"/>12,992</text:p>
          </table:table-cell>
          <table:table-cell table:style-name="ce18" office:value-type="float" office:value="6980" calcext:value-type="float">
            <text:p><text:s text:c="3"/>6,980</text:p>
          </table:table-cell>
          <table:table-cell table:style-name="ce24" office:value-type="float" office:value="6012" calcext:value-type="float">
            <text:p><text:s text:c="3"/>6,0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臺西鄉</text:p>
          </table:table-cell>
          <table:table-cell table:style-name="ce18" office:value-type="float" office:value="8665" calcext:value-type="float">
            <text:p><text:s text:c="3"/>8,665</text:p>
          </table:table-cell>
          <table:table-cell table:style-name="ce18" office:value-type="float" office:value="23862" calcext:value-type="float">
            <text:p><text:s text:c="3"/>23,862</text:p>
          </table:table-cell>
          <table:table-cell table:style-name="ce18" office:value-type="float" office:value="12793" calcext:value-type="float">
            <text:p><text:s text:c="3"/>12,793</text:p>
          </table:table-cell>
          <table:table-cell table:style-name="ce24" office:value-type="float" office:value="11069" calcext:value-type="float">
            <text:p><text:s text:c="3"/>11,0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元長鄉</text:p>
          </table:table-cell>
          <table:table-cell table:style-name="ce18" office:value-type="float" office:value="9242" calcext:value-type="float">
            <text:p><text:s text:c="3"/>9,242</text:p>
          </table:table-cell>
          <table:table-cell table:style-name="ce18" office:value-type="float" office:value="25817" calcext:value-type="float">
            <text:p><text:s text:c="3"/>25,817</text:p>
          </table:table-cell>
          <table:table-cell table:style-name="ce18" office:value-type="float" office:value="14124" calcext:value-type="float">
            <text:p><text:s text:c="3"/>14,124</text:p>
          </table:table-cell>
          <table:table-cell table:style-name="ce24" office:value-type="float" office:value="11693" calcext:value-type="float">
            <text:p><text:s text:c="3"/>11,69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四湖鄉</text:p>
          </table:table-cell>
          <table:table-cell table:style-name="ce18" office:value-type="float" office:value="8733" calcext:value-type="float">
            <text:p><text:s text:c="3"/>8,733</text:p>
          </table:table-cell>
          <table:table-cell table:style-name="ce18" office:value-type="float" office:value="23375" calcext:value-type="float">
            <text:p><text:s text:c="3"/>23,375</text:p>
          </table:table-cell>
          <table:table-cell table:style-name="ce18" office:value-type="float" office:value="12659" calcext:value-type="float">
            <text:p><text:s text:c="3"/>12,659</text:p>
          </table:table-cell>
          <table:table-cell table:style-name="ce24" office:value-type="float" office:value="10716" calcext:value-type="float">
            <text:p><text:s text:c="3"/>10,7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口湖鄉</text:p>
          </table:table-cell>
          <table:table-cell table:style-name="ce18" office:value-type="float" office:value="9431" calcext:value-type="float">
            <text:p><text:s text:c="3"/>9,431</text:p>
          </table:table-cell>
          <table:table-cell table:style-name="ce18" office:value-type="float" office:value="27410" calcext:value-type="float">
            <text:p><text:s text:c="3"/>27,410</text:p>
          </table:table-cell>
          <table:table-cell table:style-name="ce18" office:value-type="float" office:value="14609" calcext:value-type="float">
            <text:p><text:s text:c="3"/>14,609</text:p>
          </table:table-cell>
          <table:table-cell table:style-name="ce24" office:value-type="float" office:value="12801" calcext:value-type="float">
            <text:p><text:s text:c="3"/>12,8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水林鄉</text:p>
          </table:table-cell>
          <table:table-cell table:style-name="ce19" office:value-type="float" office:value="9866" calcext:value-type="float">
            <text:p><text:s text:c="3"/>9,866</text:p>
          </table:table-cell>
          <table:table-cell table:style-name="ce19" office:value-type="float" office:value="25490" calcext:value-type="float">
            <text:p><text:s text:c="3"/>25,490</text:p>
          </table:table-cell>
          <table:table-cell table:style-name="ce19" office:value-type="float" office:value="13880" calcext:value-type="float">
            <text:p><text:s text:c="3"/>13,880</text:p>
          </table:table-cell>
          <table:table-cell table:style-name="ce25" office:value-type="float" office:value="11610" calcext:value-type="float">
            <text:p><text:s text:c="3"/>11,610</text:p>
          </table:table-cell>
          <table:table-cell table:number-columns-repeated="1019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9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嘉義縣</text:p>
          </table:table-cell>
          <table:table-cell table:style-name="ce17" office:value-type="float" office:value="183216" calcext:value-type="float">
            <text:p><text:s text:c="3"/>183,216</text:p>
          </table:table-cell>
          <table:table-cell table:style-name="ce17" office:value-type="float" office:value="508038" calcext:value-type="float">
            <text:p><text:s text:c="3"/>508,038</text:p>
          </table:table-cell>
          <table:table-cell table:style-name="ce17" office:value-type="float" office:value="264026" calcext:value-type="float">
            <text:p><text:s text:c="3"/>264,026</text:p>
          </table:table-cell>
          <table:table-cell table:style-name="ce23" office:value-type="float" office:value="244012" calcext:value-type="float">
            <text:p><text:s text:c="3"/>244,0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保市</text:p>
          </table:table-cell>
          <table:table-cell table:style-name="ce18" office:value-type="float" office:value="13187" calcext:value-type="float">
            <text:p><text:s text:c="3"/>13,187</text:p>
          </table:table-cell>
          <table:table-cell table:style-name="ce18" office:value-type="float" office:value="38068" calcext:value-type="float">
            <text:p><text:s text:c="3"/>38,068</text:p>
          </table:table-cell>
          <table:table-cell table:style-name="ce18" office:value-type="float" office:value="19504" calcext:value-type="float">
            <text:p><text:s text:c="3"/>19,504</text:p>
          </table:table-cell>
          <table:table-cell table:style-name="ce24" office:value-type="float" office:value="18564" calcext:value-type="float">
            <text:p><text:s text:c="3"/>18,5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朴子市</text:p>
          </table:table-cell>
          <table:table-cell table:style-name="ce18" office:value-type="float" office:value="15752" calcext:value-type="float">
            <text:p><text:s text:c="3"/>15,752</text:p>
          </table:table-cell>
          <table:table-cell table:style-name="ce18" office:value-type="float" office:value="42135" calcext:value-type="float">
            <text:p><text:s text:c="3"/>42,135</text:p>
          </table:table-cell>
          <table:table-cell table:style-name="ce18" office:value-type="float" office:value="21259" calcext:value-type="float">
            <text:p><text:s text:c="3"/>21,259</text:p>
          </table:table-cell>
          <table:table-cell table:style-name="ce24" office:value-type="float" office:value="20876" calcext:value-type="float">
            <text:p><text:s text:c="3"/>20,87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布袋鎮</text:p>
          </table:table-cell>
          <table:table-cell table:style-name="ce18" office:value-type="float" office:value="9924" calcext:value-type="float">
            <text:p><text:s text:c="3"/>9,924</text:p>
          </table:table-cell>
          <table:table-cell table:style-name="ce18" office:value-type="float" office:value="26879" calcext:value-type="float">
            <text:p><text:s text:c="3"/>26,879</text:p>
          </table:table-cell>
          <table:table-cell table:style-name="ce18" office:value-type="float" office:value="13719" calcext:value-type="float">
            <text:p><text:s text:c="3"/>13,719</text:p>
          </table:table-cell>
          <table:table-cell table:style-name="ce24" office:value-type="float" office:value="13160" calcext:value-type="float">
            <text:p><text:s text:c="3"/>13,16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林鎮</text:p>
          </table:table-cell>
          <table:table-cell table:style-name="ce18" office:value-type="float" office:value="11395" calcext:value-type="float">
            <text:p><text:s text:c="3"/>11,395</text:p>
          </table:table-cell>
          <table:table-cell table:style-name="ce18" office:value-type="float" office:value="30953" calcext:value-type="float">
            <text:p><text:s text:c="3"/>30,953</text:p>
          </table:table-cell>
          <table:table-cell table:style-name="ce18" office:value-type="float" office:value="15852" calcext:value-type="float">
            <text:p><text:s text:c="3"/>15,852</text:p>
          </table:table-cell>
          <table:table-cell table:style-name="ce24" office:value-type="float" office:value="15101" calcext:value-type="float">
            <text:p><text:s text:c="3"/>15,10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民雄鄉</text:p>
          </table:table-cell>
          <table:table-cell table:style-name="ce18" office:value-type="float" office:value="25120" calcext:value-type="float">
            <text:p><text:s text:c="3"/>25,120</text:p>
          </table:table-cell>
          <table:table-cell table:style-name="ce18" office:value-type="float" office:value="71330" calcext:value-type="float">
            <text:p><text:s text:c="3"/>71,330</text:p>
          </table:table-cell>
          <table:table-cell table:style-name="ce18" office:value-type="float" office:value="36497" calcext:value-type="float">
            <text:p><text:s text:c="3"/>36,497</text:p>
          </table:table-cell>
          <table:table-cell table:style-name="ce24" office:value-type="float" office:value="34833" calcext:value-type="float">
            <text:p><text:s text:c="3"/>34,8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溪口鄉</text:p>
          </table:table-cell>
          <table:table-cell table:style-name="ce18" office:value-type="float" office:value="5309" calcext:value-type="float">
            <text:p><text:s text:c="3"/>5,309</text:p>
          </table:table-cell>
          <table:table-cell table:style-name="ce18" office:value-type="float" office:value="14670" calcext:value-type="float">
            <text:p><text:s text:c="3"/>14,670</text:p>
          </table:table-cell>
          <table:table-cell table:style-name="ce18" office:value-type="float" office:value="7853" calcext:value-type="float">
            <text:p><text:s text:c="3"/>7,853</text:p>
          </table:table-cell>
          <table:table-cell table:style-name="ce24" office:value-type="float" office:value="6817" calcext:value-type="float">
            <text:p><text:s text:c="3"/>6,8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港鄉</text:p>
          </table:table-cell>
          <table:table-cell table:style-name="ce18" office:value-type="float" office:value="10700" calcext:value-type="float">
            <text:p><text:s text:c="3"/>10,700</text:p>
          </table:table-cell>
          <table:table-cell table:style-name="ce18" office:value-type="float" office:value="31782" calcext:value-type="float">
            <text:p><text:s text:c="3"/>31,782</text:p>
          </table:table-cell>
          <table:table-cell table:style-name="ce18" office:value-type="float" office:value="16730" calcext:value-type="float">
            <text:p><text:s text:c="3"/>16,730</text:p>
          </table:table-cell>
          <table:table-cell table:style-name="ce24" office:value-type="float" office:value="15052" calcext:value-type="float">
            <text:p><text:s text:c="3"/>15,0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六腳鄉</text:p>
          </table:table-cell>
          <table:table-cell table:style-name="ce18" office:value-type="float" office:value="8831" calcext:value-type="float">
            <text:p><text:s text:c="3"/>8,831</text:p>
          </table:table-cell>
          <table:table-cell table:style-name="ce18" office:value-type="float" office:value="23075" calcext:value-type="float">
            <text:p><text:s text:c="3"/>23,075</text:p>
          </table:table-cell>
          <table:table-cell table:style-name="ce18" office:value-type="float" office:value="12237" calcext:value-type="float">
            <text:p><text:s text:c="3"/>12,237</text:p>
          </table:table-cell>
          <table:table-cell table:style-name="ce24" office:value-type="float" office:value="10838" calcext:value-type="float">
            <text:p><text:s text:c="3"/>10,83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石鄉</text:p>
          </table:table-cell>
          <table:table-cell table:style-name="ce18" office:value-type="float" office:value="9188" calcext:value-type="float">
            <text:p><text:s text:c="3"/>9,188</text:p>
          </table:table-cell>
          <table:table-cell table:style-name="ce18" office:value-type="float" office:value="24673" calcext:value-type="float">
            <text:p><text:s text:c="3"/>24,673</text:p>
          </table:table-cell>
          <table:table-cell table:style-name="ce18" office:value-type="float" office:value="13054" calcext:value-type="float">
            <text:p><text:s text:c="3"/>13,054</text:p>
          </table:table-cell>
          <table:table-cell table:style-name="ce24" office:value-type="float" office:value="11619" calcext:value-type="float">
            <text:p><text:s text:c="3"/>11,6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義竹鄉</text:p>
          </table:table-cell>
          <table:table-cell table:style-name="ce18" office:value-type="float" office:value="7342" calcext:value-type="float">
            <text:p><text:s text:c="3"/>7,342</text:p>
          </table:table-cell>
          <table:table-cell table:style-name="ce18" office:value-type="float" office:value="18302" calcext:value-type="float">
            <text:p><text:s text:c="3"/>18,302</text:p>
          </table:table-cell>
          <table:table-cell table:style-name="ce18" office:value-type="float" office:value="9521" calcext:value-type="float">
            <text:p><text:s text:c="3"/>9,521</text:p>
          </table:table-cell>
          <table:table-cell table:style-name="ce24" office:value-type="float" office:value="8781" calcext:value-type="float">
            <text:p><text:s text:c="3"/>8,7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草鄉</text:p>
          </table:table-cell>
          <table:table-cell table:style-name="ce18" office:value-type="float" office:value="5751" calcext:value-type="float">
            <text:p><text:s text:c="3"/>5,751</text:p>
          </table:table-cell>
          <table:table-cell table:style-name="ce18" office:value-type="float" office:value="15442" calcext:value-type="float">
            <text:p><text:s text:c="3"/>15,442</text:p>
          </table:table-cell>
          <table:table-cell table:style-name="ce18" office:value-type="float" office:value="8276" calcext:value-type="float">
            <text:p><text:s text:c="3"/>8,276</text:p>
          </table:table-cell>
          <table:table-cell table:style-name="ce24" office:value-type="float" office:value="7166" calcext:value-type="float">
            <text:p><text:s text:c="3"/>7,16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水上鄉</text:p>
          </table:table-cell>
          <table:table-cell table:style-name="ce18" office:value-type="float" office:value="18159" calcext:value-type="float">
            <text:p><text:s text:c="3"/>18,159</text:p>
          </table:table-cell>
          <table:table-cell table:style-name="ce18" office:value-type="float" office:value="49443" calcext:value-type="float">
            <text:p><text:s text:c="3"/>49,443</text:p>
          </table:table-cell>
          <table:table-cell table:style-name="ce18" office:value-type="float" office:value="25553" calcext:value-type="float">
            <text:p><text:s text:c="3"/>25,553</text:p>
          </table:table-cell>
          <table:table-cell table:style-name="ce24" office:value-type="float" office:value="23890" calcext:value-type="float">
            <text:p><text:s text:c="3"/>23,89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埔鄉</text:p>
          </table:table-cell>
          <table:table-cell table:style-name="ce18" office:value-type="float" office:value="16037" calcext:value-type="float">
            <text:p><text:s text:c="3"/>16,037</text:p>
          </table:table-cell>
          <table:table-cell table:style-name="ce18" office:value-type="float" office:value="44626" calcext:value-type="float">
            <text:p><text:s text:c="3"/>44,626</text:p>
          </table:table-cell>
          <table:table-cell table:style-name="ce18" office:value-type="float" office:value="23214" calcext:value-type="float">
            <text:p><text:s text:c="3"/>23,214</text:p>
          </table:table-cell>
          <table:table-cell table:style-name="ce24" office:value-type="float" office:value="21412" calcext:value-type="float">
            <text:p><text:s text:c="3"/>21,4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崎鄉</text:p>
          </table:table-cell>
          <table:table-cell table:style-name="ce18" office:value-type="float" office:value="11685" calcext:value-type="float">
            <text:p><text:s text:c="3"/>11,685</text:p>
          </table:table-cell>
          <table:table-cell table:style-name="ce18" office:value-type="float" office:value="35658" calcext:value-type="float">
            <text:p><text:s text:c="3"/>35,658</text:p>
          </table:table-cell>
          <table:table-cell table:style-name="ce18" office:value-type="float" office:value="18974" calcext:value-type="float">
            <text:p><text:s text:c="3"/>18,974</text:p>
          </table:table-cell>
          <table:table-cell table:style-name="ce24" office:value-type="float" office:value="16684" calcext:value-type="float">
            <text:p><text:s text:c="3"/>16,6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梅山鄉</text:p>
          </table:table-cell>
          <table:table-cell table:style-name="ce18" office:value-type="float" office:value="6770" calcext:value-type="float">
            <text:p><text:s text:c="3"/>6,770</text:p>
          </table:table-cell>
          <table:table-cell table:style-name="ce18" office:value-type="float" office:value="19317" calcext:value-type="float">
            <text:p><text:s text:c="3"/>19,317</text:p>
          </table:table-cell>
          <table:table-cell table:style-name="ce18" office:value-type="float" office:value="10275" calcext:value-type="float">
            <text:p><text:s text:c="3"/>10,275</text:p>
          </table:table-cell>
          <table:table-cell table:style-name="ce24" office:value-type="float" office:value="9042" calcext:value-type="float">
            <text:p><text:s text:c="3"/>9,0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番路鄉</text:p>
          </table:table-cell>
          <table:table-cell table:style-name="ce18" office:value-type="float" office:value="4239" calcext:value-type="float">
            <text:p><text:s text:c="3"/>4,239</text:p>
          </table:table-cell>
          <table:table-cell table:style-name="ce18" office:value-type="float" office:value="11490" calcext:value-type="float">
            <text:p><text:s text:c="3"/>11,490</text:p>
          </table:table-cell>
          <table:table-cell table:style-name="ce18" office:value-type="float" office:value="6205" calcext:value-type="float">
            <text:p><text:s text:c="3"/>6,205</text:p>
          </table:table-cell>
          <table:table-cell table:style-name="ce24" office:value-type="float" office:value="5285" calcext:value-type="float">
            <text:p><text:s text:c="3"/>5,28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埔鄉</text:p>
          </table:table-cell>
          <table:table-cell table:style-name="ce18" office:value-type="float" office:value="1922" calcext:value-type="float">
            <text:p><text:s text:c="3"/>1,922</text:p>
          </table:table-cell>
          <table:table-cell table:style-name="ce18" office:value-type="float" office:value="4588" calcext:value-type="float">
            <text:p><text:s text:c="3"/>4,588</text:p>
          </table:table-cell>
          <table:table-cell table:style-name="ce18" office:value-type="float" office:value="2365" calcext:value-type="float">
            <text:p><text:s text:c="3"/>2,365</text:p>
          </table:table-cell>
          <table:table-cell table:style-name="ce24" office:value-type="float" office:value="2223" calcext:value-type="float">
            <text:p><text:s text:c="3"/>2,22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阿里山鄉</text:p>
          </table:table-cell>
          <table:table-cell table:style-name="ce19" office:value-type="float" office:value="1905" calcext:value-type="float">
            <text:p><text:s text:c="3"/>1,905</text:p>
          </table:table-cell>
          <table:table-cell table:style-name="ce19" office:value-type="float" office:value="5607" calcext:value-type="float">
            <text:p><text:s text:c="3"/>5,607</text:p>
          </table:table-cell>
          <table:table-cell table:style-name="ce19" office:value-type="float" office:value="2938" calcext:value-type="float">
            <text:p><text:s text:c="3"/>2,938</text:p>
          </table:table-cell>
          <table:table-cell table:style-name="ce25" office:value-type="float" office:value="2669" calcext:value-type="float">
            <text:p><text:s text:c="3"/>2,669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9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屏東縣</text:p>
          </table:table-cell>
          <table:table-cell table:style-name="ce17" office:value-type="float" office:value="287807" calcext:value-type="float">
            <text:p><text:s text:c="3"/>287,807</text:p>
          </table:table-cell>
          <table:table-cell table:style-name="ce17" office:value-type="float" office:value="827051" calcext:value-type="float">
            <text:p><text:s text:c="3"/>827,051</text:p>
          </table:table-cell>
          <table:table-cell table:style-name="ce17" office:value-type="float" office:value="422504" calcext:value-type="float">
            <text:p><text:s text:c="3"/>422,504</text:p>
          </table:table-cell>
          <table:table-cell table:style-name="ce23" office:value-type="float" office:value="404547" calcext:value-type="float">
            <text:p><text:s text:c="3"/>404,54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屏東市</text:p>
          </table:table-cell>
          <table:table-cell table:style-name="ce18" office:value-type="float" office:value="74565" calcext:value-type="float">
            <text:p><text:s text:c="3"/>74,565</text:p>
          </table:table-cell>
          <table:table-cell table:style-name="ce18" office:value-type="float" office:value="199830" calcext:value-type="float">
            <text:p><text:s text:c="3"/>199,830</text:p>
          </table:table-cell>
          <table:table-cell table:style-name="ce18" office:value-type="float" office:value="98623" calcext:value-type="float">
            <text:p><text:s text:c="3"/>98,623</text:p>
          </table:table-cell>
          <table:table-cell table:style-name="ce24" office:value-type="float" office:value="101207" calcext:value-type="float">
            <text:p><text:s text:c="3"/>101,2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潮州鎮</text:p>
          </table:table-cell>
          <table:table-cell table:style-name="ce18" office:value-type="float" office:value="19517" calcext:value-type="float">
            <text:p><text:s text:c="3"/>19,517</text:p>
          </table:table-cell>
          <table:table-cell table:style-name="ce18" office:value-type="float" office:value="53946" calcext:value-type="float">
            <text:p><text:s text:c="3"/>53,946</text:p>
          </table:table-cell>
          <table:table-cell table:style-name="ce18" office:value-type="float" office:value="26951" calcext:value-type="float">
            <text:p><text:s text:c="3"/>26,951</text:p>
          </table:table-cell>
          <table:table-cell table:style-name="ce24" office:value-type="float" office:value="26995" calcext:value-type="float">
            <text:p><text:s text:c="3"/>26,99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港鎮</text:p>
          </table:table-cell>
          <table:table-cell table:style-name="ce18" office:value-type="float" office:value="16811" calcext:value-type="float">
            <text:p><text:s text:c="3"/>16,811</text:p>
          </table:table-cell>
          <table:table-cell table:style-name="ce18" office:value-type="float" office:value="47692" calcext:value-type="float">
            <text:p><text:s text:c="3"/>47,692</text:p>
          </table:table-cell>
          <table:table-cell table:style-name="ce18" office:value-type="float" office:value="24110" calcext:value-type="float">
            <text:p><text:s text:c="3"/>24,110</text:p>
          </table:table-cell>
          <table:table-cell table:style-name="ce24" office:value-type="float" office:value="23582" calcext:value-type="float">
            <text:p><text:s text:c="3"/>23,5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恆春鎮</text:p>
          </table:table-cell>
          <table:table-cell table:style-name="ce18" office:value-type="float" office:value="11663" calcext:value-type="float">
            <text:p><text:s text:c="3"/>11,663</text:p>
          </table:table-cell>
          <table:table-cell table:style-name="ce18" office:value-type="float" office:value="30801" calcext:value-type="float">
            <text:p><text:s text:c="3"/>30,801</text:p>
          </table:table-cell>
          <table:table-cell table:style-name="ce18" office:value-type="float" office:value="15803" calcext:value-type="float">
            <text:p><text:s text:c="3"/>15,803</text:p>
          </table:table-cell>
          <table:table-cell table:style-name="ce24" office:value-type="float" office:value="14998" calcext:value-type="float">
            <text:p><text:s text:c="3"/>14,9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丹鄉</text:p>
          </table:table-cell>
          <table:table-cell table:style-name="ce18" office:value-type="float" office:value="15068" calcext:value-type="float">
            <text:p><text:s text:c="3"/>15,068</text:p>
          </table:table-cell>
          <table:table-cell table:style-name="ce18" office:value-type="float" office:value="50591" calcext:value-type="float">
            <text:p><text:s text:c="3"/>50,591</text:p>
          </table:table-cell>
          <table:table-cell table:style-name="ce18" office:value-type="float" office:value="26279" calcext:value-type="float">
            <text:p><text:s text:c="3"/>26,279</text:p>
          </table:table-cell>
          <table:table-cell table:style-name="ce24" office:value-type="float" office:value="24312" calcext:value-type="float">
            <text:p><text:s text:c="3"/>24,3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長治鄉</text:p>
          </table:table-cell>
          <table:table-cell table:style-name="ce18" office:value-type="float" office:value="10171" calcext:value-type="float">
            <text:p><text:s text:c="3"/>10,171</text:p>
          </table:table-cell>
          <table:table-cell table:style-name="ce18" office:value-type="float" office:value="29729" calcext:value-type="float">
            <text:p><text:s text:c="3"/>29,729</text:p>
          </table:table-cell>
          <table:table-cell table:style-name="ce18" office:value-type="float" office:value="15493" calcext:value-type="float">
            <text:p><text:s text:c="3"/>15,493</text:p>
          </table:table-cell>
          <table:table-cell table:style-name="ce24" office:value-type="float" office:value="14236" calcext:value-type="float">
            <text:p><text:s text:c="3"/>14,2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麟洛鄉</text:p>
          </table:table-cell>
          <table:table-cell table:style-name="ce18" office:value-type="float" office:value="3850" calcext:value-type="float">
            <text:p><text:s text:c="3"/>3,850</text:p>
          </table:table-cell>
          <table:table-cell table:style-name="ce18" office:value-type="float" office:value="11095" calcext:value-type="float">
            <text:p><text:s text:c="3"/>11,095</text:p>
          </table:table-cell>
          <table:table-cell table:style-name="ce18" office:value-type="float" office:value="5743" calcext:value-type="float">
            <text:p><text:s text:c="3"/>5,743</text:p>
          </table:table-cell>
          <table:table-cell table:style-name="ce24" office:value-type="float" office:value="5352" calcext:value-type="float">
            <text:p><text:s text:c="3"/>5,3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九如鄉</text:p>
          </table:table-cell>
          <table:table-cell table:style-name="ce18" office:value-type="float" office:value="7063" calcext:value-type="float">
            <text:p><text:s text:c="3"/>7,063</text:p>
          </table:table-cell>
          <table:table-cell table:style-name="ce18" office:value-type="float" office:value="22099" calcext:value-type="float">
            <text:p><text:s text:c="3"/>22,099</text:p>
          </table:table-cell>
          <table:table-cell table:style-name="ce18" office:value-type="float" office:value="11420" calcext:value-type="float">
            <text:p><text:s text:c="3"/>11,420</text:p>
          </table:table-cell>
          <table:table-cell table:style-name="ce24" office:value-type="float" office:value="10679" calcext:value-type="float">
            <text:p><text:s text:c="3"/>10,6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里港鄉</text:p>
          </table:table-cell>
          <table:table-cell table:style-name="ce18" office:value-type="float" office:value="8210" calcext:value-type="float">
            <text:p><text:s text:c="3"/>8,210</text:p>
          </table:table-cell>
          <table:table-cell table:style-name="ce18" office:value-type="float" office:value="26122" calcext:value-type="float">
            <text:p><text:s text:c="3"/>26,122</text:p>
          </table:table-cell>
          <table:table-cell table:style-name="ce18" office:value-type="float" office:value="13290" calcext:value-type="float">
            <text:p><text:s text:c="3"/>13,290</text:p>
          </table:table-cell>
          <table:table-cell table:style-name="ce24" office:value-type="float" office:value="12832" calcext:value-type="float">
            <text:p><text:s text:c="3"/>12,8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鹽埔鄉</text:p>
          </table:table-cell>
          <table:table-cell table:style-name="ce18" office:value-type="float" office:value="7881" calcext:value-type="float">
            <text:p><text:s text:c="3"/>7,881</text:p>
          </table:table-cell>
          <table:table-cell table:style-name="ce18" office:value-type="float" office:value="25770" calcext:value-type="float">
            <text:p><text:s text:c="3"/>25,770</text:p>
          </table:table-cell>
          <table:table-cell table:style-name="ce18" office:value-type="float" office:value="13393" calcext:value-type="float">
            <text:p><text:s text:c="3"/>13,393</text:p>
          </table:table-cell>
          <table:table-cell table:style-name="ce24" office:value-type="float" office:value="12377" calcext:value-type="float">
            <text:p><text:s text:c="3"/>12,3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高樹鄉</text:p>
          </table:table-cell>
          <table:table-cell table:style-name="ce18" office:value-type="float" office:value="9271" calcext:value-type="float">
            <text:p><text:s text:c="3"/>9,271</text:p>
          </table:table-cell>
          <table:table-cell table:style-name="ce18" office:value-type="float" office:value="24466" calcext:value-type="float">
            <text:p><text:s text:c="3"/>24,466</text:p>
          </table:table-cell>
          <table:table-cell table:style-name="ce18" office:value-type="float" office:value="13048" calcext:value-type="float">
            <text:p><text:s text:c="3"/>13,048</text:p>
          </table:table-cell>
          <table:table-cell table:style-name="ce24" office:value-type="float" office:value="11418" calcext:value-type="float">
            <text:p><text:s text:c="3"/>11,41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巒鄉</text:p>
          </table:table-cell>
          <table:table-cell table:style-name="ce18" office:value-type="float" office:value="6530" calcext:value-type="float">
            <text:p><text:s text:c="3"/>6,530</text:p>
          </table:table-cell>
          <table:table-cell table:style-name="ce18" office:value-type="float" office:value="20590" calcext:value-type="float">
            <text:p><text:s text:c="3"/>20,590</text:p>
          </table:table-cell>
          <table:table-cell table:style-name="ce18" office:value-type="float" office:value="10726" calcext:value-type="float">
            <text:p><text:s text:c="3"/>10,726</text:p>
          </table:table-cell>
          <table:table-cell table:style-name="ce24" office:value-type="float" office:value="9864" calcext:value-type="float">
            <text:p><text:s text:c="3"/>9,8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內埔鄉</text:p>
          </table:table-cell>
          <table:table-cell table:style-name="ce18" office:value-type="float" office:value="18684" calcext:value-type="float">
            <text:p><text:s text:c="3"/>18,684</text:p>
          </table:table-cell>
          <table:table-cell table:style-name="ce18" office:value-type="float" office:value="54200" calcext:value-type="float">
            <text:p><text:s text:c="3"/>54,200</text:p>
          </table:table-cell>
          <table:table-cell table:style-name="ce18" office:value-type="float" office:value="27978" calcext:value-type="float">
            <text:p><text:s text:c="3"/>27,978</text:p>
          </table:table-cell>
          <table:table-cell table:style-name="ce24" office:value-type="float" office:value="26222" calcext:value-type="float">
            <text:p><text:s text:c="3"/>26,22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田鄉</text:p>
          </table:table-cell>
          <table:table-cell table:style-name="ce18" office:value-type="float" office:value="5661" calcext:value-type="float">
            <text:p><text:s text:c="3"/>5,661</text:p>
          </table:table-cell>
          <table:table-cell table:style-name="ce18" office:value-type="float" office:value="17172" calcext:value-type="float">
            <text:p><text:s text:c="3"/>17,172</text:p>
          </table:table-cell>
          <table:table-cell table:style-name="ce18" office:value-type="float" office:value="9125" calcext:value-type="float">
            <text:p><text:s text:c="3"/>9,125</text:p>
          </table:table-cell>
          <table:table-cell table:style-name="ce24" office:value-type="float" office:value="8047" calcext:value-type="float">
            <text:p><text:s text:c="3"/>8,04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埤鄉</text:p>
          </table:table-cell>
          <table:table-cell table:style-name="ce18" office:value-type="float" office:value="3462" calcext:value-type="float">
            <text:p><text:s text:c="3"/>3,462</text:p>
          </table:table-cell>
          <table:table-cell table:style-name="ce18" office:value-type="float" office:value="10043" calcext:value-type="float">
            <text:p><text:s text:c="3"/>10,043</text:p>
          </table:table-cell>
          <table:table-cell table:style-name="ce18" office:value-type="float" office:value="5332" calcext:value-type="float">
            <text:p><text:s text:c="3"/>5,332</text:p>
          </table:table-cell>
          <table:table-cell table:style-name="ce24" office:value-type="float" office:value="4711" calcext:value-type="float">
            <text:p><text:s text:c="3"/>4,71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枋寮鄉</text:p>
          </table:table-cell>
          <table:table-cell table:style-name="ce18" office:value-type="float" office:value="8549" calcext:value-type="float">
            <text:p><text:s text:c="3"/>8,549</text:p>
          </table:table-cell>
          <table:table-cell table:style-name="ce18" office:value-type="float" office:value="24407" calcext:value-type="float">
            <text:p><text:s text:c="3"/>24,407</text:p>
          </table:table-cell>
          <table:table-cell table:style-name="ce18" office:value-type="float" office:value="12766" calcext:value-type="float">
            <text:p><text:s text:c="3"/>12,766</text:p>
          </table:table-cell>
          <table:table-cell table:style-name="ce24" office:value-type="float" office:value="11641" calcext:value-type="float">
            <text:p><text:s text:c="3"/>11,64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園鄉</text:p>
          </table:table-cell>
          <table:table-cell table:style-name="ce18" office:value-type="float" office:value="11829" calcext:value-type="float">
            <text:p><text:s text:c="3"/>11,829</text:p>
          </table:table-cell>
          <table:table-cell table:style-name="ce18" office:value-type="float" office:value="34988" calcext:value-type="float">
            <text:p><text:s text:c="3"/>34,988</text:p>
          </table:table-cell>
          <table:table-cell table:style-name="ce18" office:value-type="float" office:value="18114" calcext:value-type="float">
            <text:p><text:s text:c="3"/>18,114</text:p>
          </table:table-cell>
          <table:table-cell table:style-name="ce24" office:value-type="float" office:value="16874" calcext:value-type="float">
            <text:p><text:s text:c="3"/>16,8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崁頂鄉</text:p>
          </table:table-cell>
          <table:table-cell table:style-name="ce18" office:value-type="float" office:value="4497" calcext:value-type="float">
            <text:p><text:s text:c="3"/>4,497</text:p>
          </table:table-cell>
          <table:table-cell table:style-name="ce18" office:value-type="float" office:value="15521" calcext:value-type="float">
            <text:p><text:s text:c="3"/>15,521</text:p>
          </table:table-cell>
          <table:table-cell table:style-name="ce18" office:value-type="float" office:value="7828" calcext:value-type="float">
            <text:p><text:s text:c="3"/>7,828</text:p>
          </table:table-cell>
          <table:table-cell table:style-name="ce24" office:value-type="float" office:value="7693" calcext:value-type="float">
            <text:p><text:s text:c="3"/>7,69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邊鄉</text:p>
          </table:table-cell>
          <table:table-cell table:style-name="ce18" office:value-type="float" office:value="6696" calcext:value-type="float">
            <text:p><text:s text:c="3"/>6,696</text:p>
          </table:table-cell>
          <table:table-cell table:style-name="ce18" office:value-type="float" office:value="17852" calcext:value-type="float">
            <text:p><text:s text:c="3"/>17,852</text:p>
          </table:table-cell>
          <table:table-cell table:style-name="ce18" office:value-type="float" office:value="9123" calcext:value-type="float">
            <text:p><text:s text:c="3"/>9,123</text:p>
          </table:table-cell>
          <table:table-cell table:style-name="ce24" office:value-type="float" office:value="8729" calcext:value-type="float">
            <text:p><text:s text:c="3"/>8,72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州鄉</text:p>
          </table:table-cell>
          <table:table-cell table:style-name="ce18" office:value-type="float" office:value="3714" calcext:value-type="float">
            <text:p><text:s text:c="3"/>3,714</text:p>
          </table:table-cell>
          <table:table-cell table:style-name="ce18" office:value-type="float" office:value="10656" calcext:value-type="float">
            <text:p><text:s text:c="3"/>10,656</text:p>
          </table:table-cell>
          <table:table-cell table:style-name="ce18" office:value-type="float" office:value="5443" calcext:value-type="float">
            <text:p><text:s text:c="3"/>5,443</text:p>
          </table:table-cell>
          <table:table-cell table:style-name="ce24" office:value-type="float" office:value="5213" calcext:value-type="float">
            <text:p><text:s text:c="3"/>5,21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佳冬鄉</text:p>
          </table:table-cell>
          <table:table-cell table:style-name="ce18" office:value-type="float" office:value="6974" calcext:value-type="float">
            <text:p><text:s text:c="3"/>6,974</text:p>
          </table:table-cell>
          <table:table-cell table:style-name="ce18" office:value-type="float" office:value="19186" calcext:value-type="float">
            <text:p><text:s text:c="3"/>19,186</text:p>
          </table:table-cell>
          <table:table-cell table:style-name="ce18" office:value-type="float" office:value="9973" calcext:value-type="float">
            <text:p><text:s text:c="3"/>9,973</text:p>
          </table:table-cell>
          <table:table-cell table:style-name="ce24" office:value-type="float" office:value="9213" calcext:value-type="float">
            <text:p><text:s text:c="3"/>9,21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琉球鄉</text:p>
          </table:table-cell>
          <table:table-cell table:style-name="ce18" office:value-type="float" office:value="4525" calcext:value-type="float">
            <text:p><text:s text:c="3"/>4,525</text:p>
          </table:table-cell>
          <table:table-cell table:style-name="ce18" office:value-type="float" office:value="12396" calcext:value-type="float">
            <text:p><text:s text:c="3"/>12,396</text:p>
          </table:table-cell>
          <table:table-cell table:style-name="ce18" office:value-type="float" office:value="6791" calcext:value-type="float">
            <text:p><text:s text:c="3"/>6,791</text:p>
          </table:table-cell>
          <table:table-cell table:style-name="ce24" office:value-type="float" office:value="5605" calcext:value-type="float">
            <text:p><text:s text:c="3"/>5,6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車城鄉</text:p>
          </table:table-cell>
          <table:table-cell table:style-name="ce18" office:value-type="float" office:value="3484" calcext:value-type="float">
            <text:p><text:s text:c="3"/>3,484</text:p>
          </table:table-cell>
          <table:table-cell table:style-name="ce18" office:value-type="float" office:value="8640" calcext:value-type="float">
            <text:p><text:s text:c="3"/>8,640</text:p>
          </table:table-cell>
          <table:table-cell table:style-name="ce18" office:value-type="float" office:value="4638" calcext:value-type="float">
            <text:p><text:s text:c="3"/>4,638</text:p>
          </table:table-cell>
          <table:table-cell table:style-name="ce24" office:value-type="float" office:value="4002" calcext:value-type="float">
            <text:p><text:s text:c="3"/>4,0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滿州鄉</text:p>
          </table:table-cell>
          <table:table-cell table:style-name="ce18" office:value-type="float" office:value="3052" calcext:value-type="float">
            <text:p><text:s text:c="3"/>3,052</text:p>
          </table:table-cell>
          <table:table-cell table:style-name="ce18" office:value-type="float" office:value="8067" calcext:value-type="float">
            <text:p><text:s text:c="3"/>8,067</text:p>
          </table:table-cell>
          <table:table-cell table:style-name="ce18" office:value-type="float" office:value="4358" calcext:value-type="float">
            <text:p><text:s text:c="3"/>4,358</text:p>
          </table:table-cell>
          <table:table-cell table:style-name="ce24" office:value-type="float" office:value="3709" calcext:value-type="float">
            <text:p><text:s text:c="3"/>3,70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枋山鄉</text:p>
          </table:table-cell>
          <table:table-cell table:style-name="ce18" office:value-type="float" office:value="2101" calcext:value-type="float">
            <text:p><text:s text:c="3"/>2,101</text:p>
          </table:table-cell>
          <table:table-cell table:style-name="ce18" office:value-type="float" office:value="5536" calcext:value-type="float">
            <text:p><text:s text:c="3"/>5,536</text:p>
          </table:table-cell>
          <table:table-cell table:style-name="ce18" office:value-type="float" office:value="2939" calcext:value-type="float">
            <text:p><text:s text:c="3"/>2,939</text:p>
          </table:table-cell>
          <table:table-cell table:style-name="ce24" office:value-type="float" office:value="2597" calcext:value-type="float">
            <text:p><text:s text:c="3"/>2,5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三地門鄉</text:p>
          </table:table-cell>
          <table:table-cell table:style-name="ce18" office:value-type="float" office:value="2332" calcext:value-type="float">
            <text:p><text:s text:c="3"/>2,332</text:p>
          </table:table-cell>
          <table:table-cell table:style-name="ce18" office:value-type="float" office:value="7695" calcext:value-type="float">
            <text:p><text:s text:c="3"/>7,695</text:p>
          </table:table-cell>
          <table:table-cell table:style-name="ce18" office:value-type="float" office:value="3859" calcext:value-type="float">
            <text:p><text:s text:c="3"/>3,859</text:p>
          </table:table-cell>
          <table:table-cell table:style-name="ce24" office:value-type="float" office:value="3836" calcext:value-type="float">
            <text:p><text:s text:c="3"/>3,8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霧臺鄉</text:p>
          </table:table-cell>
          <table:table-cell table:style-name="ce18" office:value-type="float" office:value="1062" calcext:value-type="float">
            <text:p><text:s text:c="3"/>1,062</text:p>
          </table:table-cell>
          <table:table-cell table:style-name="ce18" office:value-type="float" office:value="3385" calcext:value-type="float">
            <text:p><text:s text:c="3"/>3,385</text:p>
          </table:table-cell>
          <table:table-cell table:style-name="ce18" office:value-type="float" office:value="1728" calcext:value-type="float">
            <text:p><text:s text:c="3"/>1,728</text:p>
          </table:table-cell>
          <table:table-cell table:style-name="ce24" office:value-type="float" office:value="1657" calcext:value-type="float">
            <text:p><text:s text:c="3"/>1,65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瑪家鄉</text:p>
          </table:table-cell>
          <table:table-cell table:style-name="ce18" office:value-type="float" office:value="2063" calcext:value-type="float">
            <text:p><text:s text:c="3"/>2,063</text:p>
          </table:table-cell>
          <table:table-cell table:style-name="ce18" office:value-type="float" office:value="6835" calcext:value-type="float">
            <text:p><text:s text:c="3"/>6,835</text:p>
          </table:table-cell>
          <table:table-cell table:style-name="ce18" office:value-type="float" office:value="3451" calcext:value-type="float">
            <text:p><text:s text:c="3"/>3,451</text:p>
          </table:table-cell>
          <table:table-cell table:style-name="ce24" office:value-type="float" office:value="3384" calcext:value-type="float">
            <text:p><text:s text:c="3"/>3,3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泰武鄉</text:p>
          </table:table-cell>
          <table:table-cell table:style-name="ce18" office:value-type="float" office:value="1355" calcext:value-type="float">
            <text:p><text:s text:c="3"/>1,355</text:p>
          </table:table-cell>
          <table:table-cell table:style-name="ce18" office:value-type="float" office:value="5382" calcext:value-type="float">
            <text:p><text:s text:c="3"/>5,382</text:p>
          </table:table-cell>
          <table:table-cell table:style-name="ce18" office:value-type="float" office:value="2817" calcext:value-type="float">
            <text:p><text:s text:c="3"/>2,817</text:p>
          </table:table-cell>
          <table:table-cell table:style-name="ce24" office:value-type="float" office:value="2565" calcext:value-type="float">
            <text:p><text:s text:c="3"/>2,56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來義鄉</text:p>
          </table:table-cell>
          <table:table-cell table:style-name="ce18" office:value-type="float" office:value="2230" calcext:value-type="float">
            <text:p><text:s text:c="3"/>2,230</text:p>
          </table:table-cell>
          <table:table-cell table:style-name="ce18" office:value-type="float" office:value="7440" calcext:value-type="float">
            <text:p><text:s text:c="3"/>7,440</text:p>
          </table:table-cell>
          <table:table-cell table:style-name="ce18" office:value-type="float" office:value="3753" calcext:value-type="float">
            <text:p><text:s text:c="3"/>3,753</text:p>
          </table:table-cell>
          <table:table-cell table:style-name="ce24" office:value-type="float" office:value="3687" calcext:value-type="float">
            <text:p><text:s text:c="3"/>3,68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春日鄉</text:p>
          </table:table-cell>
          <table:table-cell table:style-name="ce18" office:value-type="float" office:value="1411" calcext:value-type="float">
            <text:p><text:s text:c="3"/>1,411</text:p>
          </table:table-cell>
          <table:table-cell table:style-name="ce18" office:value-type="float" office:value="4890" calcext:value-type="float">
            <text:p><text:s text:c="3"/>4,890</text:p>
          </table:table-cell>
          <table:table-cell table:style-name="ce18" office:value-type="float" office:value="2499" calcext:value-type="float">
            <text:p><text:s text:c="3"/>2,499</text:p>
          </table:table-cell>
          <table:table-cell table:style-name="ce24" office:value-type="float" office:value="2391" calcext:value-type="float">
            <text:p><text:s text:c="3"/>2,3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獅子鄉</text:p>
          </table:table-cell>
          <table:table-cell table:style-name="ce18" office:value-type="float" office:value="1579" calcext:value-type="float">
            <text:p><text:s text:c="3"/>1,579</text:p>
          </table:table-cell>
          <table:table-cell table:style-name="ce18" office:value-type="float" office:value="5019" calcext:value-type="float">
            <text:p><text:s text:c="3"/>5,019</text:p>
          </table:table-cell>
          <table:table-cell table:style-name="ce18" office:value-type="float" office:value="2573" calcext:value-type="float">
            <text:p><text:s text:c="3"/>2,573</text:p>
          </table:table-cell>
          <table:table-cell table:style-name="ce24" office:value-type="float" office:value="2446" calcext:value-type="float">
            <text:p><text:s text:c="3"/>2,44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牡丹鄉</text:p>
          </table:table-cell>
          <table:table-cell table:style-name="ce19" office:value-type="float" office:value="1947" calcext:value-type="float">
            <text:p><text:s text:c="3"/>1,947</text:p>
          </table:table-cell>
          <table:table-cell table:style-name="ce19" office:value-type="float" office:value="5010" calcext:value-type="float">
            <text:p><text:s text:c="3"/>5,010</text:p>
          </table:table-cell>
          <table:table-cell table:style-name="ce19" office:value-type="float" office:value="2537" calcext:value-type="float">
            <text:p><text:s text:c="3"/>2,537</text:p>
          </table:table-cell>
          <table:table-cell table:style-name="ce25" office:value-type="float" office:value="2473" calcext:value-type="float">
            <text:p><text:s text:c="3"/>2,473</text:p>
          </table:table-cell>
          <table:table-cell table:number-columns-repeated="1019"/>
        </table:table-row>
        <table:table-row table:style-name="ro7">
          <table:table-cell table:style-name="ce40"/>
          <table:table-cell table:style-name="ce41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9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東縣</text:p>
          </table:table-cell>
          <table:table-cell table:style-name="ce17" office:value-type="float" office:value="82988" calcext:value-type="float">
            <text:p><text:s text:c="3"/>82,988</text:p>
          </table:table-cell>
          <table:table-cell table:style-name="ce17" office:value-type="float" office:value="219342" calcext:value-type="float">
            <text:p><text:s text:c="3"/>219,342</text:p>
          </table:table-cell>
          <table:table-cell table:style-name="ce17" office:value-type="float" office:value="113127" calcext:value-type="float">
            <text:p><text:s text:c="3"/>113,127</text:p>
          </table:table-cell>
          <table:table-cell table:style-name="ce23" office:value-type="float" office:value="106215" calcext:value-type="float">
            <text:p><text:s text:c="3"/>106,21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臺東市</text:p>
          </table:table-cell>
          <table:table-cell table:style-name="ce18" office:value-type="float" office:value="39822" calcext:value-type="float">
            <text:p><text:s text:c="3"/>39,822</text:p>
          </table:table-cell>
          <table:table-cell table:style-name="ce18" office:value-type="float" office:value="105589" calcext:value-type="float">
            <text:p><text:s text:c="3"/>105,589</text:p>
          </table:table-cell>
          <table:table-cell table:style-name="ce18" office:value-type="float" office:value="52814" calcext:value-type="float">
            <text:p><text:s text:c="3"/>52,814</text:p>
          </table:table-cell>
          <table:table-cell table:style-name="ce24" office:value-type="float" office:value="52775" calcext:value-type="float">
            <text:p><text:s text:c="3"/>52,7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成功鎮</text:p>
          </table:table-cell>
          <table:table-cell table:style-name="ce18" office:value-type="float" office:value="5368" calcext:value-type="float">
            <text:p><text:s text:c="3"/>5,368</text:p>
          </table:table-cell>
          <table:table-cell table:style-name="ce18" office:value-type="float" office:value="14137" calcext:value-type="float">
            <text:p><text:s text:c="3"/>14,137</text:p>
          </table:table-cell>
          <table:table-cell table:style-name="ce18" office:value-type="float" office:value="7438" calcext:value-type="float">
            <text:p><text:s text:c="3"/>7,438</text:p>
          </table:table-cell>
          <table:table-cell table:style-name="ce24" office:value-type="float" office:value="6699" calcext:value-type="float">
            <text:p><text:s text:c="3"/>6,6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關山鎮</text:p>
          </table:table-cell>
          <table:table-cell table:style-name="ce18" office:value-type="float" office:value="3164" calcext:value-type="float">
            <text:p><text:s text:c="3"/>3,164</text:p>
          </table:table-cell>
          <table:table-cell table:style-name="ce18" office:value-type="float" office:value="8738" calcext:value-type="float">
            <text:p><text:s text:c="3"/>8,738</text:p>
          </table:table-cell>
          <table:table-cell table:style-name="ce18" office:value-type="float" office:value="4548" calcext:value-type="float">
            <text:p><text:s text:c="3"/>4,548</text:p>
          </table:table-cell>
          <table:table-cell table:style-name="ce24" office:value-type="float" office:value="4190" calcext:value-type="float">
            <text:p><text:s text:c="3"/>4,19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卑南鄉</text:p>
          </table:table-cell>
          <table:table-cell table:style-name="ce18" office:value-type="float" office:value="6713" calcext:value-type="float">
            <text:p><text:s text:c="3"/>6,713</text:p>
          </table:table-cell>
          <table:table-cell table:style-name="ce18" office:value-type="float" office:value="17316" calcext:value-type="float">
            <text:p><text:s text:c="3"/>17,316</text:p>
          </table:table-cell>
          <table:table-cell table:style-name="ce18" office:value-type="float" office:value="9144" calcext:value-type="float">
            <text:p><text:s text:c="3"/>9,144</text:p>
          </table:table-cell>
          <table:table-cell table:style-name="ce24" office:value-type="float" office:value="8172" calcext:value-type="float">
            <text:p><text:s text:c="3"/>8,17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武鄉</text:p>
          </table:table-cell>
          <table:table-cell table:style-name="ce18" office:value-type="float" office:value="2483" calcext:value-type="float">
            <text:p><text:s text:c="3"/>2,483</text:p>
          </table:table-cell>
          <table:table-cell table:style-name="ce18" office:value-type="float" office:value="6108" calcext:value-type="float">
            <text:p><text:s text:c="3"/>6,108</text:p>
          </table:table-cell>
          <table:table-cell table:style-name="ce18" office:value-type="float" office:value="3169" calcext:value-type="float">
            <text:p><text:s text:c="3"/>3,169</text:p>
          </table:table-cell>
          <table:table-cell table:style-name="ce24" office:value-type="float" office:value="2939" calcext:value-type="float">
            <text:p><text:s text:c="3"/>2,9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麻里鄉</text:p>
          </table:table-cell>
          <table:table-cell table:style-name="ce18" office:value-type="float" office:value="4733" calcext:value-type="float">
            <text:p><text:s text:c="3"/>4,733</text:p>
          </table:table-cell>
          <table:table-cell table:style-name="ce18" office:value-type="float" office:value="11197" calcext:value-type="float">
            <text:p><text:s text:c="3"/>11,197</text:p>
          </table:table-cell>
          <table:table-cell table:style-name="ce18" office:value-type="float" office:value="5961" calcext:value-type="float">
            <text:p><text:s text:c="3"/>5,961</text:p>
          </table:table-cell>
          <table:table-cell table:style-name="ce24" office:value-type="float" office:value="5236" calcext:value-type="float">
            <text:p><text:s text:c="3"/>5,2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河鄉</text:p>
          </table:table-cell>
          <table:table-cell table:style-name="ce18" office:value-type="float" office:value="3762" calcext:value-type="float">
            <text:p><text:s text:c="3"/>3,762</text:p>
          </table:table-cell>
          <table:table-cell table:style-name="ce18" office:value-type="float" office:value="8515" calcext:value-type="float">
            <text:p><text:s text:c="3"/>8,515</text:p>
          </table:table-cell>
          <table:table-cell table:style-name="ce18" office:value-type="float" office:value="4716" calcext:value-type="float">
            <text:p><text:s text:c="3"/>4,716</text:p>
          </table:table-cell>
          <table:table-cell table:style-name="ce24" office:value-type="float" office:value="3799" calcext:value-type="float">
            <text:p><text:s text:c="3"/>3,7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長濱鄉</text:p>
          </table:table-cell>
          <table:table-cell table:style-name="ce18" office:value-type="float" office:value="2918" calcext:value-type="float">
            <text:p><text:s text:c="3"/>2,918</text:p>
          </table:table-cell>
          <table:table-cell table:style-name="ce18" office:value-type="float" office:value="7216" calcext:value-type="float">
            <text:p><text:s text:c="3"/>7,216</text:p>
          </table:table-cell>
          <table:table-cell table:style-name="ce18" office:value-type="float" office:value="4102" calcext:value-type="float">
            <text:p><text:s text:c="3"/>4,102</text:p>
          </table:table-cell>
          <table:table-cell table:style-name="ce24" office:value-type="float" office:value="3114" calcext:value-type="float">
            <text:p><text:s text:c="3"/>3,1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野鄉</text:p>
          </table:table-cell>
          <table:table-cell table:style-name="ce18" office:value-type="float" office:value="3039" calcext:value-type="float">
            <text:p><text:s text:c="3"/>3,039</text:p>
          </table:table-cell>
          <table:table-cell table:style-name="ce18" office:value-type="float" office:value="7899" calcext:value-type="float">
            <text:p><text:s text:c="3"/>7,899</text:p>
          </table:table-cell>
          <table:table-cell table:style-name="ce18" office:value-type="float" office:value="4180" calcext:value-type="float">
            <text:p><text:s text:c="3"/>4,180</text:p>
          </table:table-cell>
          <table:table-cell table:style-name="ce24" office:value-type="float" office:value="3719" calcext:value-type="float">
            <text:p><text:s text:c="3"/>3,7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池上鄉</text:p>
          </table:table-cell>
          <table:table-cell table:style-name="ce18" office:value-type="float" office:value="3207" calcext:value-type="float">
            <text:p><text:s text:c="3"/>3,207</text:p>
          </table:table-cell>
          <table:table-cell table:style-name="ce18" office:value-type="float" office:value="8219" calcext:value-type="float">
            <text:p><text:s text:c="3"/>8,219</text:p>
          </table:table-cell>
          <table:table-cell table:style-name="ce18" office:value-type="float" office:value="4274" calcext:value-type="float">
            <text:p><text:s text:c="3"/>4,274</text:p>
          </table:table-cell>
          <table:table-cell table:style-name="ce24" office:value-type="float" office:value="3945" calcext:value-type="float">
            <text:p><text:s text:c="3"/>3,9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綠島鄉</text:p>
          </table:table-cell>
          <table:table-cell table:style-name="ce18" office:value-type="float" office:value="1153" calcext:value-type="float">
            <text:p><text:s text:c="3"/>1,153</text:p>
          </table:table-cell>
          <table:table-cell table:style-name="ce18" office:value-type="float" office:value="4086" calcext:value-type="float">
            <text:p><text:s text:c="3"/>4,086</text:p>
          </table:table-cell>
          <table:table-cell table:style-name="ce18" office:value-type="float" office:value="2174" calcext:value-type="float">
            <text:p><text:s text:c="3"/>2,174</text:p>
          </table:table-cell>
          <table:table-cell table:style-name="ce24" office:value-type="float" office:value="1912" calcext:value-type="float">
            <text:p><text:s text:c="3"/>1,9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延平鄉</text:p>
          </table:table-cell>
          <table:table-cell table:style-name="ce18" office:value-type="float" office:value="1074" calcext:value-type="float">
            <text:p><text:s text:c="3"/>1,074</text:p>
          </table:table-cell>
          <table:table-cell table:style-name="ce18" office:value-type="float" office:value="3659" calcext:value-type="float">
            <text:p><text:s text:c="3"/>3,659</text:p>
          </table:table-cell>
          <table:table-cell table:style-name="ce18" office:value-type="float" office:value="1952" calcext:value-type="float">
            <text:p><text:s text:c="3"/>1,952</text:p>
          </table:table-cell>
          <table:table-cell table:style-name="ce24" office:value-type="float" office:value="1707" calcext:value-type="float">
            <text:p><text:s text:c="3"/>1,7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海端鄉</text:p>
          </table:table-cell>
          <table:table-cell table:style-name="ce18" office:value-type="float" office:value="1092" calcext:value-type="float">
            <text:p><text:s text:c="3"/>1,092</text:p>
          </table:table-cell>
          <table:table-cell table:style-name="ce18" office:value-type="float" office:value="4200" calcext:value-type="float">
            <text:p><text:s text:c="3"/>4,200</text:p>
          </table:table-cell>
          <table:table-cell table:style-name="ce18" office:value-type="float" office:value="2229" calcext:value-type="float">
            <text:p><text:s text:c="3"/>2,229</text:p>
          </table:table-cell>
          <table:table-cell table:style-name="ce24" office:value-type="float" office:value="1971" calcext:value-type="float">
            <text:p><text:s text:c="3"/>1,9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達仁鄉</text:p>
          </table:table-cell>
          <table:table-cell table:style-name="ce18" office:value-type="float" office:value="1445" calcext:value-type="float">
            <text:p><text:s text:c="3"/>1,445</text:p>
          </table:table-cell>
          <table:table-cell table:style-name="ce18" office:value-type="float" office:value="3624" calcext:value-type="float">
            <text:p><text:s text:c="3"/>3,624</text:p>
          </table:table-cell>
          <table:table-cell table:style-name="ce18" office:value-type="float" office:value="1966" calcext:value-type="float">
            <text:p><text:s text:c="3"/>1,966</text:p>
          </table:table-cell>
          <table:table-cell table:style-name="ce24" office:value-type="float" office:value="1658" calcext:value-type="float">
            <text:p><text:s text:c="3"/>1,6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金峰鄉</text:p>
          </table:table-cell>
          <table:table-cell table:style-name="ce18" office:value-type="float" office:value="1143" calcext:value-type="float">
            <text:p><text:s text:c="3"/>1,143</text:p>
          </table:table-cell>
          <table:table-cell table:style-name="ce18" office:value-type="float" office:value="3738" calcext:value-type="float">
            <text:p><text:s text:c="3"/>3,738</text:p>
          </table:table-cell>
          <table:table-cell table:style-name="ce18" office:value-type="float" office:value="1884" calcext:value-type="float">
            <text:p><text:s text:c="3"/>1,884</text:p>
          </table:table-cell>
          <table:table-cell table:style-name="ce24" office:value-type="float" office:value="1854" calcext:value-type="float">
            <text:p><text:s text:c="3"/>1,85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蘭嶼鄉</text:p>
          </table:table-cell>
          <table:table-cell table:style-name="ce19" office:value-type="float" office:value="1872" calcext:value-type="float">
            <text:p><text:s text:c="3"/>1,872</text:p>
          </table:table-cell>
          <table:table-cell table:style-name="ce19" office:value-type="float" office:value="5101" calcext:value-type="float">
            <text:p><text:s text:c="3"/>5,101</text:p>
          </table:table-cell>
          <table:table-cell table:style-name="ce19" office:value-type="float" office:value="2576" calcext:value-type="float">
            <text:p><text:s text:c="3"/>2,576</text:p>
          </table:table-cell>
          <table:table-cell table:style-name="ce25" office:value-type="float" office:value="2525" calcext:value-type="float">
            <text:p><text:s text:c="3"/>2,525</text:p>
          </table:table-cell>
          <table:table-cell table:number-columns-repeated="1019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9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花蓮縣</text:p>
          </table:table-cell>
          <table:table-cell table:style-name="ce17" office:value-type="float" office:value="126084" calcext:value-type="float">
            <text:p><text:s text:c="3"/>126,084</text:p>
          </table:table-cell>
          <table:table-cell table:style-name="ce17" office:value-type="float" office:value="328444" calcext:value-type="float">
            <text:p><text:s text:c="3"/>328,444</text:p>
          </table:table-cell>
          <table:table-cell table:style-name="ce17" office:value-type="float" office:value="166538" calcext:value-type="float">
            <text:p><text:s text:c="3"/>166,538</text:p>
          </table:table-cell>
          <table:table-cell table:style-name="ce23" office:value-type="float" office:value="161906" calcext:value-type="float">
            <text:p><text:s text:c="3"/>161,9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花蓮市</text:p>
          </table:table-cell>
          <table:table-cell table:style-name="ce18" office:value-type="float" office:value="41421" calcext:value-type="float">
            <text:p><text:s text:c="3"/>41,421</text:p>
          </table:table-cell>
          <table:table-cell table:style-name="ce18" office:value-type="float" office:value="103761" calcext:value-type="float">
            <text:p><text:s text:c="3"/>103,761</text:p>
          </table:table-cell>
          <table:table-cell table:style-name="ce18" office:value-type="float" office:value="50002" calcext:value-type="float">
            <text:p><text:s text:c="3"/>50,002</text:p>
          </table:table-cell>
          <table:table-cell table:style-name="ce24" office:value-type="float" office:value="53759" calcext:value-type="float">
            <text:p><text:s text:c="3"/>53,7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鳳林鎮</text:p>
          </table:table-cell>
          <table:table-cell table:style-name="ce18" office:value-type="float" office:value="4409" calcext:value-type="float">
            <text:p><text:s text:c="3"/>4,409</text:p>
          </table:table-cell>
          <table:table-cell table:style-name="ce18" office:value-type="float" office:value="10901" calcext:value-type="float">
            <text:p><text:s text:c="3"/>10,901</text:p>
          </table:table-cell>
          <table:table-cell table:style-name="ce18" office:value-type="float" office:value="5664" calcext:value-type="float">
            <text:p><text:s text:c="3"/>5,664</text:p>
          </table:table-cell>
          <table:table-cell table:style-name="ce24" office:value-type="float" office:value="5237" calcext:value-type="float">
            <text:p><text:s text:c="3"/>5,23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玉里鎮</text:p>
          </table:table-cell>
          <table:table-cell table:style-name="ce18" office:value-type="float" office:value="8864" calcext:value-type="float">
            <text:p><text:s text:c="3"/>8,864</text:p>
          </table:table-cell>
          <table:table-cell table:style-name="ce18" office:value-type="float" office:value="24091" calcext:value-type="float">
            <text:p><text:s text:c="3"/>24,091</text:p>
          </table:table-cell>
          <table:table-cell table:style-name="ce18" office:value-type="float" office:value="12739" calcext:value-type="float">
            <text:p><text:s text:c="3"/>12,739</text:p>
          </table:table-cell>
          <table:table-cell table:style-name="ce24" office:value-type="float" office:value="11352" calcext:value-type="float">
            <text:p><text:s text:c="3"/>11,3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城鄉</text:p>
          </table:table-cell>
          <table:table-cell table:style-name="ce18" office:value-type="float" office:value="7736" calcext:value-type="float">
            <text:p><text:s text:c="3"/>7,736</text:p>
          </table:table-cell>
          <table:table-cell table:style-name="ce18" office:value-type="float" office:value="20143" calcext:value-type="float">
            <text:p><text:s text:c="3"/>20,143</text:p>
          </table:table-cell>
          <table:table-cell table:style-name="ce18" office:value-type="float" office:value="10320" calcext:value-type="float">
            <text:p><text:s text:c="3"/>10,320</text:p>
          </table:table-cell>
          <table:table-cell table:style-name="ce24" office:value-type="float" office:value="9823" calcext:value-type="float">
            <text:p><text:s text:c="3"/>9,8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吉安鄉</text:p>
          </table:table-cell>
          <table:table-cell table:style-name="ce18" office:value-type="float" office:value="32179" calcext:value-type="float">
            <text:p><text:s text:c="3"/>32,179</text:p>
          </table:table-cell>
          <table:table-cell table:style-name="ce18" office:value-type="float" office:value="83314" calcext:value-type="float">
            <text:p><text:s text:c="3"/>83,314</text:p>
          </table:table-cell>
          <table:table-cell table:style-name="ce18" office:value-type="float" office:value="41934" calcext:value-type="float">
            <text:p><text:s text:c="3"/>41,934</text:p>
          </table:table-cell>
          <table:table-cell table:style-name="ce24" office:value-type="float" office:value="41380" calcext:value-type="float">
            <text:p><text:s text:c="3"/>41,38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壽豐鄉</text:p>
          </table:table-cell>
          <table:table-cell table:style-name="ce18" office:value-type="float" office:value="7262" calcext:value-type="float">
            <text:p><text:s text:c="3"/>7,262</text:p>
          </table:table-cell>
          <table:table-cell table:style-name="ce18" office:value-type="float" office:value="18034" calcext:value-type="float">
            <text:p><text:s text:c="3"/>18,034</text:p>
          </table:table-cell>
          <table:table-cell table:style-name="ce18" office:value-type="float" office:value="9542" calcext:value-type="float">
            <text:p><text:s text:c="3"/>9,542</text:p>
          </table:table-cell>
          <table:table-cell table:style-name="ce24" office:value-type="float" office:value="8492" calcext:value-type="float">
            <text:p><text:s text:c="3"/>8,4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光復鄉</text:p>
          </table:table-cell>
          <table:table-cell table:style-name="ce18" office:value-type="float" office:value="5025" calcext:value-type="float">
            <text:p><text:s text:c="3"/>5,025</text:p>
          </table:table-cell>
          <table:table-cell table:style-name="ce18" office:value-type="float" office:value="12844" calcext:value-type="float">
            <text:p><text:s text:c="3"/>12,844</text:p>
          </table:table-cell>
          <table:table-cell table:style-name="ce18" office:value-type="float" office:value="6817" calcext:value-type="float">
            <text:p><text:s text:c="3"/>6,817</text:p>
          </table:table-cell>
          <table:table-cell table:style-name="ce24" office:value-type="float" office:value="6027" calcext:value-type="float">
            <text:p><text:s text:c="3"/>6,0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豐濱鄉</text:p>
          </table:table-cell>
          <table:table-cell table:style-name="ce18" office:value-type="float" office:value="1726" calcext:value-type="float">
            <text:p><text:s text:c="3"/>1,726</text:p>
          </table:table-cell>
          <table:table-cell table:style-name="ce18" office:value-type="float" office:value="4815" calcext:value-type="float">
            <text:p><text:s text:c="3"/>4,815</text:p>
          </table:table-cell>
          <table:table-cell table:style-name="ce18" office:value-type="float" office:value="2664" calcext:value-type="float">
            <text:p><text:s text:c="3"/>2,664</text:p>
          </table:table-cell>
          <table:table-cell table:style-name="ce24" office:value-type="float" office:value="2151" calcext:value-type="float">
            <text:p><text:s text:c="3"/>2,15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瑞穗鄉</text:p>
          </table:table-cell>
          <table:table-cell table:style-name="ce18" office:value-type="float" office:value="4776" calcext:value-type="float">
            <text:p><text:s text:c="3"/>4,776</text:p>
          </table:table-cell>
          <table:table-cell table:style-name="ce18" office:value-type="float" office:value="11735" calcext:value-type="float">
            <text:p><text:s text:c="3"/>11,735</text:p>
          </table:table-cell>
          <table:table-cell table:style-name="ce18" office:value-type="float" office:value="6344" calcext:value-type="float">
            <text:p><text:s text:c="3"/>6,344</text:p>
          </table:table-cell>
          <table:table-cell table:style-name="ce24" office:value-type="float" office:value="5391" calcext:value-type="float">
            <text:p><text:s text:c="3"/>5,3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富里鄉</text:p>
          </table:table-cell>
          <table:table-cell table:style-name="ce18" office:value-type="float" office:value="4043" calcext:value-type="float">
            <text:p><text:s text:c="3"/>4,043</text:p>
          </table:table-cell>
          <table:table-cell table:style-name="ce18" office:value-type="float" office:value="10340" calcext:value-type="float">
            <text:p><text:s text:c="3"/>10,340</text:p>
          </table:table-cell>
          <table:table-cell table:style-name="ce18" office:value-type="float" office:value="5611" calcext:value-type="float">
            <text:p><text:s text:c="3"/>5,611</text:p>
          </table:table-cell>
          <table:table-cell table:style-name="ce24" office:value-type="float" office:value="4729" calcext:value-type="float">
            <text:p><text:s text:c="3"/>4,72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秀林鄉</text:p>
          </table:table-cell>
          <table:table-cell table:style-name="ce18" office:value-type="float" office:value="4839" calcext:value-type="float">
            <text:p><text:s text:c="3"/>4,839</text:p>
          </table:table-cell>
          <table:table-cell table:style-name="ce18" office:value-type="float" office:value="15913" calcext:value-type="float">
            <text:p><text:s text:c="3"/>15,913</text:p>
          </table:table-cell>
          <table:table-cell table:style-name="ce18" office:value-type="float" office:value="8161" calcext:value-type="float">
            <text:p><text:s text:c="3"/>8,161</text:p>
          </table:table-cell>
          <table:table-cell table:style-name="ce24" office:value-type="float" office:value="7752" calcext:value-type="float">
            <text:p><text:s text:c="3"/>7,7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萬榮鄉</text:p>
          </table:table-cell>
          <table:table-cell table:style-name="ce18" office:value-type="float" office:value="2110" calcext:value-type="float">
            <text:p><text:s text:c="3"/>2,110</text:p>
          </table:table-cell>
          <table:table-cell table:style-name="ce18" office:value-type="float" office:value="6450" calcext:value-type="float">
            <text:p><text:s text:c="3"/>6,450</text:p>
          </table:table-cell>
          <table:table-cell table:style-name="ce18" office:value-type="float" office:value="3390" calcext:value-type="float">
            <text:p><text:s text:c="3"/>3,390</text:p>
          </table:table-cell>
          <table:table-cell table:style-name="ce24" office:value-type="float" office:value="3060" calcext:value-type="float">
            <text:p><text:s text:c="3"/>3,06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卓溪鄉</text:p>
          </table:table-cell>
          <table:table-cell table:style-name="ce19" office:value-type="float" office:value="1694" calcext:value-type="float">
            <text:p><text:s text:c="3"/>1,694</text:p>
          </table:table-cell>
          <table:table-cell table:style-name="ce19" office:value-type="float" office:value="6103" calcext:value-type="float">
            <text:p><text:s text:c="3"/>6,103</text:p>
          </table:table-cell>
          <table:table-cell table:style-name="ce19" office:value-type="float" office:value="3350" calcext:value-type="float">
            <text:p><text:s text:c="3"/>3,350</text:p>
          </table:table-cell>
          <table:table-cell table:style-name="ce25" office:value-type="float" office:value="2753" calcext:value-type="float">
            <text:p><text:s text:c="3"/>2,753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9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澎湖縣</text:p>
          </table:table-cell>
          <table:table-cell table:style-name="ce17" office:value-type="float" office:value="40444" calcext:value-type="float">
            <text:p><text:s text:c="3"/>40,444</text:p>
          </table:table-cell>
          <table:table-cell table:style-name="ce17" office:value-type="float" office:value="104392" calcext:value-type="float">
            <text:p><text:s text:c="3"/>104,392</text:p>
          </table:table-cell>
          <table:table-cell table:style-name="ce17" office:value-type="float" office:value="53766" calcext:value-type="float">
            <text:p><text:s text:c="3"/>53,766</text:p>
          </table:table-cell>
          <table:table-cell table:style-name="ce23" office:value-type="float" office:value="50626" calcext:value-type="float">
            <text:p><text:s text:c="3"/>50,62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馬公市</text:p>
          </table:table-cell>
          <table:table-cell table:style-name="ce18" office:value-type="float" office:value="24877" calcext:value-type="float">
            <text:p><text:s text:c="3"/>24,877</text:p>
          </table:table-cell>
          <table:table-cell table:style-name="ce18" office:value-type="float" office:value="62527" calcext:value-type="float">
            <text:p><text:s text:c="3"/>62,527</text:p>
          </table:table-cell>
          <table:table-cell table:style-name="ce18" office:value-type="float" office:value="31797" calcext:value-type="float">
            <text:p><text:s text:c="3"/>31,797</text:p>
          </table:table-cell>
          <table:table-cell table:style-name="ce24" office:value-type="float" office:value="30730" calcext:value-type="float">
            <text:p><text:s text:c="3"/>30,7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湖西鄉</text:p>
          </table:table-cell>
          <table:table-cell table:style-name="ce18" office:value-type="float" office:value="5666" calcext:value-type="float">
            <text:p><text:s text:c="3"/>5,666</text:p>
          </table:table-cell>
          <table:table-cell table:style-name="ce18" office:value-type="float" office:value="14517" calcext:value-type="float">
            <text:p><text:s text:c="3"/>14,517</text:p>
          </table:table-cell>
          <table:table-cell table:style-name="ce18" office:value-type="float" office:value="7663" calcext:value-type="float">
            <text:p><text:s text:c="3"/>7,663</text:p>
          </table:table-cell>
          <table:table-cell table:style-name="ce24" office:value-type="float" office:value="6854" calcext:value-type="float">
            <text:p><text:s text:c="3"/>6,85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白沙鄉</text:p>
          </table:table-cell>
          <table:table-cell table:style-name="ce18" office:value-type="float" office:value="3442" calcext:value-type="float">
            <text:p><text:s text:c="3"/>3,442</text:p>
          </table:table-cell>
          <table:table-cell table:style-name="ce18" office:value-type="float" office:value="9839" calcext:value-type="float">
            <text:p><text:s text:c="3"/>9,839</text:p>
          </table:table-cell>
          <table:table-cell table:style-name="ce18" office:value-type="float" office:value="5145" calcext:value-type="float">
            <text:p><text:s text:c="3"/>5,145</text:p>
          </table:table-cell>
          <table:table-cell table:style-name="ce24" office:value-type="float" office:value="4694" calcext:value-type="float">
            <text:p><text:s text:c="3"/>4,69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嶼鄉</text:p>
          </table:table-cell>
          <table:table-cell table:style-name="ce18" office:value-type="float" office:value="3042" calcext:value-type="float">
            <text:p><text:s text:c="3"/>3,042</text:p>
          </table:table-cell>
          <table:table-cell table:style-name="ce18" office:value-type="float" office:value="8405" calcext:value-type="float">
            <text:p><text:s text:c="3"/>8,405</text:p>
          </table:table-cell>
          <table:table-cell table:style-name="ce18" office:value-type="float" office:value="4331" calcext:value-type="float">
            <text:p><text:s text:c="3"/>4,331</text:p>
          </table:table-cell>
          <table:table-cell table:style-name="ce24" office:value-type="float" office:value="4074" calcext:value-type="float">
            <text:p><text:s text:c="3"/>4,0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望安鄉</text:p>
          </table:table-cell>
          <table:table-cell table:style-name="ce18" office:value-type="float" office:value="2031" calcext:value-type="float">
            <text:p><text:s text:c="3"/>2,031</text:p>
          </table:table-cell>
          <table:table-cell table:style-name="ce18" office:value-type="float" office:value="5237" calcext:value-type="float">
            <text:p><text:s text:c="3"/>5,237</text:p>
          </table:table-cell>
          <table:table-cell table:style-name="ce18" office:value-type="float" office:value="2831" calcext:value-type="float">
            <text:p><text:s text:c="3"/>2,831</text:p>
          </table:table-cell>
          <table:table-cell table:style-name="ce24" office:value-type="float" office:value="2406" calcext:value-type="float">
            <text:p><text:s text:c="3"/>2,40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七美鄉</text:p>
          </table:table-cell>
          <table:table-cell table:style-name="ce19" office:value-type="float" office:value="1386" calcext:value-type="float">
            <text:p><text:s text:c="3"/>1,386</text:p>
          </table:table-cell>
          <table:table-cell table:style-name="ce19" office:value-type="float" office:value="3867" calcext:value-type="float">
            <text:p><text:s text:c="3"/>3,867</text:p>
          </table:table-cell>
          <table:table-cell table:style-name="ce19" office:value-type="float" office:value="1999" calcext:value-type="float">
            <text:p><text:s text:c="3"/>1,999</text:p>
          </table:table-cell>
          <table:table-cell table:style-name="ce25" office:value-type="float" office:value="1868" calcext:value-type="float">
            <text:p><text:s text:c="3"/>1,868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9月底</text:p>
          </table:table-cell>
          <table:table-cell table:style-name="ce4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基隆市</text:p>
          </table:table-cell>
          <table:table-cell table:style-name="ce17" office:value-type="float" office:value="153685" calcext:value-type="float">
            <text:p><text:s text:c="3"/>153,685</text:p>
          </table:table-cell>
          <table:table-cell table:style-name="ce17" office:value-type="float" office:value="370368" calcext:value-type="float">
            <text:p><text:s text:c="3"/>370,368</text:p>
          </table:table-cell>
          <table:table-cell table:style-name="ce17" office:value-type="float" office:value="185140" calcext:value-type="float">
            <text:p><text:s text:c="3"/>185,140</text:p>
          </table:table-cell>
          <table:table-cell table:style-name="ce23" office:value-type="float" office:value="185228" calcext:value-type="float">
            <text:p><text:s text:c="3"/>185,2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正區</text:p>
          </table:table-cell>
          <table:table-cell table:style-name="ce18" office:value-type="float" office:value="22699" calcext:value-type="float">
            <text:p><text:s text:c="3"/>22,699</text:p>
          </table:table-cell>
          <table:table-cell table:style-name="ce18" office:value-type="float" office:value="51734" calcext:value-type="float">
            <text:p><text:s text:c="3"/>51,734</text:p>
          </table:table-cell>
          <table:table-cell table:style-name="ce18" office:value-type="float" office:value="26384" calcext:value-type="float">
            <text:p><text:s text:c="3"/>26,384</text:p>
          </table:table-cell>
          <table:table-cell table:style-name="ce24" office:value-type="float" office:value="25350" calcext:value-type="float">
            <text:p><text:s text:c="3"/>25,3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七堵區</text:p>
          </table:table-cell>
          <table:table-cell table:style-name="ce18" office:value-type="float" office:value="21597" calcext:value-type="float">
            <text:p><text:s text:c="3"/>21,597</text:p>
          </table:table-cell>
          <table:table-cell table:style-name="ce18" office:value-type="float" office:value="53842" calcext:value-type="float">
            <text:p><text:s text:c="3"/>53,842</text:p>
          </table:table-cell>
          <table:table-cell table:style-name="ce18" office:value-type="float" office:value="27040" calcext:value-type="float">
            <text:p><text:s text:c="3"/>27,040</text:p>
          </table:table-cell>
          <table:table-cell table:style-name="ce24" office:value-type="float" office:value="26802" calcext:value-type="float">
            <text:p><text:s text:c="3"/>26,8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暖暖區</text:p>
          </table:table-cell>
          <table:table-cell table:style-name="ce18" office:value-type="float" office:value="15716" calcext:value-type="float">
            <text:p><text:s text:c="3"/>15,716</text:p>
          </table:table-cell>
          <table:table-cell table:style-name="ce18" office:value-type="float" office:value="38630" calcext:value-type="float">
            <text:p><text:s text:c="3"/>38,630</text:p>
          </table:table-cell>
          <table:table-cell table:style-name="ce18" office:value-type="float" office:value="19345" calcext:value-type="float">
            <text:p><text:s text:c="3"/>19,345</text:p>
          </table:table-cell>
          <table:table-cell table:style-name="ce24" office:value-type="float" office:value="19285" calcext:value-type="float">
            <text:p><text:s text:c="3"/>19,28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仁愛區</text:p>
          </table:table-cell>
          <table:table-cell table:style-name="ce18" office:value-type="float" office:value="19144" calcext:value-type="float">
            <text:p><text:s text:c="3"/>19,144</text:p>
          </table:table-cell>
          <table:table-cell table:style-name="ce18" office:value-type="float" office:value="43970" calcext:value-type="float">
            <text:p><text:s text:c="3"/>43,970</text:p>
          </table:table-cell>
          <table:table-cell table:style-name="ce18" office:value-type="float" office:value="21756" calcext:value-type="float">
            <text:p><text:s text:c="3"/>21,756</text:p>
          </table:table-cell>
          <table:table-cell table:style-name="ce24" office:value-type="float" office:value="22214" calcext:value-type="float">
            <text:p><text:s text:c="3"/>22,2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山區</text:p>
          </table:table-cell>
          <table:table-cell table:style-name="ce18" office:value-type="float" office:value="19289" calcext:value-type="float">
            <text:p><text:s text:c="3"/>19,289</text:p>
          </table:table-cell>
          <table:table-cell table:style-name="ce18" office:value-type="float" office:value="47460" calcext:value-type="float">
            <text:p><text:s text:c="3"/>47,460</text:p>
          </table:table-cell>
          <table:table-cell table:style-name="ce18" office:value-type="float" office:value="24047" calcext:value-type="float">
            <text:p><text:s text:c="3"/>24,047</text:p>
          </table:table-cell>
          <table:table-cell table:style-name="ce24" office:value-type="float" office:value="23413" calcext:value-type="float">
            <text:p><text:s text:c="3"/>23,41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樂區</text:p>
          </table:table-cell>
          <table:table-cell table:style-name="ce18" office:value-type="float" office:value="33611" calcext:value-type="float">
            <text:p><text:s text:c="3"/>33,611</text:p>
          </table:table-cell>
          <table:table-cell table:style-name="ce18" office:value-type="float" office:value="82269" calcext:value-type="float">
            <text:p><text:s text:c="3"/>82,269</text:p>
          </table:table-cell>
          <table:table-cell table:style-name="ce18" office:value-type="float" office:value="40708" calcext:value-type="float">
            <text:p><text:s text:c="3"/>40,708</text:p>
          </table:table-cell>
          <table:table-cell table:style-name="ce24" office:value-type="float" office:value="41561" calcext:value-type="float">
            <text:p><text:s text:c="3"/>41,56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信義區</text:p>
          </table:table-cell>
          <table:table-cell table:style-name="ce19" office:value-type="float" office:value="21629" calcext:value-type="float">
            <text:p><text:s text:c="3"/>21,629</text:p>
          </table:table-cell>
          <table:table-cell table:style-name="ce19" office:value-type="float" office:value="52463" calcext:value-type="float">
            <text:p><text:s text:c="3"/>52,463</text:p>
          </table:table-cell>
          <table:table-cell table:style-name="ce19" office:value-type="float" office:value="25860" calcext:value-type="float">
            <text:p><text:s text:c="3"/>25,860</text:p>
          </table:table-cell>
          <table:table-cell table:style-name="ce25" office:value-type="float" office:value="26603" calcext:value-type="float">
            <text:p><text:s text:c="3"/>26,603</text:p>
          </table:table-cell>
          <table:table-cell table:number-columns-repeated="1019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9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竹市</text:p>
          </table:table-cell>
          <table:table-cell table:style-name="ce17" office:value-type="float" office:value="165221" calcext:value-type="float">
            <text:p><text:s text:c="3"/>165,221</text:p>
          </table:table-cell>
          <table:table-cell table:style-name="ce17" office:value-type="float" office:value="444406" calcext:value-type="float">
            <text:p><text:s text:c="3"/>444,406</text:p>
          </table:table-cell>
          <table:table-cell table:style-name="ce17" office:value-type="float" office:value="219235" calcext:value-type="float">
            <text:p><text:s text:c="3"/>219,235</text:p>
          </table:table-cell>
          <table:table-cell table:style-name="ce23" office:value-type="float" office:value="225171" calcext:value-type="float">
            <text:p><text:s text:c="3"/>225,1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80478" calcext:value-type="float">
            <text:p><text:s text:c="3"/>80,478</text:p>
          </table:table-cell>
          <table:table-cell table:style-name="ce18" office:value-type="float" office:value="214812" calcext:value-type="float">
            <text:p><text:s text:c="3"/>214,812</text:p>
          </table:table-cell>
          <table:table-cell table:style-name="ce18" office:value-type="float" office:value="105629" calcext:value-type="float">
            <text:p><text:s text:c="3"/>105,629</text:p>
          </table:table-cell>
          <table:table-cell table:style-name="ce24" office:value-type="float" office:value="109183" calcext:value-type="float">
            <text:p><text:s text:c="3"/>109,18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　區</text:p>
          </table:table-cell>
          <table:table-cell table:style-name="ce18" office:value-type="float" office:value="57237" calcext:value-type="float">
            <text:p><text:s text:c="3"/>57,237</text:p>
          </table:table-cell>
          <table:table-cell table:style-name="ce18" office:value-type="float" office:value="151344" calcext:value-type="float">
            <text:p><text:s text:c="3"/>151,344</text:p>
          </table:table-cell>
          <table:table-cell table:style-name="ce18" office:value-type="float" office:value="73885" calcext:value-type="float">
            <text:p><text:s text:c="3"/>73,885</text:p>
          </table:table-cell>
          <table:table-cell table:style-name="ce24" office:value-type="float" office:value="77459" calcext:value-type="float">
            <text:p><text:s text:c="3"/>77,45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香山區</text:p>
          </table:table-cell>
          <table:table-cell table:style-name="ce19" office:value-type="float" office:value="27506" calcext:value-type="float">
            <text:p><text:s text:c="3"/>27,506</text:p>
          </table:table-cell>
          <table:table-cell table:style-name="ce19" office:value-type="float" office:value="78250" calcext:value-type="float">
            <text:p><text:s text:c="3"/>78,250</text:p>
          </table:table-cell>
          <table:table-cell table:style-name="ce19" office:value-type="float" office:value="39721" calcext:value-type="float">
            <text:p><text:s text:c="3"/>39,721</text:p>
          </table:table-cell>
          <table:table-cell table:style-name="ce25" office:value-type="float" office:value="38529" calcext:value-type="float">
            <text:p><text:s text:c="3"/>38,529</text:p>
          </table:table-cell>
          <table:table-cell table:number-columns-repeated="1019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9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嘉義市</text:p>
          </table:table-cell>
          <table:table-cell table:style-name="ce17" office:value-type="float" office:value="99979" calcext:value-type="float">
            <text:p><text:s text:c="3"/>99,979</text:p>
          </table:table-cell>
          <table:table-cell table:style-name="ce17" office:value-type="float" office:value="268699" calcext:value-type="float">
            <text:p><text:s text:c="3"/>268,699</text:p>
          </table:table-cell>
          <table:table-cell table:style-name="ce17" office:value-type="float" office:value="130464" calcext:value-type="float">
            <text:p><text:s text:c="3"/>130,464</text:p>
          </table:table-cell>
          <table:table-cell table:style-name="ce23" office:value-type="float" office:value="138235" calcext:value-type="float">
            <text:p><text:s text:c="3"/>138,23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45533" calcext:value-type="float">
            <text:p><text:s text:c="3"/>45,533</text:p>
          </table:table-cell>
          <table:table-cell table:style-name="ce18" office:value-type="float" office:value="121314" calcext:value-type="float">
            <text:p><text:s text:c="3"/>121,314</text:p>
          </table:table-cell>
          <table:table-cell table:style-name="ce18" office:value-type="float" office:value="58345" calcext:value-type="float">
            <text:p><text:s text:c="3"/>58,345</text:p>
          </table:table-cell>
          <table:table-cell table:style-name="ce24" office:value-type="float" office:value="62969" calcext:value-type="float">
            <text:p><text:s text:c="3"/>62,96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　區</text:p>
          </table:table-cell>
          <table:table-cell table:style-name="ce19" office:value-type="float" office:value="54446" calcext:value-type="float">
            <text:p><text:s text:c="3"/>54,446</text:p>
          </table:table-cell>
          <table:table-cell table:style-name="ce19" office:value-type="float" office:value="147385" calcext:value-type="float">
            <text:p><text:s text:c="3"/>147,385</text:p>
          </table:table-cell>
          <table:table-cell table:style-name="ce19" office:value-type="float" office:value="72119" calcext:value-type="float">
            <text:p><text:s text:c="3"/>72,119</text:p>
          </table:table-cell>
          <table:table-cell table:style-name="ce25" office:value-type="float" office:value="75266" calcext:value-type="float">
            <text:p><text:s text:c="3"/>75,266</text:p>
          </table:table-cell>
          <table:table-cell table:number-columns-repeated="1019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9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2" table:default-cell-style-name="ce9"/>
        <table:table-column table:style-name="co3" table:number-columns-repeated="995" table:default-cell-style-name="Default"/>
        <table:table-row table:style-name="ro1">
          <table:table-cell table:style-name="ce1" office:value-type="string" calcext:value-type="string">
            <text:p>107年9月底</text:p>
          </table:table-cell>
          <table:table-cell table:number-columns-repeated="23"/>
          <table:table-cell table:style-name="ce43"/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9"/>
          <table:table-cell table:style-name="ce44" table:number-columns-spanned="1" table:number-rows-spanned="2"/>
          <table:table-cell table:style-name="ce47" table:number-columns-spanned="1" table:number-rows-spanned="2"/>
          <table:table-cell table:style-name="ce47" table:number-columns-spanned="3" table:number-rows-spanned="1"/>
          <table:covered-table-cell table:number-columns-repeated="2" table:style-name="ce47"/>
          <table:table-cell table:number-columns-repeated="995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9"/>
          <table:covered-table-cell table:number-columns-repeated="2" table:style-name="ce44"/>
          <table:table-cell table:style-name="ce47" table:number-columns-repeated="3"/>
          <table:table-cell table:number-columns-repeated="995"/>
        </table:table-row>
        <table:table-row table:style-name="ro4">
          <table:table-cell table:style-name="ce27" office:value-type="string" calcext:value-type="string">
            <text:p>金門縣</text:p>
          </table:table-cell>
          <table:table-cell table:style-name="ce17" office:value-type="float" office:value="40442" calcext:value-type="float">
            <text:p><text:s text:c="3"/>40,442</text:p>
          </table:table-cell>
          <table:table-cell table:style-name="ce17" office:value-type="float" office:value="138724" calcext:value-type="float">
            <text:p><text:s text:c="3"/>138,724</text:p>
          </table:table-cell>
          <table:table-cell table:style-name="ce17" office:value-type="float" office:value="69248" calcext:value-type="float">
            <text:p><text:s text:c="3"/>69,248</text:p>
          </table:table-cell>
          <table:table-cell table:style-name="ce23" office:value-type="float" office:value="69476" calcext:value-type="float">
            <text:p><text:s text:c="3"/>69,476</text:p>
          </table:table-cell>
          <table:table-cell table:number-columns-repeated="19"/>
          <table:table-cell table:style-name="ce45"/>
          <table:table-cell table:style-name="ce48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城鎮</text:p>
          </table:table-cell>
          <table:table-cell table:style-name="ce18" office:value-type="float" office:value="12977" calcext:value-type="float">
            <text:p><text:s text:c="3"/>12,977</text:p>
          </table:table-cell>
          <table:table-cell table:style-name="ce18" office:value-type="float" office:value="43287" calcext:value-type="float">
            <text:p><text:s text:c="3"/>43,287</text:p>
          </table:table-cell>
          <table:table-cell table:style-name="ce18" office:value-type="float" office:value="21561" calcext:value-type="float">
            <text:p><text:s text:c="3"/>21,561</text:p>
          </table:table-cell>
          <table:table-cell table:style-name="ce24" office:value-type="float" office:value="21726" calcext:value-type="float">
            <text:p><text:s text:c="3"/>21,726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湖鎮</text:p>
          </table:table-cell>
          <table:table-cell table:style-name="ce18" office:value-type="float" office:value="9011" calcext:value-type="float">
            <text:p><text:s text:c="3"/>9,011</text:p>
          </table:table-cell>
          <table:table-cell table:style-name="ce18" office:value-type="float" office:value="29623" calcext:value-type="float">
            <text:p><text:s text:c="3"/>29,623</text:p>
          </table:table-cell>
          <table:table-cell table:style-name="ce18" office:value-type="float" office:value="14847" calcext:value-type="float">
            <text:p><text:s text:c="3"/>14,847</text:p>
          </table:table-cell>
          <table:table-cell table:style-name="ce24" office:value-type="float" office:value="14776" calcext:value-type="float">
            <text:p><text:s text:c="3"/>14,776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沙鎮</text:p>
          </table:table-cell>
          <table:table-cell table:style-name="ce18" office:value-type="float" office:value="6348" calcext:value-type="float">
            <text:p><text:s text:c="3"/>6,348</text:p>
          </table:table-cell>
          <table:table-cell table:style-name="ce18" office:value-type="float" office:value="20732" calcext:value-type="float">
            <text:p><text:s text:c="3"/>20,732</text:p>
          </table:table-cell>
          <table:table-cell table:style-name="ce18" office:value-type="float" office:value="10254" calcext:value-type="float">
            <text:p><text:s text:c="3"/>10,254</text:p>
          </table:table-cell>
          <table:table-cell table:style-name="ce24" office:value-type="float" office:value="10478" calcext:value-type="float">
            <text:p><text:s text:c="3"/>10,478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寧鄉</text:p>
          </table:table-cell>
          <table:table-cell table:style-name="ce18" office:value-type="float" office:value="8791" calcext:value-type="float">
            <text:p><text:s text:c="3"/>8,791</text:p>
          </table:table-cell>
          <table:table-cell table:style-name="ce18" office:value-type="float" office:value="31550" calcext:value-type="float">
            <text:p><text:s text:c="3"/>31,550</text:p>
          </table:table-cell>
          <table:table-cell table:style-name="ce18" office:value-type="float" office:value="15905" calcext:value-type="float">
            <text:p><text:s text:c="3"/>15,905</text:p>
          </table:table-cell>
          <table:table-cell table:style-name="ce24" office:value-type="float" office:value="15645" calcext:value-type="float">
            <text:p><text:s text:c="3"/>15,645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烈嶼鄉</text:p>
          </table:table-cell>
          <table:table-cell table:style-name="ce18" office:value-type="float" office:value="3180" calcext:value-type="float">
            <text:p><text:s text:c="3"/>3,180</text:p>
          </table:table-cell>
          <table:table-cell table:style-name="ce18" office:value-type="float" office:value="12848" calcext:value-type="float">
            <text:p><text:s text:c="3"/>12,848</text:p>
          </table:table-cell>
          <table:table-cell table:style-name="ce18" office:value-type="float" office:value="6334" calcext:value-type="float">
            <text:p><text:s text:c="3"/>6,334</text:p>
          </table:table-cell>
          <table:table-cell table:style-name="ce24" office:value-type="float" office:value="6514" calcext:value-type="float">
            <text:p><text:s text:c="3"/>6,514</text:p>
          </table:table-cell>
          <table:table-cell table:number-columns-repeated="19"/>
          <table:table-cell table:style-name="ce46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烏坵鄉</text:p>
          </table:table-cell>
          <table:table-cell table:style-name="ce19" office:value-type="float" office:value="135" calcext:value-type="float">
            <text:p><text:s text:c="3"/>135</text:p>
          </table:table-cell>
          <table:table-cell table:style-name="ce19" office:value-type="float" office:value="684" calcext:value-type="float">
            <text:p><text:s text:c="3"/>684</text:p>
          </table:table-cell>
          <table:table-cell table:style-name="ce19" office:value-type="float" office:value="347" calcext:value-type="float">
            <text:p><text:s text:c="3"/>347</text:p>
          </table:table-cell>
          <table:table-cell table:style-name="ce25" office:value-type="float" office:value="337" calcext:value-type="float">
            <text:p><text:s text:c="3"/>337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9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連江縣</text:p>
          </table:table-cell>
          <table:table-cell table:style-name="ce17" office:value-type="float" office:value="3021" calcext:value-type="float">
            <text:p><text:s text:c="3"/>3,021</text:p>
          </table:table-cell>
          <table:table-cell table:style-name="ce17" office:value-type="float" office:value="13058" calcext:value-type="float">
            <text:p><text:s text:c="3"/>13,058</text:p>
          </table:table-cell>
          <table:table-cell table:style-name="ce17" office:value-type="float" office:value="7462" calcext:value-type="float">
            <text:p><text:s text:c="3"/>7,462</text:p>
          </table:table-cell>
          <table:table-cell table:style-name="ce23" office:value-type="float" office:value="5596" calcext:value-type="float">
            <text:p><text:s text:c="3"/>5,5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竿鄉</text:p>
          </table:table-cell>
          <table:table-cell table:style-name="ce18" office:value-type="float" office:value="1757" calcext:value-type="float">
            <text:p><text:s text:c="3"/>1,757</text:p>
          </table:table-cell>
          <table:table-cell table:style-name="ce18" office:value-type="float" office:value="7654" calcext:value-type="float">
            <text:p><text:s text:c="3"/>7,654</text:p>
          </table:table-cell>
          <table:table-cell table:style-name="ce18" office:value-type="float" office:value="4309" calcext:value-type="float">
            <text:p><text:s text:c="3"/>4,309</text:p>
          </table:table-cell>
          <table:table-cell table:style-name="ce24" office:value-type="float" office:value="3345" calcext:value-type="float">
            <text:p><text:s text:c="3"/>3,3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竿鄉</text:p>
          </table:table-cell>
          <table:table-cell table:style-name="ce18" office:value-type="float" office:value="632" calcext:value-type="float">
            <text:p><text:s text:c="3"/>632</text:p>
          </table:table-cell>
          <table:table-cell table:style-name="ce18" office:value-type="float" office:value="2422" calcext:value-type="float">
            <text:p><text:s text:c="3"/>2,422</text:p>
          </table:table-cell>
          <table:table-cell table:style-name="ce18" office:value-type="float" office:value="1354" calcext:value-type="float">
            <text:p><text:s text:c="3"/>1,354</text:p>
          </table:table-cell>
          <table:table-cell table:style-name="ce24" office:value-type="float" office:value="1068" calcext:value-type="float">
            <text:p><text:s text:c="3"/>1,0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莒光鄉</text:p>
          </table:table-cell>
          <table:table-cell table:style-name="ce18" office:value-type="float" office:value="295" calcext:value-type="float">
            <text:p><text:s text:c="3"/>295</text:p>
          </table:table-cell>
          <table:table-cell table:style-name="ce18" office:value-type="float" office:value="1632" calcext:value-type="float">
            <text:p><text:s text:c="3"/>1,632</text:p>
          </table:table-cell>
          <table:table-cell table:style-name="ce18" office:value-type="float" office:value="996" calcext:value-type="float">
            <text:p><text:s text:c="3"/>996</text:p>
          </table:table-cell>
          <table:table-cell table:style-name="ce24" office:value-type="float" office:value="636" calcext:value-type="float">
            <text:p><text:s text:c="3"/>63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引鄉</text:p>
          </table:table-cell>
          <table:table-cell table:style-name="ce19" office:value-type="float" office:value="337" calcext:value-type="float">
            <text:p><text:s text:c="3"/>337</text:p>
          </table:table-cell>
          <table:table-cell table:style-name="ce19" office:value-type="float" office:value="1350" calcext:value-type="float">
            <text:p><text:s text:c="3"/>1,350</text:p>
          </table:table-cell>
          <table:table-cell table:style-name="ce19" office:value-type="float" office:value="803" calcext:value-type="float">
            <text:p><text:s text:c="3"/>803</text:p>
          </table:table-cell>
          <table:table-cell table:style-name="ce25" office:value-type="float" office:value="547" calcext:value-type="float">
            <text:p><text:s text:c="3"/>547</text:p>
          </table:table-cell>
          <table:table-cell table:number-columns-repeated="1019"/>
        </table:table-row>
        <table:table-row table:style-name="ro7" table:number-rows-repeated="104856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Y140825</dc:creator>
    <dc:date>2017-09-26T16:25:01</dc:date>
    <meta:document-statistic meta:table-count="23" meta:cell-count="2238" meta:object-count="0"/>
    <meta:generator>LibreOffice/5.0.6.2$Linux_X86_64 LibreOffice_project/00$Build-2</meta:generator>
  </office:meta>
</office:document-meta>
</file>